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1.4382in"/>
    </style:style>
    <style:style style:name="co3" style:family="table-column">
      <style:table-column-properties fo:break-before="auto" style:column-width="4.3929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2.0272in"/>
    </style:style>
    <style:style style:name="co6" style:family="table-column">
      <style:table-column-properties fo:break-before="auto" style:column-width="1.7209in"/>
    </style:style>
    <style:style style:name="co7" style:family="table-column">
      <style:table-column-properties fo:break-before="auto" style:column-width="2.2047in"/>
    </style:style>
    <style:style style:name="co8" style:family="table-column">
      <style:table-column-properties fo:break-before="auto" style:column-width="2.3827in"/>
    </style:style>
    <style:style style:name="co9" style:family="table-column">
      <style:table-column-properties fo:break-before="auto" style:column-width="1.3299in"/>
    </style:style>
    <style:style style:name="co10" style:family="table-column">
      <style:table-column-properties fo:break-before="auto" style:column-width="1.1909in"/>
    </style:style>
    <style:style style:name="co11" style:family="table-column">
      <style:table-column-properties fo:break-before="auto" style:column-width="1.8228in"/>
    </style:style>
    <style:style style:name="co12" style:family="table-column">
      <style:table-column-properties fo:break-before="auto" style:column-width="1.507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7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Done&quot;" style:apply-style-name="Good" style:base-cell-address="Sheet1.F1"/>
      <style:map style:condition="cell-content()=&quot;Broken link to .csv file on Django server&quot;" style:apply-style-name="Accent_20_3" style:base-cell-address="Sheet1.F1"/>
      <style:map style:condition="cell-content()=&quot;Skip&quot;" style:apply-style-name="Accent_20_3" style:base-cell-address="Sheet1.F1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Done&quot;" style:apply-style-name="Good" style:base-cell-address="Sheet1.F1"/>
      <style:map style:condition="cell-content()=&quot;Broken link to .csv file on Django server&quot;" style:apply-style-name="Accent_20_3" style:base-cell-address="Sheet1.F1"/>
      <style:map style:condition="cell-content()=&quot;Skip&quot;" style:apply-style-name="Accent_20_3" style:base-cell-address="Sheet1.F1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Done&quot;" style:apply-style-name="Good" style:base-cell-address="Sheet1.F1"/>
      <style:map style:condition="cell-content()=&quot;Broken link to .csv file on Django server&quot;" style:apply-style-name="Accent_20_3" style:base-cell-address="Sheet1.F1"/>
      <style:map style:condition="cell-content()=&quot;Skip&quot;" style:apply-style-name="Accent_20_3" style:base-cell-address="Sheet1.F1"/>
    </style:style>
    <style:style style:name="ce14" style:family="table-cell" style:parent-style-name="Default">
      <style:map style:condition="cell-content()=&quot;Done&quot;" style:apply-style-name="Good" style:base-cell-address="Sheet1.F1"/>
      <style:map style:condition="cell-content()=&quot;Broken link to .csv file on Django server&quot;" style:apply-style-name="Accent_20_3" style:base-cell-address="Sheet1.F1"/>
      <style:map style:condition="cell-content()=&quot;Skip&quot;" style:apply-style-name="Accent_20_3" style:base-cell-address="Sheet1.F1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52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Brand</text:p>
          </table:table-cell>
          <table:table-cell table:style-name="ce7" office:value-type="string" calcext:value-type="string">
            <text:p>File name</text:p>
          </table:table-cell>
          <table:table-cell table:style-name="ce7" office:value-type="string" calcext:value-type="string">
            <text:p>Total products</text:p>
          </table:table-cell>
          <table:table-cell table:style-name="ce7" office:value-type="string" calcext:value-type="string">
            <text:p>Uploaded at</text:p>
          </table:table-cell>
          <table:table-cell table:style-name="ce11" office:value-type="string" calcext:value-type="string">
            <text:p>Status</text:p>
          </table:table-cell>
          <table:table-cell table:style-name="ce7" office:value-type="string" calcext:value-type="string">
            <text:p>Issue type (Manual check)</text:p>
          </table:table-cell>
          <table:table-cell table:style-name="ce7" office:value-type="string" calcext:value-type="string">
            <text:p>Issue type (Automatic check)</text:p>
          </table:table-cell>
          <table:table-cell table:style-name="ce7" office:value-type="string" calcext:value-type="string">
            <text:p>Monday task</text:p>
          </table:table-cell>
          <table:table-cell table:style-name="ce7" office:value-type="string" calcext:value-type="string">
            <text:p>Django URL</text:p>
          </table:table-cell>
          <table:table-cell table:style-name="ce7" office:value-type="string" calcext:value-type="string">
            <text:p>Note</text:p>
          </table:table-cell>
          <table:table-cell table:style-name="ce7" office:value-type="string" calcext:value-type="string">
            <text:p>File on Slack</text:p>
          </table:table-cell>
          <table:table-cell table:style-name="ce6" table:number-columns-repeated="17"/>
          <table:table-cell table:number-columns-repeated="35"/>
        </table:table-row>
        <table:table-row table:style-name="ro1">
          <table:table-cell table:style-name="ce2" office:value-type="float" office:value="5546" calcext:value-type="float">
            <text:p>5546</text:p>
          </table:table-cell>
          <table:table-cell table:style-name="ce2" office:value-type="string" calcext:value-type="string">
            <text:p>GPI</text:p>
          </table:table-cell>
          <table:table-cell table:style-name="ce4" office:value-type="string" calcext:value-type="string">
            <text:p>GPI_additional_descriptions.csv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Oct. 7, 2021, 1:08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 table:style-name="ce5"/>
          <table:table-cell table:style-name="ce5" office:value-type="string" calcext:value-type="string">
            <text:p><text:a xlink:href="https://www.mrosupply.com/admin/products/uploadcsv/5546/change/?_changelist_filters=q%3Dadditional" xlink:type="simple">https://www.mrosupply.com/admin/products/uploadcsv/5546/change/?_changelist_filters=q%3Dadditional</text:a></text:p>
          </table:table-cell>
          <table:table-cell table:style-name="ce5" office:value-type="string" calcext:value-type="string">
            <text:p><text:a xlink:href="https://mrosupplycom.slack.com/archives/D01KWH3K7B2/p1636482158000100" xlink:type="simple">https://mrosupplycom.slack.com/archives/D01KWH3K7B2/p1636482158000100</text:a></text:p>
          </table:table-cell>
          <table:table-cell table:number-columns-repeated="53"/>
        </table:table-row>
        <table:table-row table:style-name="ro1">
          <table:table-cell table:style-name="ce2" office:value-type="float" office:value="5545" calcext:value-type="float">
            <text:p>5545</text:p>
          </table:table-cell>
          <table:table-cell table:style-name="ce2" office:value-type="string" calcext:value-type="string">
            <text:p>ACME</text:p>
          </table:table-cell>
          <table:table-cell table:style-name="ce4" office:value-type="string" calcext:value-type="string">
            <text:p>ACME_additional_description.csv</text:p>
          </table:table-cell>
          <table:table-cell table:style-name="ce2" office:value-type="float" office:value="1201" calcext:value-type="float">
            <text:p>1201</text:p>
          </table:table-cell>
          <table:table-cell table:style-name="ce2" office:value-type="string" calcext:value-type="string">
            <text:p>Oct. 7, 2021, 12:59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5545/change/?_changelist_filters=q%3Dadditional" xlink:type="simple">https://www.mrosupply.com/admin/products/uploadcsv/554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533" calcext:value-type="float">
            <text:p>5533</text:p>
          </table:table-cell>
          <table:table-cell table:style-name="ce2" office:value-type="string" calcext:value-type="string">
            <text:p>Telemecanique</text:p>
          </table:table-cell>
          <table:table-cell table:style-name="ce4" office:value-type="string" calcext:value-type="string">
            <text:p>Telemecanique_additional_descriptions.csv</text:p>
          </table:table-cell>
          <table:table-cell table:style-name="ce2" office:value-type="float" office:value="704" calcext:value-type="float">
            <text:p>704</text:p>
          </table:table-cell>
          <table:table-cell table:style-name="ce2" office:value-type="string" calcext:value-type="string">
            <text:p>Oct. 4, 2021, 12:48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5533/change/?_changelist_filters=q%3Dadditional" xlink:type="simple">https://www.mrosupply.com/admin/products/uploadcsv/5533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515" calcext:value-type="float">
            <text:p>5515</text:p>
          </table:table-cell>
          <table:table-cell table:style-name="ce2" office:value-type="string" calcext:value-type="string">
            <text:p>GKS</text:p>
          </table:table-cell>
          <table:table-cell table:style-name="ce4" office:value-type="string" calcext:value-type="string">
            <text:p>GKS_additional_descriptions.csv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ept. 29, 2021, 9:10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5515/change/?_changelist_filters=q%3Dadditional" xlink:type="simple">https://www.mrosupply.com/admin/products/uploadcsv/551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476" calcext:value-type="float">
            <text:p>5476</text:p>
          </table:table-cell>
          <table:table-cell table:style-name="ce2" office:value-type="string" calcext:value-type="string">
            <text:p>Timken</text:p>
          </table:table-cell>
          <table:table-cell table:style-name="ce4" office:value-type="string" calcext:value-type="string">
            <text:p>Timken_additional_descriptions__part_1.csv</text:p>
          </table:table-cell>
          <table:table-cell table:style-name="ce2" office:value-type="float" office:value="1346" calcext:value-type="float">
            <text:p>1346</text:p>
          </table:table-cell>
          <table:table-cell table:style-name="ce2" office:value-type="string" calcext:value-type="string">
            <text:p>Aug. 23, 2021, 11:56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 table:style-name="ce5"/>
          <table:table-cell table:style-name="ce5" office:value-type="string" calcext:value-type="string">
            <text:p><text:a xlink:href="https://www.mrosupply.com/admin/products/uploadcsv/5476/change/?_changelist_filters=q%3Dadditional" xlink:type="simple">https://www.mrosupply.com/admin/products/uploadcsv/5476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473" calcext:value-type="float">
            <text:p>5473</text:p>
          </table:table-cell>
          <table:table-cell table:style-name="ce2" office:value-type="string" calcext:value-type="string">
            <text:p>Invertek</text:p>
          </table:table-cell>
          <table:table-cell table:style-name="ce4" office:value-type="string" calcext:value-type="string">
            <text:p>Invertek_additional_descriptions_part_3.csv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Aug. 23, 2021, 11:33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5473/change/?_changelist_filters=q%3Dadditional" xlink:type="simple">https://www.mrosupply.com/admin/products/uploadcsv/5473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383" calcext:value-type="float">
            <text:p>5383</text:p>
          </table:table-cell>
          <table:table-cell table:style-name="ce2" office:value-type="string" calcext:value-type="string">
            <text:p>Marathon Electric</text:p>
          </table:table-cell>
          <table:table-cell table:style-name="ce4" office:value-type="string" calcext:value-type="string">
            <text:p>Marathon_Electric_fix_additional_descriptions.csv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July 21, 2021, 10:31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5383/change/?_changelist_filters=q%3Dadditional" xlink:type="simple">https://www.mrosupply.com/admin/products/uploadcsv/5383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361" calcext:value-type="float">
            <text:p>5361</text:p>
          </table:table-cell>
          <table:table-cell table:style-name="ce2" office:value-type="string" calcext:value-type="string">
            <text:p>Invertek</text:p>
          </table:table-cell>
          <table:table-cell table:style-name="ce4" office:value-type="string" calcext:value-type="string">
            <text:p>Invertek_additional_descriptions_part_2.csv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July 16, 2021, 9:13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5361/change/?_changelist_filters=q%3Dadditional" xlink:type="simple">https://www.mrosupply.com/admin/products/uploadcsv/5361/change/?_changelist_filters=q%3Dadditional</text:a></text:p>
          </table:table-cell>
          <table:table-cell/>
          <table:table-cell table:style-name="ce5" office:value-type="string" calcext:value-type="string">
            <text:p><text:a xlink:href="https://mrosupplycom.slack.com/archives/C1UB4ULNN/p1636465411111100?thread_ts=1636465388.111000&amp;cid=C1UB4ULNN" xlink:type="simple">https://mrosupplycom.slack.com/archives/C1UB4ULNN/p1636465411111100?thread_ts=1636465388.111000&amp;cid=C1UB4ULNN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63" calcext:value-type="float">
            <text:p>5263</text:p>
          </table:table-cell>
          <table:table-cell table:style-name="ce2" office:value-type="string" calcext:value-type="string">
            <text:p>Jason_Industrial</text:p>
          </table:table-cell>
          <table:table-cell table:style-name="ce4" office:value-type="string" calcext:value-type="string">
            <text:p>Jason_Industrial_additional_descriptions.csv</text:p>
          </table:table-cell>
          <table:table-cell table:style-name="ce2" office:value-type="float" office:value="23154" calcext:value-type="float">
            <text:p>23154</text:p>
          </table:table-cell>
          <table:table-cell table:style-name="ce2" office:value-type="string" calcext:value-type="string">
            <text:p>June 28, 2021, 5:28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 table:style-name="ce5"/>
          <table:table-cell table:style-name="ce5" office:value-type="string" calcext:value-type="string">
            <text:p><text:a xlink:href="https://www.mrosupply.com/admin/products/uploadcsv/5263/change/?_changelist_filters=q%3Dadditional" xlink:type="simple">https://www.mrosupply.com/admin/products/uploadcsv/5263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135" calcext:value-type="float">
            <text:p>5135</text:p>
          </table:table-cell>
          <table:table-cell table:style-name="ce2" office:value-type="string" calcext:value-type="string">
            <text:p>Diamond Chain</text:p>
          </table:table-cell>
          <table:table-cell table:style-name="ce4" office:value-type="string" calcext:value-type="string">
            <text:p>Diamond_Chain_additional_descriptions.csv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June 7, 2021, 12:43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5135/change/?_changelist_filters=q%3Dadditional" xlink:type="simple">https://www.mrosupply.com/admin/products/uploadcsv/513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108" calcext:value-type="float">
            <text:p>5108</text:p>
          </table:table-cell>
          <table:table-cell table:style-name="ce2" office:value-type="string" calcext:value-type="string">
            <text:p>Invertek</text:p>
          </table:table-cell>
          <table:table-cell table:style-name="ce4" office:value-type="string" calcext:value-type="string">
            <text:p>Invertek_additional_descriptions_fix.csv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string" calcext:value-type="string">
            <text:p>June 1, 2021, 1:17 p.m.</text:p>
          </table:table-cell>
          <table:table-cell table:style-name="ce12" office:value-type="string" calcext:value-type="string">
            <text:p>No need of corrections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5108/change/?_changelist_filters=q%3Dadditional" xlink:type="simple">https://www.mrosupply.com/admin/products/uploadcsv/5108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107" calcext:value-type="float">
            <text:p>5107</text:p>
          </table:table-cell>
          <table:table-cell table:style-name="ce2" office:value-type="string" calcext:value-type="string">
            <text:p>Invertek</text:p>
          </table:table-cell>
          <table:table-cell table:style-name="ce4" office:value-type="string" calcext:value-type="string">
            <text:p>Invertek_additional_descriptions_fix_test.cs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une 1, 2021, 1:16 p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5107/change/?_changelist_filters=q%3Dadditional" xlink:type="simple">https://www.mrosupply.com/admin/products/uploadcsv/5107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105" calcext:value-type="float">
            <text:p>5105</text:p>
          </table:table-cell>
          <table:table-cell table:style-name="ce2" office:value-type="string" calcext:value-type="string">
            <text:p>Invertek</text:p>
          </table:table-cell>
          <table:table-cell table:style-name="ce4" office:value-type="string" calcext:value-type="string">
            <text:p>Invertek_additional_descriptions.csv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string" calcext:value-type="string">
            <text:p>June 1, 2021, 12:14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5105/change/?_changelist_filters=q%3Dadditional" xlink:type="simple">https://www.mrosupply.com/admin/products/uploadcsv/510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086" calcext:value-type="float">
            <text:p>5086</text:p>
          </table:table-cell>
          <table:table-cell table:style-name="ce2" office:value-type="string" calcext:value-type="string">
            <text:p>Pramet</text:p>
          </table:table-cell>
          <table:table-cell table:style-name="ce4" office:value-type="string" calcext:value-type="string">
            <text:p>Pramet_additional_descriptions_update_ZGbBj3u.csv</text:p>
          </table:table-cell>
          <table:table-cell table:style-name="ce2" office:value-type="float" office:value="4015" calcext:value-type="float">
            <text:p>4015</text:p>
          </table:table-cell>
          <table:table-cell table:style-name="ce2" office:value-type="string" calcext:value-type="string">
            <text:p>May 31, 2021, 8:22 a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5086/change/?_changelist_filters=q%3Dadditional" xlink:type="simple">https://www.mrosupply.com/admin/products/uploadcsv/5086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084" calcext:value-type="float">
            <text:p>5084</text:p>
          </table:table-cell>
          <table:table-cell table:style-name="ce2" office:value-type="string" calcext:value-type="string">
            <text:p>Pramet</text:p>
          </table:table-cell>
          <table:table-cell table:style-name="ce4" office:value-type="string" calcext:value-type="string">
            <text:p>Pramet_additional_descriptions_update_BlwGEqE.csv</text:p>
          </table:table-cell>
          <table:table-cell table:style-name="ce2" office:value-type="float" office:value="2981" calcext:value-type="float">
            <text:p>2981</text:p>
          </table:table-cell>
          <table:table-cell table:style-name="ce2" office:value-type="string" calcext:value-type="string">
            <text:p>May 31, 2021, 8:16 a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5084/change/?_changelist_filters=q%3Dadditional" xlink:type="simple">https://www.mrosupply.com/admin/products/uploadcsv/5084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080" calcext:value-type="float">
            <text:p>5080</text:p>
          </table:table-cell>
          <table:table-cell table:style-name="ce2" office:value-type="string" calcext:value-type="string">
            <text:p>Pramet</text:p>
          </table:table-cell>
          <table:table-cell table:style-name="ce4" office:value-type="string" calcext:value-type="string">
            <text:p>Pramet_additional_descriptions.csv</text:p>
          </table:table-cell>
          <table:table-cell table:style-name="ce2" office:value-type="float" office:value="4063" calcext:value-type="float">
            <text:p>4063</text:p>
          </table:table-cell>
          <table:table-cell table:style-name="ce2" office:value-type="string" calcext:value-type="string">
            <text:p>May 28, 2021, 11:06 a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5080/change/?_changelist_filters=q%3Dadditional" xlink:type="simple">https://www.mrosupply.com/admin/products/uploadcsv/5080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068" calcext:value-type="float">
            <text:p>5068</text:p>
          </table:table-cell>
          <table:table-cell table:style-name="ce2" office:value-type="string" calcext:value-type="string">
            <text:p>Dixon</text:p>
          </table:table-cell>
          <table:table-cell table:style-name="ce4" office:value-type="string" calcext:value-type="string">
            <text:p>Dixon_additional_descriptions_DX33ZzD.csv</text:p>
          </table:table-cell>
          <table:table-cell table:style-name="ce2" office:value-type="float" office:value="3329" calcext:value-type="float">
            <text:p>3329</text:p>
          </table:table-cell>
          <table:table-cell table:style-name="ce2" office:value-type="string" calcext:value-type="string">
            <text:p>May 24, 2021, 8:14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5068/change/?_changelist_filters=q%3Dadditional" xlink:type="simple">https://www.mrosupply.com/admin/products/uploadcsv/5068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066" calcext:value-type="float">
            <text:p>5066</text:p>
          </table:table-cell>
          <table:table-cell table:style-name="ce2" office:value-type="string" calcext:value-type="string">
            <text:p>Rexnord</text:p>
          </table:table-cell>
          <table:table-cell table:style-name="ce4" office:value-type="string" calcext:value-type="string">
            <text:p>Rexnord_additional_descriptions_FLWJeTV.csv</text:p>
          </table:table-cell>
          <table:table-cell table:style-name="ce2" office:value-type="float" office:value="6703" calcext:value-type="float">
            <text:p>6703</text:p>
          </table:table-cell>
          <table:table-cell table:style-name="ce2" office:value-type="string" calcext:value-type="string">
            <text:p>May 24, 2021, 7:19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Wrap some text in table</text:p>
          </table:table-cell>
          <table:table-cell table:style-name="ce2" office:value-type="string" calcext:value-type="string">
            <text:p>Has issues</text:p>
          </table:table-cell>
          <table:table-cell table:style-name="ce5"/>
          <table:table-cell table:style-name="ce5" office:value-type="string" calcext:value-type="string">
            <text:p><text:a xlink:href="https://www.mrosupply.com/admin/products/uploadcsv/5066/change/?_changelist_filters=q%3Dadditional" xlink:type="simple">https://www.mrosupply.com/admin/products/uploadcsv/5066/change/?_changelist_filters=q%3Dadditional</text:a></text:p>
          </table:table-cell>
          <table:table-cell table:style-name="ce2" office:value-type="string" calcext:value-type="string">
            <text:p>Asked when updated file will be available.</text:p>
          </table:table-cell>
          <table:table-cell table:number-columns-repeated="53"/>
        </table:table-row>
        <table:table-row table:style-name="ro1">
          <table:table-cell table:style-name="ce2" office:value-type="float" office:value="5063" calcext:value-type="float">
            <text:p>5063</text:p>
          </table:table-cell>
          <table:table-cell table:style-name="ce2" office:value-type="string" calcext:value-type="string">
            <text:p>HKK Chain</text:p>
          </table:table-cell>
          <table:table-cell table:style-name="ce4" office:value-type="string" calcext:value-type="string">
            <text:p>HKK_Chain_additional_descriptions.csv</text:p>
          </table:table-cell>
          <table:table-cell table:style-name="ce2" office:value-type="float" office:value="1138" calcext:value-type="float">
            <text:p>1138</text:p>
          </table:table-cell>
          <table:table-cell table:style-name="ce2" office:value-type="string" calcext:value-type="string">
            <text:p>May 20, 2021, 7:34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5063/change/?_changelist_filters=q%3Dadditional" xlink:type="simple">https://www.mrosupply.com/admin/products/uploadcsv/5063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022" calcext:value-type="float">
            <text:p>5022</text:p>
          </table:table-cell>
          <table:table-cell table:style-name="ce2" office:value-type="string" calcext:value-type="string">
            <text:p>Dormel</text:p>
          </table:table-cell>
          <table:table-cell table:style-name="ce4" office:value-type="string" calcext:value-type="string">
            <text:p>Dormel_additional_descriptions_with_embedded_videos.csv</text:p>
          </table:table-cell>
          <table:table-cell table:style-name="ce2" office:value-type="float" office:value="3212" calcext:value-type="float">
            <text:p>3212</text:p>
          </table:table-cell>
          <table:table-cell table:style-name="ce2" office:value-type="string" calcext:value-type="string">
            <text:p>May 11, 2021, 8:40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5022/change/?_changelist_filters=q%3Dadditional" xlink:type="simple">https://www.mrosupply.com/admin/products/uploadcsv/5022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006" calcext:value-type="float">
            <text:p>5006</text:p>
          </table:table-cell>
          <table:table-cell table:style-name="ce2" office:value-type="string" calcext:value-type="string">
            <text:p>Dormer</text:p>
          </table:table-cell>
          <table:table-cell table:style-name="ce4" office:value-type="string" calcext:value-type="string">
            <text:p>Dormer_additional_descriptions.csv</text:p>
          </table:table-cell>
          <table:table-cell table:style-name="ce2" office:value-type="float" office:value="27900" calcext:value-type="float">
            <text:p>27900</text:p>
          </table:table-cell>
          <table:table-cell table:style-name="ce2" office:value-type="string" calcext:value-type="string">
            <text:p>May 4, 2021, 7:57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5006/change/?_changelist_filters=q%3Dadditional" xlink:type="simple">https://www.mrosupply.com/admin/products/uploadcsv/5006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005" calcext:value-type="float">
            <text:p>5005</text:p>
          </table:table-cell>
          <table:table-cell table:style-name="ce2" office:value-type="string" calcext:value-type="string">
            <text:p>Dormer</text:p>
          </table:table-cell>
          <table:table-cell table:style-name="ce4" office:value-type="string" calcext:value-type="string">
            <text:p>Dormer_additional_descriptions_test.csv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ay 4, 2021, 7:47 a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5005/change/?_changelist_filters=q%3Dadditional" xlink:type="simple">https://www.mrosupply.com/admin/products/uploadcsv/500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958" calcext:value-type="float">
            <text:p>4958</text:p>
          </table:table-cell>
          <table:table-cell table:style-name="ce2" office:value-type="string" calcext:value-type="string">
            <text:p>Fix</text:p>
          </table:table-cell>
          <table:table-cell table:style-name="ce4" office:value-type="string" calcext:value-type="string">
            <text:p>Fix_additional_descriptions.csv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April 15, 2021, 1:20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4958/change/?_changelist_filters=q%3Dadditional" xlink:type="simple">https://www.mrosupply.com/admin/products/uploadcsv/4958/change/?_changelist_filters=q%3Dadditional</text:a></text:p>
          </table:table-cell>
          <table:table-cell table:style-name="ce2" office:value-type="string" calcext:value-type="string">
            <text:p>What is about???</text:p>
          </table:table-cell>
          <table:table-cell table:number-columns-repeated="53"/>
        </table:table-row>
        <table:table-row table:style-name="ro1">
          <table:table-cell table:style-name="ce2" office:value-type="float" office:value="4920" calcext:value-type="float">
            <text:p>4920</text:p>
          </table:table-cell>
          <table:table-cell table:style-name="ce2" office:value-type="string" calcext:value-type="string">
            <text:p>Dixon</text:p>
          </table:table-cell>
          <table:table-cell table:style-name="ce4" office:value-type="string" calcext:value-type="string">
            <text:p>Dixon_additional_descriptions.csv</text:p>
          </table:table-cell>
          <table:table-cell table:style-name="ce2" office:value-type="float" office:value="3888" calcext:value-type="float">
            <text:p>3888</text:p>
          </table:table-cell>
          <table:table-cell table:style-name="ce2" office:value-type="string" calcext:value-type="string">
            <text:p>April 7, 2021, 12:39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4920/change/?_changelist_filters=q%3Dadditional" xlink:type="simple">https://www.mrosupply.com/admin/products/uploadcsv/4920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871" calcext:value-type="float">
            <text:p>4871</text:p>
          </table:table-cell>
          <table:table-cell table:style-name="ce2" office:value-type="string" calcext:value-type="string">
            <text:p>Marathon</text:p>
          </table:table-cell>
          <table:table-cell table:style-name="ce4" office:value-type="string" calcext:value-type="string">
            <text:p>marathon_clear_additional_description_ZMosPfA.csv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March 22, 2021, 1:10 p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4871/change/?_changelist_filters=q%3Dadditional" xlink:type="simple">https://www.mrosupply.com/admin/products/uploadcsv/4871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446" calcext:value-type="float">
            <text:p>4446</text:p>
          </table:table-cell>
          <table:table-cell table:style-name="ce2" office:value-type="string" calcext:value-type="string">
            <text:p>Timken</text:p>
          </table:table-cell>
          <table:table-cell table:style-name="ce4" office:value-type="string" calcext:value-type="string">
            <text:p>Timken_additional_descriptions_kwG1cPs.csv</text:p>
          </table:table-cell>
          <table:table-cell table:style-name="ce2" office:value-type="float" office:value="3298" calcext:value-type="float">
            <text:p>3298</text:p>
          </table:table-cell>
          <table:table-cell table:style-name="ce2" office:value-type="string" calcext:value-type="string">
            <text:p>Oct. 15, 2020, 6:33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4446/change/?_changelist_filters=q%3Dadditional" xlink:type="simple">https://www.mrosupply.com/admin/products/uploadcsv/4446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443" calcext:value-type="float">
            <text:p>4443</text:p>
          </table:table-cell>
          <table:table-cell table:style-name="ce2" office:value-type="string" calcext:value-type="string">
            <text:p>Rexnord</text:p>
          </table:table-cell>
          <table:table-cell table:style-name="ce4" office:value-type="string" calcext:value-type="string">
            <text:p>Rexnord_additional_descriptions.csv</text:p>
          </table:table-cell>
          <table:table-cell table:style-name="ce2" office:value-type="float" office:value="4742" calcext:value-type="float">
            <text:p>4742</text:p>
          </table:table-cell>
          <table:table-cell table:style-name="ce2" office:value-type="string" calcext:value-type="string">
            <text:p>Oct. 14, 2020, 3:58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4443/change/?_changelist_filters=q%3Dadditional" xlink:type="simple">https://www.mrosupply.com/admin/products/uploadcsv/4443/change/?_changelist_filters=q%3Dadditional</text:a></text:p>
          </table:table-cell>
          <table:table-cell/>
          <table:table-cell table:style-name="ce5" office:value-type="string" calcext:value-type="string">
            <text:p><text:a xlink:href="https://mrosupplycom.slack.com/archives/C1UB4ULNN/p1636467536111900?thread_ts=1636465388.111000&amp;cid=C1UB4ULNN" xlink:type="simple">https://mrosupplycom.slack.com/archives/C1UB4ULNN/p1636467536111900?thread_ts=1636465388.111000&amp;cid=C1UB4ULNN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4442" calcext:value-type="float">
            <text:p>4442</text:p>
          </table:table-cell>
          <table:table-cell table:style-name="ce2" office:value-type="string" calcext:value-type="string">
            <text:p>Rexnord</text:p>
          </table:table-cell>
          <table:table-cell table:style-name="ce4" office:value-type="string" calcext:value-type="string">
            <text:p>Rexnord_additional_descriptions_test.csv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ct. 14, 2020, 3:57 a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4442/change/?_changelist_filters=q%3Dadditional" xlink:type="simple">https://www.mrosupply.com/admin/products/uploadcsv/4442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440" calcext:value-type="float">
            <text:p>4440</text:p>
          </table:table-cell>
          <table:table-cell table:style-name="ce2" office:value-type="string" calcext:value-type="string">
            <text:p>Timken</text:p>
          </table:table-cell>
          <table:table-cell table:style-name="ce4" office:value-type="string" calcext:value-type="string">
            <text:p>Timken_additional_descriptions.csv</text:p>
          </table:table-cell>
          <table:table-cell table:style-name="ce2" office:value-type="float" office:value="3298" calcext:value-type="float">
            <text:p>3298</text:p>
          </table:table-cell>
          <table:table-cell table:style-name="ce2" office:value-type="string" calcext:value-type="string">
            <text:p>Oct. 14, 2020, 3:48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4440/change/?_changelist_filters=q%3Dadditional" xlink:type="simple">https://www.mrosupply.com/admin/products/uploadcsv/4440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403" calcext:value-type="float">
            <text:p>4403</text:p>
          </table:table-cell>
          <table:table-cell table:style-name="ce2" office:value-type="string" calcext:value-type="string">
            <text:p>Deublin</text:p>
          </table:table-cell>
          <table:table-cell table:style-name="ce4" office:value-type="string" calcext:value-type="string">
            <text:p>Deublin_additional_descriptions.csv</text:p>
          </table:table-cell>
          <table:table-cell table:style-name="ce2" office:value-type="float" office:value="1505" calcext:value-type="float">
            <text:p>1505</text:p>
          </table:table-cell>
          <table:table-cell table:style-name="ce2" office:value-type="string" calcext:value-type="string">
            <text:p>Oct. 2, 2020, 1:23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Has issues</text:p>
          </table:table-cell>
          <table:table-cell table:style-name="ce5"/>
          <table:table-cell table:style-name="ce5" office:value-type="string" calcext:value-type="string">
            <text:p><text:a xlink:href="https://www.mrosupply.com/admin/products/uploadcsv/4403/change/?_changelist_filters=q%3Dadditional" xlink:type="simple">https://www.mrosupply.com/admin/products/uploadcsv/4403/change/?_changelist_filters=q%3Dadditional</text:a></text:p>
          </table:table-cell>
          <table:table-cell table:style-name="ce2" office:value-type="string" calcext:value-type="string">
            <text:p>Asked when updated file will be available.</text:p>
          </table:table-cell>
          <table:table-cell table:number-columns-repeated="53"/>
        </table:table-row>
        <table:table-row table:style-name="ro1">
          <table:table-cell table:style-name="ce2" office:value-type="float" office:value="4402" calcext:value-type="float">
            <text:p>4402</text:p>
          </table:table-cell>
          <table:table-cell table:style-name="ce2" office:value-type="string" calcext:value-type="string">
            <text:p>Attabox</text:p>
          </table:table-cell>
          <table:table-cell table:style-name="ce4" office:value-type="string" calcext:value-type="string">
            <text:p>Attabox_additional_descriptions.csv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Oct. 2, 2020, 1:18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4402/change/?_changelist_filters=q%3Dadditional" xlink:type="simple">https://www.mrosupply.com/admin/products/uploadcsv/4402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401" calcext:value-type="float">
            <text:p>4401</text:p>
          </table:table-cell>
          <table:table-cell table:style-name="ce2" office:value-type="string" calcext:value-type="string">
            <text:p>Thomson</text:p>
          </table:table-cell>
          <table:table-cell table:style-name="ce4" office:value-type="string" calcext:value-type="string">
            <text:p>Thomson_additional_descriptions.csv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Oct. 2, 2020, 1:02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4401/change/?_changelist_filters=q%3Dadditional" xlink:type="simple">https://www.mrosupply.com/admin/products/uploadcsv/4401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391" calcext:value-type="float">
            <text:p>4391</text:p>
          </table:table-cell>
          <table:table-cell table:style-name="ce2" office:value-type="string" calcext:value-type="string">
            <text:p>Hubble</text:p>
          </table:table-cell>
          <table:table-cell table:style-name="ce4" office:value-type="string" calcext:value-type="string">
            <text:p>Hubble_additional_descriptions.csv</text:p>
          </table:table-cell>
          <table:table-cell table:style-name="ce2" office:value-type="float" office:value="6355" calcext:value-type="float">
            <text:p>6355</text:p>
          </table:table-cell>
          <table:table-cell table:style-name="ce2" office:value-type="string" calcext:value-type="string">
            <text:p>Sept. 27, 2020, 6:11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4391/change/?_changelist_filters=q%3Dadditional" xlink:type="simple">https://www.mrosupply.com/admin/products/uploadcsv/4391/change/?_changelist_filters=q%3Dadditional</text:a></text:p>
          </table:table-cell>
          <table:table-cell table:style-name="ce5" office:value-type="string" calcext:value-type="string">
            <text:p><text:a xlink:href="https://mrosupplycom.slack.com/archives/C1UB4ULNN/p1636481708115000?thread_ts=1636465388.111000&amp;cid=C1UB4ULNN" xlink:type="simple">https://mrosupplycom.slack.com/archives/C1UB4ULNN/p1636481708115000?thread_ts=1636465388.111000&amp;cid=C1UB4ULNN</text:a></text:p>
          </table:table-cell>
          <table:table-cell table:style-name="ce5" office:value-type="string" calcext:value-type="string">
            <text:p><text:a xlink:href="https://mrosupplycom.slack.com/archives/C1UB4ULNN/p1636468751112500?thread_ts=1636465388.111000&amp;cid=C1UB4ULNN" xlink:type="simple">https://mrosupplycom.slack.com/archives/C1UB4ULNN/p1636468751112500?thread_ts=1636465388.111000&amp;cid=C1UB4ULNN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4364" calcext:value-type="float">
            <text:p>4364</text:p>
          </table:table-cell>
          <table:table-cell table:style-name="ce2" office:value-type="string" calcext:value-type="string">
            <text:p>Coxreels</text:p>
          </table:table-cell>
          <table:table-cell table:style-name="ce4" office:value-type="string" calcext:value-type="string">
            <text:p>Coxreels_fix_additional_descriptions.csv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Sept. 3, 2020, 5:41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4364/change/?_changelist_filters=q%3Dadditional" xlink:type="simple">https://www.mrosupply.com/admin/products/uploadcsv/4364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363" calcext:value-type="float">
            <text:p>4363</text:p>
          </table:table-cell>
          <table:table-cell table:style-name="ce2" office:value-type="string" calcext:value-type="string">
            <text:p>Coxreels</text:p>
          </table:table-cell>
          <table:table-cell table:style-name="ce4" office:value-type="string" calcext:value-type="string">
            <text:p>Coxreels_additional_desciptions_test.cs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ept. 2, 2020, 5:25 p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4363/change/?_changelist_filters=q%3Dadditional" xlink:type="simple">https://www.mrosupply.com/admin/products/uploadcsv/4363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345" calcext:value-type="float">
            <text:p>4345</text:p>
          </table:table-cell>
          <table:table-cell table:style-name="ce2" office:value-type="string" calcext:value-type="string">
            <text:p>HubCity</text:p>
          </table:table-cell>
          <table:table-cell table:style-name="ce4" office:value-type="string" calcext:value-type="string">
            <text:p>HubCity_additional_descriptions.csv</text:p>
          </table:table-cell>
          <table:table-cell table:style-name="ce2" office:value-type="float" office:value="542" calcext:value-type="float">
            <text:p>542</text:p>
          </table:table-cell>
          <table:table-cell table:style-name="ce2" office:value-type="string" calcext:value-type="string">
            <text:p>Aug. 27, 2020, 4:55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4345/change/?_changelist_filters=q%3Dadditional" xlink:type="simple">https://www.mrosupply.com/admin/products/uploadcsv/434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344" calcext:value-type="float">
            <text:p>4344</text:p>
          </table:table-cell>
          <table:table-cell table:style-name="ce2" office:value-type="string" calcext:value-type="string">
            <text:p>Browning</text:p>
          </table:table-cell>
          <table:table-cell table:style-name="ce4" office:value-type="string" calcext:value-type="string">
            <text:p>Browning_additional_descriptions.csv</text:p>
          </table:table-cell>
          <table:table-cell table:style-name="ce2" office:value-type="float" office:value="7551" calcext:value-type="float">
            <text:p>7551</text:p>
          </table:table-cell>
          <table:table-cell table:style-name="ce2" office:value-type="string" calcext:value-type="string">
            <text:p>Aug. 27, 2020, 4:51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4344/change/?_changelist_filters=q%3Dadditional" xlink:type="simple">https://www.mrosupply.com/admin/products/uploadcsv/4344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305" calcext:value-type="float">
            <text:p>4305</text:p>
          </table:table-cell>
          <table:table-cell table:style-name="ce2" office:value-type="string" calcext:value-type="string">
            <text:p>AttaBox</text:p>
          </table:table-cell>
          <table:table-cell table:style-name="ce4" office:value-type="string" calcext:value-type="string">
            <text:p>AttaBox_additional_description.csv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ug. 20, 2020, 4:07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4305/change/?_changelist_filters=q%3Dadditional" xlink:type="simple">https://www.mrosupply.com/admin/products/uploadcsv/430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304" calcext:value-type="float">
            <text:p>4304</text:p>
          </table:table-cell>
          <table:table-cell table:style-name="ce2" office:value-type="string" calcext:value-type="string">
            <text:p>AttaBox</text:p>
          </table:table-cell>
          <table:table-cell table:style-name="ce4" office:value-type="string" calcext:value-type="string">
            <text:p>AttaBox_additional_description_test.cs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g. 20, 2020, 3:57 p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4304/change/?_changelist_filters=q%3Dadditional" xlink:type="simple">https://www.mrosupply.com/admin/products/uploadcsv/4304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236" calcext:value-type="float">
            <text:p>4236</text:p>
          </table:table-cell>
          <table:table-cell table:style-name="ce2" office:value-type="string" calcext:value-type="string">
            <text:p>Simplex</text:p>
          </table:table-cell>
          <table:table-cell table:style-name="ce4" office:value-type="string" calcext:value-type="string">
            <text:p>Simplex_fix_additional_descriptions.csv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July 21, 2020, 5:36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Issue with BR and P tags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4236/change/?_changelist_filters=q%3Dadditional" xlink:type="simple">https://www.mrosupply.com/admin/products/uploadcsv/4236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222" calcext:value-type="float">
            <text:p>4222</text:p>
          </table:table-cell>
          <table:table-cell table:style-name="ce2" office:value-type="string" calcext:value-type="string">
            <text:p>Simplex</text:p>
          </table:table-cell>
          <table:table-cell table:style-name="ce4" office:value-type="string" calcext:value-type="string">
            <text:p>Simplex_additional_descriptions.csv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string" calcext:value-type="string">
            <text:p>July 15, 2020, 6:18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4222/change/?_changelist_filters=q%3Dadditional" xlink:type="simple">https://www.mrosupply.com/admin/products/uploadcsv/4222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211" calcext:value-type="float">
            <text:p>4211</text:p>
          </table:table-cell>
          <table:table-cell table:style-name="ce2" office:value-type="string" calcext:value-type="string">
            <text:p>sanitizers</text:p>
          </table:table-cell>
          <table:table-cell table:style-name="ce4" office:value-type="string" calcext:value-type="string">
            <text:p>sanitizers_additional_descriptions_update.cs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July 10, 2020, 1:53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4211/change/?_changelist_filters=q%3Dadditional" xlink:type="simple">https://www.mrosupply.com/admin/products/uploadcsv/4211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185" calcext:value-type="float">
            <text:p>4185</text:p>
          </table:table-cell>
          <table:table-cell table:style-name="ce2" office:value-type="string" calcext:value-type="string">
            <text:p>JW Winco</text:p>
          </table:table-cell>
          <table:table-cell table:style-name="ce4" office:value-type="string" calcext:value-type="string">
            <text:p>JW_Winco_additional_descriptions.csv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July 2, 2020, 5:55 a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4185/change/?_changelist_filters=q%3Dadditional" xlink:type="simple">https://www.mrosupply.com/admin/products/uploadcsv/418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165" calcext:value-type="float">
            <text:p>4165</text:p>
          </table:table-cell>
          <table:table-cell table:style-name="ce2" office:value-type="string" calcext:value-type="string">
            <text:p>Climax Metal</text:p>
          </table:table-cell>
          <table:table-cell table:style-name="ce4" office:value-type="string" calcext:value-type="string">
            <text:p>Climax_Metal_fix_additional_descritpions.csv</text:p>
          </table:table-cell>
          <table:table-cell table:style-name="ce2" office:value-type="float" office:value="992" calcext:value-type="float">
            <text:p>992</text:p>
          </table:table-cell>
          <table:table-cell table:style-name="ce2" office:value-type="string" calcext:value-type="string">
            <text:p>June 17, 2020, 9:02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4165/change/?_changelist_filters=q%3Dadditional" xlink:type="simple">https://www.mrosupply.com/admin/products/uploadcsv/416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156" calcext:value-type="float">
            <text:p>4156</text:p>
          </table:table-cell>
          <table:table-cell table:style-name="ce2" office:value-type="string" calcext:value-type="string">
            <text:p>Boston</text:p>
          </table:table-cell>
          <table:table-cell table:style-name="ce4" office:value-type="string" calcext:value-type="string">
            <text:p>Boston_additional_descriptions_SCzFgC2.csv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June 15, 2020, 6:57 p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4156/change/?_changelist_filters=q%3Dadditional" xlink:type="simple">https://www.mrosupply.com/admin/products/uploadcsv/4156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140" calcext:value-type="float">
            <text:p>4140</text:p>
          </table:table-cell>
          <table:table-cell table:style-name="ce2" office:value-type="string" calcext:value-type="string">
            <text:p>Gates Rubber</text:p>
          </table:table-cell>
          <table:table-cell table:style-name="ce4" office:value-type="string" calcext:value-type="string">
            <text:p>Gates_Rubber_additional_descriptions.csv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June 12, 2020, 6:08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4140/change/?_changelist_filters=q%3Dadditional" xlink:type="simple">https://www.mrosupply.com/admin/products/uploadcsv/4140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136" calcext:value-type="float">
            <text:p>4136</text:p>
          </table:table-cell>
          <table:table-cell table:style-name="ce2" office:value-type="string" calcext:value-type="string">
            <text:p>Climax Metal</text:p>
          </table:table-cell>
          <table:table-cell table:style-name="ce4" office:value-type="string" calcext:value-type="string">
            <text:p>Climax_Metal_additional_descriptions.csv</text:p>
          </table:table-cell>
          <table:table-cell table:style-name="ce2" office:value-type="float" office:value="814" calcext:value-type="float">
            <text:p>814</text:p>
          </table:table-cell>
          <table:table-cell table:style-name="ce2" office:value-type="string" calcext:value-type="string">
            <text:p>June 12, 2020, 5:49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4136/change/?_changelist_filters=q%3Dadditional" xlink:type="simple">https://www.mrosupply.com/admin/products/uploadcsv/4136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129" calcext:value-type="float">
            <text:p>4129</text:p>
          </table:table-cell>
          <table:table-cell table:style-name="ce2" office:value-type="string" calcext:value-type="string">
            <text:p>Dodge</text:p>
          </table:table-cell>
          <table:table-cell table:style-name="ce4" office:value-type="string" calcext:value-type="string">
            <text:p>Dodge_additional_descriptions.csv</text:p>
          </table:table-cell>
          <table:table-cell table:style-name="ce2" office:value-type="float" office:value="20391" calcext:value-type="float">
            <text:p>20391</text:p>
          </table:table-cell>
          <table:table-cell table:style-name="ce2" office:value-type="string" calcext:value-type="string">
            <text:p>June 12, 2020, 5:19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4129/change/?_changelist_filters=q%3Dadditional" xlink:type="simple">https://www.mrosupply.com/admin/products/uploadcsv/4129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120" calcext:value-type="float">
            <text:p>4120</text:p>
          </table:table-cell>
          <table:table-cell table:style-name="ce2" office:value-type="string" calcext:value-type="string">
            <text:p>Nachi Bearing</text:p>
          </table:table-cell>
          <table:table-cell table:style-name="ce4" office:value-type="string" calcext:value-type="string">
            <text:p>Nachi_Bearing_additional_descriptions.csv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June 11, 2020, 1:40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4120/change/?_changelist_filters=q%3Dadditional" xlink:type="simple">https://www.mrosupply.com/admin/products/uploadcsv/4120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994" calcext:value-type="float">
            <text:p>3994</text:p>
          </table:table-cell>
          <table:table-cell table:style-name="ce2" office:value-type="string" calcext:value-type="string">
            <text:p>Enerpac</text:p>
          </table:table-cell>
          <table:table-cell table:style-name="ce4" office:value-type="string" calcext:value-type="string">
            <text:p>Enerpac_additional_descriptions_video_update.csv</text:p>
          </table:table-cell>
          <table:table-cell table:style-name="ce2" office:value-type="float" office:value="3538" calcext:value-type="float">
            <text:p>3538</text:p>
          </table:table-cell>
          <table:table-cell table:style-name="ce2" office:value-type="string" calcext:value-type="string">
            <text:p>April 15, 2020, 11:25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3994/change/?_changelist_filters=q%3Dadditional" xlink:type="simple">https://www.mrosupply.com/admin/products/uploadcsv/3994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951" calcext:value-type="float">
            <text:p>3951</text:p>
          </table:table-cell>
          <table:table-cell table:style-name="ce2" office:value-type="string" calcext:value-type="string">
            <text:p>Martin Sprocket</text:p>
          </table:table-cell>
          <table:table-cell table:style-name="ce4" office:value-type="string" calcext:value-type="string">
            <text:p>Martin_Sprocket_additional_description.csv</text:p>
          </table:table-cell>
          <table:table-cell table:style-name="ce2" office:value-type="float" office:value="2351" calcext:value-type="float">
            <text:p>2351</text:p>
          </table:table-cell>
          <table:table-cell table:style-name="ce2" office:value-type="string" calcext:value-type="string">
            <text:p>April 7, 2020, 9:05 p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3951/change/?_changelist_filters=q%3Dadditional" xlink:type="simple">https://www.mrosupply.com/admin/products/uploadcsv/3951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875" calcext:value-type="float">
            <text:p>3875</text:p>
          </table:table-cell>
          <table:table-cell table:style-name="ce2" office:value-type="string" calcext:value-type="string">
            <text:p>Rab Lighting</text:p>
          </table:table-cell>
          <table:table-cell table:style-name="ce4" office:value-type="string" calcext:value-type="string">
            <text:p>Rab_Lighting_additional_descriptions.csv</text:p>
          </table:table-cell>
          <table:table-cell table:style-name="ce2" office:value-type="float" office:value="13995" calcext:value-type="float">
            <text:p>13995</text:p>
          </table:table-cell>
          <table:table-cell table:style-name="ce2" office:value-type="string" calcext:value-type="string">
            <text:p>March 19, 2020, 8:02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3875/change/?_changelist_filters=q%3Dadditional" xlink:type="simple">https://www.mrosupply.com/admin/products/uploadcsv/387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831" calcext:value-type="float">
            <text:p>3831</text:p>
          </table:table-cell>
          <table:table-cell table:style-name="ce2" office:value-type="string" calcext:value-type="string">
            <text:p>Boston</text:p>
          </table:table-cell>
          <table:table-cell table:style-name="ce4" office:value-type="string" calcext:value-type="string">
            <text:p>Boston_additional_descriptions.csv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Feb. 26, 2020, 9:27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3831/change/?_changelist_filters=q%3Dadditional" xlink:type="simple">https://www.mrosupply.com/admin/products/uploadcsv/3831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804" calcext:value-type="float">
            <text:p>3804</text:p>
          </table:table-cell>
          <table:table-cell table:style-name="ce2" office:value-type="string" calcext:value-type="string">
            <text:p>Enerpac</text:p>
          </table:table-cell>
          <table:table-cell table:style-name="ce4" office:value-type="string" calcext:value-type="string">
            <text:p>Enerpac_additional_descriptions.csv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Feb. 15, 2020, 12:18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3804/change/?_changelist_filters=q%3Dadditional" xlink:type="simple">https://www.mrosupply.com/admin/products/uploadcsv/3804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801" calcext:value-type="float">
            <text:p>3801</text:p>
          </table:table-cell>
          <table:table-cell table:style-name="ce2" office:value-type="string" calcext:value-type="string">
            <text:p>Dodge</text:p>
          </table:table-cell>
          <table:table-cell table:style-name="ce4" office:value-type="string" calcext:value-type="string">
            <text:p>Dodge_dedupe_products_additional_descriptions.cs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b. 14, 2020, 11:52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3801/change/?_changelist_filters=q%3Dadditional" xlink:type="simple">https://www.mrosupply.com/admin/products/uploadcsv/3801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691" calcext:value-type="float">
            <text:p>3691</text:p>
          </table:table-cell>
          <table:table-cell table:style-name="ce2" office:value-type="string" calcext:value-type="string">
            <text:p>Generac</text:p>
          </table:table-cell>
          <table:table-cell table:style-name="ce4" office:value-type="string" calcext:value-type="string">
            <text:p>Generac_additional_descriptions.csv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Jan. 8, 2020, 4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3691/change/?_changelist_filters=q%3Dadditional" xlink:type="simple">https://www.mrosupply.com/admin/products/uploadcsv/3691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687" calcext:value-type="float">
            <text:p>3687</text:p>
          </table:table-cell>
          <table:table-cell table:style-name="ce2" office:value-type="string" calcext:value-type="string">
            <text:p>Generac</text:p>
          </table:table-cell>
          <table:table-cell table:style-name="ce4" office:value-type="string" calcext:value-type="string">
            <text:p>Generac_additional_descriptions_test.cs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an. 8, 2020, 9:57 a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3687/change/?_changelist_filters=q%3Dadditional" xlink:type="simple">https://www.mrosupply.com/admin/products/uploadcsv/3687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554" calcext:value-type="float">
            <text:p>3554</text:p>
          </table:table-cell>
          <table:table-cell table:style-name="ce2" office:value-type="string" calcext:value-type="string">
            <text:p>Turck</text:p>
          </table:table-cell>
          <table:table-cell table:style-name="ce4" office:value-type="string" calcext:value-type="string">
            <text:p>Turck_additional_descriptions_fix.csv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Nov. 7, 2019, 11:39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3554/change/?_changelist_filters=q%3Dadditional" xlink:type="simple">https://www.mrosupply.com/admin/products/uploadcsv/3554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444" calcext:value-type="float">
            <text:p>3444</text:p>
          </table:table-cell>
          <table:table-cell table:style-name="ce2" office:value-type="string" calcext:value-type="string">
            <text:p>Dichtomatik</text:p>
          </table:table-cell>
          <table:table-cell table:style-name="ce4" office:value-type="string" calcext:value-type="string">
            <text:p>Dichtomatik_additional_descriptions.csv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string" calcext:value-type="string">
            <text:p>Oct. 1, 2019, 2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Issue with BR and P tags</text:p>
          </table:table-cell>
          <table:table-cell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3444/change/?_changelist_filters=q%3Dadditional" xlink:type="simple">https://www.mrosupply.com/admin/products/uploadcsv/3444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443" calcext:value-type="float">
            <text:p>3443</text:p>
          </table:table-cell>
          <table:table-cell table:style-name="ce2" office:value-type="string" calcext:value-type="string">
            <text:p>Dichtomatik</text:p>
          </table:table-cell>
          <table:table-cell table:style-name="ce4" office:value-type="string" calcext:value-type="string">
            <text:p>Dichtomatik_additional_descriptions_test.cs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ct. 1, 2019, 1:59 p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3443/change/?_changelist_filters=q%3Dadditional" xlink:type="simple">https://www.mrosupply.com/admin/products/uploadcsv/3443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358" calcext:value-type="float">
            <text:p>3358</text:p>
          </table:table-cell>
          <table:table-cell table:style-name="ce2" office:value-type="string" calcext:value-type="string">
            <text:p>FYH</text:p>
          </table:table-cell>
          <table:table-cell table:style-name="ce4" office:value-type="string" calcext:value-type="string">
            <text:p>FYH_additional_descriptions_fix.csv</text:p>
          </table:table-cell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Aug. 2, 2019, 10:06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3358/change/?_changelist_filters=q%3Dadditional" xlink:type="simple">https://www.mrosupply.com/admin/products/uploadcsv/3358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273" calcext:value-type="float">
            <text:p>3273</text:p>
          </table:table-cell>
          <table:table-cell table:style-name="ce2" office:value-type="string" calcext:value-type="string">
            <text:p>PT Coupling</text:p>
          </table:table-cell>
          <table:table-cell table:style-name="ce4" office:value-type="string" calcext:value-type="string">
            <text:p>PT_Coupling_additional_descriptions_fix.csv</text:p>
          </table:table-cell>
          <table:table-cell table:style-name="ce2" office:value-type="float" office:value="3498" calcext:value-type="float">
            <text:p>3498</text:p>
          </table:table-cell>
          <table:table-cell table:style-name="ce2" office:value-type="string" calcext:value-type="string">
            <text:p>July 2, 2019, 6:47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Issue with BR and P tags</text:p>
          </table:table-cell>
          <table:table-cell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3273/change/?_changelist_filters=q%3Dadditional" xlink:type="simple">https://www.mrosupply.com/admin/products/uploadcsv/3273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268" calcext:value-type="float">
            <text:p>3268</text:p>
          </table:table-cell>
          <table:table-cell table:style-name="ce2" office:value-type="string" calcext:value-type="string">
            <text:p>PT Coupling</text:p>
          </table:table-cell>
          <table:table-cell table:style-name="ce4" office:value-type="string" calcext:value-type="string">
            <text:p>PT_Coupling_additional_descriptions_1.csv</text:p>
          </table:table-cell>
          <table:table-cell table:style-name="ce2" office:value-type="float" office:value="3498" calcext:value-type="float">
            <text:p>3498</text:p>
          </table:table-cell>
          <table:table-cell table:style-name="ce2" office:value-type="string" calcext:value-type="string">
            <text:p>July 1, 2019, 10:01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Issue with BR and P tags</text:p>
          </table:table-cell>
          <table:table-cell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3268/change/?_changelist_filters=q%3Dadditional" xlink:type="simple">https://www.mrosupply.com/admin/products/uploadcsv/3268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267" calcext:value-type="float">
            <text:p>3267</text:p>
          </table:table-cell>
          <table:table-cell table:style-name="ce2" office:value-type="string" calcext:value-type="string">
            <text:p>PT Coupling</text:p>
          </table:table-cell>
          <table:table-cell table:style-name="ce4" office:value-type="string" calcext:value-type="string">
            <text:p>PT_Coupling_additional_descriptions_test_4_rh2S6X0.cs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uly 1, 2019, 9:59 a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3267/change/?_changelist_filters=q%3Dadditional" xlink:type="simple">https://www.mrosupply.com/admin/products/uploadcsv/3267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266" calcext:value-type="float">
            <text:p>3266</text:p>
          </table:table-cell>
          <table:table-cell table:style-name="ce2" office:value-type="string" calcext:value-type="string">
            <text:p>PT Coupling</text:p>
          </table:table-cell>
          <table:table-cell table:style-name="ce4" office:value-type="string" calcext:value-type="string">
            <text:p>PT_Coupling_additional_descriptions_test_4.cs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uly 1, 2019, 9:57 a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3266/change/?_changelist_filters=q%3Dadditional" xlink:type="simple">https://www.mrosupply.com/admin/products/uploadcsv/3266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265" calcext:value-type="float">
            <text:p>3265</text:p>
          </table:table-cell>
          <table:table-cell table:style-name="ce2" office:value-type="string" calcext:value-type="string">
            <text:p>PT Coupling</text:p>
          </table:table-cell>
          <table:table-cell table:style-name="ce4" office:value-type="string" calcext:value-type="string">
            <text:p>PT_Coupling_additional_descriptions_test.cs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uly 1, 2019, 9:55 a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3265/change/?_changelist_filters=q%3Dadditional" xlink:type="simple">https://www.mrosupply.com/admin/products/uploadcsv/326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201" calcext:value-type="float">
            <text:p>3201</text:p>
          </table:table-cell>
          <table:table-cell table:style-name="ce2" office:value-type="string" calcext:value-type="string">
            <text:p>CoxReels</text:p>
          </table:table-cell>
          <table:table-cell table:style-name="ce4" office:value-type="string" calcext:value-type="string">
            <text:p>CoxReels_additional_description_update_for_less_hose_products.csv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May 6, 2019, 8:58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3201/change/?_changelist_filters=q%3Dadditional" xlink:type="simple">https://www.mrosupply.com/admin/products/uploadcsv/3201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175" calcext:value-type="float">
            <text:p>3175</text:p>
          </table:table-cell>
          <table:table-cell table:style-name="ce2" office:value-type="string" calcext:value-type="string">
            <text:p>Crown</text:p>
          </table:table-cell>
          <table:table-cell table:style-name="ce4" office:value-type="string" calcext:value-type="string">
            <text:p>Crown_additional_description_fix.csv</text:p>
          </table:table-cell>
          <table:table-cell table:style-name="ce2" office:value-type="float" office:value="1711" calcext:value-type="float">
            <text:p>1711</text:p>
          </table:table-cell>
          <table:table-cell table:style-name="ce2" office:value-type="string" calcext:value-type="string">
            <text:p>March 29, 2019, 6:54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3175/change/?_changelist_filters=q%3Dadditional" xlink:type="simple">https://www.mrosupply.com/admin/products/uploadcsv/317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145" calcext:value-type="float">
            <text:p>3145</text:p>
          </table:table-cell>
          <table:table-cell table:style-name="ce2" office:value-type="string" calcext:value-type="string">
            <text:p>Nexen</text:p>
          </table:table-cell>
          <table:table-cell table:style-name="ce4" office:value-type="string" calcext:value-type="string">
            <text:p>Nexen_additional_descriptions.csv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office:value-type="string" calcext:value-type="string">
            <text:p>March 10, 2019, 10:12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3145/change/?_changelist_filters=q%3Dadditional" xlink:type="simple">https://www.mrosupply.com/admin/products/uploadcsv/314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824" calcext:value-type="float">
            <text:p>2824</text:p>
          </table:table-cell>
          <table:table-cell table:style-name="ce2" office:value-type="string" calcext:value-type="string">
            <text:p>Baldor</text:p>
          </table:table-cell>
          <table:table-cell table:style-name="ce4" office:value-type="string" calcext:value-type="string">
            <text:p>Baldor_additional_descriptions.csv</text:p>
          </table:table-cell>
          <table:table-cell table:style-name="ce2" office:value-type="float" office:value="747" calcext:value-type="float">
            <text:p>747</text:p>
          </table:table-cell>
          <table:table-cell table:style-name="ce2" office:value-type="string" calcext:value-type="string">
            <text:p>Oct. 22, 2018, 1:57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824/change/?_changelist_filters=q%3Dadditional" xlink:type="simple">https://www.mrosupply.com/admin/products/uploadcsv/2824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718" calcext:value-type="float">
            <text:p>2718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Update_additional_description.cs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pt. 7, 2018, 9:47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718/change/?_changelist_filters=q%3Dadditional" xlink:type="simple">https://www.mrosupply.com/admin/products/uploadcsv/2718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709" calcext:value-type="float">
            <text:p>2709</text:p>
          </table:table-cell>
          <table:table-cell table:style-name="ce2" office:value-type="string" calcext:value-type="string">
            <text:p>Boston Gear</text:p>
          </table:table-cell>
          <table:table-cell table:style-name="ce4" office:value-type="string" calcext:value-type="string">
            <text:p>Boston_Gear_additional_description.csv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string" calcext:value-type="string">
            <text:p>Sept. 4, 2018, 10:23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709/change/?_changelist_filters=q%3Dadditional" xlink:type="simple">https://www.mrosupply.com/admin/products/uploadcsv/2709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651" calcext:value-type="float">
            <text:p>2651</text:p>
          </table:table-cell>
          <table:table-cell table:style-name="ce2" office:value-type="string" calcext:value-type="string">
            <text:p>TB Woods</text:p>
          </table:table-cell>
          <table:table-cell table:style-name="ce4" office:value-type="string" calcext:value-type="string">
            <text:p>TB_Woods_additional_descriptions.csv</text:p>
          </table:table-cell>
          <table:table-cell table:style-name="ce2" office:value-type="float" office:value="10280" calcext:value-type="float">
            <text:p>10280</text:p>
          </table:table-cell>
          <table:table-cell table:style-name="ce2" office:value-type="string" calcext:value-type="string">
            <text:p>Aug. 17, 2018, 8:33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651/change/?_changelist_filters=q%3Dadditional" xlink:type="simple">https://www.mrosupply.com/admin/products/uploadcsv/2651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606" calcext:value-type="float">
            <text:p>2606</text:p>
          </table:table-cell>
          <table:table-cell table:style-name="ce2" office:value-type="string" calcext:value-type="string">
            <text:p>Wiegmann</text:p>
          </table:table-cell>
          <table:table-cell table:style-name="ce4" office:value-type="string" calcext:value-type="string">
            <text:p>Wiegmann_additional_descriptions.csv</text:p>
          </table:table-cell>
          <table:table-cell table:style-name="ce2" office:value-type="float" office:value="3226" calcext:value-type="float">
            <text:p>3226</text:p>
          </table:table-cell>
          <table:table-cell table:style-name="ce2" office:value-type="string" calcext:value-type="string">
            <text:p>Aug. 3, 2018, 11:43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606/change/?_changelist_filters=q%3Dadditional" xlink:type="simple">https://www.mrosupply.com/admin/products/uploadcsv/2606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540" calcext:value-type="float">
            <text:p>2540</text:p>
          </table:table-cell>
          <table:table-cell table:style-name="ce2" office:value-type="string" calcext:value-type="string">
            <text:p>NoTrax</text:p>
          </table:table-cell>
          <table:table-cell table:style-name="ce4" office:value-type="string" calcext:value-type="string">
            <text:p>NoTrax_additional_descriptions.csv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office:value-type="string" calcext:value-type="string">
            <text:p>July 20, 2018, 8:31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2540/change/?_changelist_filters=q%3Dadditional" xlink:type="simple">https://www.mrosupply.com/admin/products/uploadcsv/2540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536" calcext:value-type="float">
            <text:p>2536</text:p>
          </table:table-cell>
          <table:table-cell table:style-name="ce2" office:value-type="string" calcext:value-type="string">
            <text:p>JW WINCO</text:p>
          </table:table-cell>
          <table:table-cell table:style-name="ce4" office:value-type="string" calcext:value-type="string">
            <text:p>JW_WINCO_additional_descriptions.csv</text:p>
          </table:table-cell>
          <table:table-cell table:style-name="ce2" office:value-type="float" office:value="2635" calcext:value-type="float">
            <text:p>2635</text:p>
          </table:table-cell>
          <table:table-cell table:style-name="ce2" office:value-type="string" calcext:value-type="string">
            <text:p>July 20, 2018, 6:54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2536/change/?_changelist_filters=q%3Dadditional" xlink:type="simple">https://www.mrosupply.com/admin/products/uploadcsv/2536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530" calcext:value-type="float">
            <text:p>2530</text:p>
          </table:table-cell>
          <table:table-cell table:style-name="ce2" office:value-type="string" calcext:value-type="string">
            <text:p>Orbit</text:p>
          </table:table-cell>
          <table:table-cell table:style-name="ce4" office:value-type="string" calcext:value-type="string">
            <text:p>Orbit_additional_descriptions.csv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July 19, 2018, 3:46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530/change/?_changelist_filters=q%3Dadditional" xlink:type="simple">https://www.mrosupply.com/admin/products/uploadcsv/2530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529" calcext:value-type="float">
            <text:p>2529</text:p>
          </table:table-cell>
          <table:table-cell table:style-name="ce2" office:value-type="string" calcext:value-type="string">
            <text:p>Climax</text:p>
          </table:table-cell>
          <table:table-cell table:style-name="ce4" office:value-type="string" calcext:value-type="string">
            <text:p>Climax_additional_descriptions_XHVIWno.csv</text:p>
          </table:table-cell>
          <table:table-cell table:style-name="ce2" office:value-type="float" office:value="772" calcext:value-type="float">
            <text:p>772</text:p>
          </table:table-cell>
          <table:table-cell table:style-name="ce2" office:value-type="string" calcext:value-type="string">
            <text:p>July 19, 2018, 1:02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Not cleaned up descriptions at all</text:p>
          </table:table-cell>
          <table:table-cell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529/change/?_changelist_filters=q%3Dadditional" xlink:type="simple">https://www.mrosupply.com/admin/products/uploadcsv/2529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516" calcext:value-type="float">
            <text:p>2516</text:p>
          </table:table-cell>
          <table:table-cell table:style-name="ce2" office:value-type="string" calcext:value-type="string">
            <text:p>Noblelift</text:p>
          </table:table-cell>
          <table:table-cell table:style-name="ce4" office:value-type="string" calcext:value-type="string">
            <text:p>noblelift_additional_description_fix.cs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uly 7, 2018, 1:35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516/change/?_changelist_filters=q%3Dadditional%26p%3D1" xlink:type="simple">https://www.mrosupply.com/admin/products/uploadcsv/2516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496" calcext:value-type="float">
            <text:p>2496</text:p>
          </table:table-cell>
          <table:table-cell table:style-name="ce2" office:value-type="string" calcext:value-type="string">
            <text:p>Dripless</text:p>
          </table:table-cell>
          <table:table-cell table:style-name="ce4" office:value-type="string" calcext:value-type="string">
            <text:p>Dripless_additional_descriptions.csv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July 4, 2018, 5:48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496/change/?_changelist_filters=q%3Dadditional%26p%3D1" xlink:type="simple">https://www.mrosupply.com/admin/products/uploadcsv/2496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490" calcext:value-type="float">
            <text:p>2490</text:p>
          </table:table-cell>
          <table:table-cell table:style-name="ce2" office:value-type="string" calcext:value-type="string">
            <text:p>Flexco</text:p>
          </table:table-cell>
          <table:table-cell table:style-name="ce4" office:value-type="string" calcext:value-type="string">
            <text:p>Flexco_additional_descriptions.csv</text:p>
          </table:table-cell>
          <table:table-cell table:style-name="ce2" office:value-type="float" office:value="3166" calcext:value-type="float">
            <text:p>3166</text:p>
          </table:table-cell>
          <table:table-cell table:style-name="ce2" office:value-type="string" calcext:value-type="string">
            <text:p>June 25, 2018, 6:42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490/change/?_changelist_filters=q%3Dadditional%26p%3D1" xlink:type="simple">https://www.mrosupply.com/admin/products/uploadcsv/2490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473" calcext:value-type="float">
            <text:p>2473</text:p>
          </table:table-cell>
          <table:table-cell table:style-name="ce2" office:value-type="string" calcext:value-type="string">
            <text:p>NEBO</text:p>
          </table:table-cell>
          <table:table-cell table:style-name="ce4" office:value-type="string" calcext:value-type="string">
            <text:p>NEBO_additional_descriptions.csv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June 21, 2018, 2:17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473/change/?_changelist_filters=q%3Dadditional%26p%3D1" xlink:type="simple">https://www.mrosupply.com/admin/products/uploadcsv/2473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471" calcext:value-type="float">
            <text:p>2471</text:p>
          </table:table-cell>
          <table:table-cell table:style-name="ce2" office:value-type="string" calcext:value-type="string">
            <text:p>Coilhose</text:p>
          </table:table-cell>
          <table:table-cell table:style-name="ce4" office:value-type="string" calcext:value-type="string">
            <text:p>coilhose_additional_descriptions.csv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June 21, 2018, 1:21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471/change/?_changelist_filters=q%3Dadditional%26p%3D1" xlink:type="simple">https://www.mrosupply.com/admin/products/uploadcsv/2471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469" calcext:value-type="float">
            <text:p>2469</text:p>
          </table:table-cell>
          <table:table-cell table:style-name="ce2" office:value-type="string" calcext:value-type="string">
            <text:p>EDT</text:p>
          </table:table-cell>
          <table:table-cell table:style-name="ce4" office:value-type="string" calcext:value-type="string">
            <text:p>EDT_additional_descriptions.csv</text:p>
          </table:table-cell>
          <table:table-cell table:style-name="ce2" office:value-type="float" office:value="7190" calcext:value-type="float">
            <text:p>7190</text:p>
          </table:table-cell>
          <table:table-cell table:style-name="ce2" office:value-type="string" calcext:value-type="string">
            <text:p>June 21, 2018, 8:25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469/change/?_changelist_filters=q%3Dadditional%26p%3D1" xlink:type="simple">https://www.mrosupply.com/admin/products/uploadcsv/246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465" calcext:value-type="float">
            <text:p>2465</text:p>
          </table:table-cell>
          <table:table-cell table:style-name="ce2" office:value-type="string" calcext:value-type="string">
            <text:p>Magpower</text:p>
          </table:table-cell>
          <table:table-cell table:style-name="ce4" office:value-type="string" calcext:value-type="string">
            <text:p>magpower_additional_descriptions.csv</text:p>
          </table:table-cell>
          <table:table-cell table:style-name="ce2" office:value-type="float" office:value="774" calcext:value-type="float">
            <text:p>774</text:p>
          </table:table-cell>
          <table:table-cell table:style-name="ce2" office:value-type="string" calcext:value-type="string">
            <text:p>June 21, 2018, 5:17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465/change/?_changelist_filters=q%3Dadditional%26p%3D1" xlink:type="simple">https://www.mrosupply.com/admin/products/uploadcsv/2465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459" calcext:value-type="float">
            <text:p>2459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A_little_brands_additional_descriptions_part_1.csv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June 13, 2018, 7:26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459/change/?_changelist_filters=q%3Dadditional%26p%3D1" xlink:type="simple">https://www.mrosupply.com/admin/products/uploadcsv/245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458" calcext:value-type="float">
            <text:p>2458</text:p>
          </table:table-cell>
          <table:table-cell table:style-name="ce2" office:value-type="string" calcext:value-type="string">
            <text:p>HUCO</text:p>
          </table:table-cell>
          <table:table-cell table:style-name="ce4" office:value-type="string" calcext:value-type="string">
            <text:p>HUCO_additional_descriptions.csv</text:p>
          </table:table-cell>
          <table:table-cell table:style-name="ce2" office:value-type="float" office:value="920" calcext:value-type="float">
            <text:p>920</text:p>
          </table:table-cell>
          <table:table-cell table:style-name="ce2" office:value-type="string" calcext:value-type="string">
            <text:p>June 11, 2018, 12:42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458/change/?_changelist_filters=q%3Dadditional%26p%3D1" xlink:type="simple">https://www.mrosupply.com/admin/products/uploadcsv/2458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442" calcext:value-type="float">
            <text:p>2442</text:p>
          </table:table-cell>
          <table:table-cell table:style-name="ce2" office:value-type="string" calcext:value-type="string">
            <text:p>Diamond</text:p>
          </table:table-cell>
          <table:table-cell table:style-name="ce4" office:value-type="string" calcext:value-type="string">
            <text:p>Diamond_chain_additional_descriptions.csv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June 5, 2018, 5:59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442/change/?_changelist_filters=q%3Dadditional%26p%3D1" xlink:type="simple">https://www.mrosupply.com/admin/products/uploadcsv/244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435" calcext:value-type="float">
            <text:p>2435</text:p>
          </table:table-cell>
          <table:table-cell table:style-name="ce2" office:value-type="string" calcext:value-type="string">
            <text:p>Coilhose</text:p>
          </table:table-cell>
          <table:table-cell table:style-name="ce4" office:value-type="string" calcext:value-type="string">
            <text:p>coilhose_new_items_additional_descriptions.csv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une 2, 2018, 1:15 a.m.</text:p>
          </table:table-cell>
          <table:table-cell table:style-name="ce13" office:value-type="string" calcext:value-type="string">
            <text:p>Reviewed</text:p>
          </table:table-cell>
          <table:table-cell table:style-name="ce3" office:value-type="string" calcext:value-type="string">
            <text:p>Messed up LI and TABLE tags</text:p>
          </table:table-cell>
          <table:table-cell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435/change/?_changelist_filters=q%3Dadditional%26p%3D1" xlink:type="simple">https://www.mrosupply.com/admin/products/uploadcsv/2435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432" calcext:value-type="float">
            <text:p>2432</text:p>
          </table:table-cell>
          <table:table-cell table:style-name="ce2" office:value-type="string" calcext:value-type="string">
            <text:p>Warner Electric</text:p>
          </table:table-cell>
          <table:table-cell table:style-name="ce4" office:value-type="string" calcext:value-type="string">
            <text:p>Warner_Electric_additional_descriptions.csv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June 1, 2018, 5:10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432/change/?_changelist_filters=q%3Dadditional%26p%3D1" xlink:type="simple">https://www.mrosupply.com/admin/products/uploadcsv/243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424" calcext:value-type="float">
            <text:p>2424</text:p>
          </table:table-cell>
          <table:table-cell table:style-name="ce2" office:value-type="string" calcext:value-type="string">
            <text:p>Coilhose</text:p>
          </table:table-cell>
          <table:table-cell table:style-name="ce4" office:value-type="string" calcext:value-type="string">
            <text:p>Coilhose_additional_descriptions.csv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ay 27, 2018, 6:29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Messed up LI and TABLE tags</text:p>
          </table:table-cell>
          <table:table-cell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424/change/?_changelist_filters=q%3Dadditional%26p%3D1" xlink:type="simple">https://www.mrosupply.com/admin/products/uploadcsv/2424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418" calcext:value-type="float">
            <text:p>2418</text:p>
          </table:table-cell>
          <table:table-cell table:style-name="ce2" office:value-type="string" calcext:value-type="string">
            <text:p>PTI</text:p>
          </table:table-cell>
          <table:table-cell table:style-name="ce4" office:value-type="string" calcext:value-type="string">
            <text:p>PTI_additional_descriptions.csv</text:p>
          </table:table-cell>
          <table:table-cell table:style-name="ce2" office:value-type="float" office:value="5908" calcext:value-type="float">
            <text:p>5908</text:p>
          </table:table-cell>
          <table:table-cell table:style-name="ce2" office:value-type="string" calcext:value-type="string">
            <text:p>May 27, 2018, 1:54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418/change/?_changelist_filters=q%3Dadditional%26p%3D1" xlink:type="simple">https://www.mrosupply.com/admin/products/uploadcsv/2418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412" calcext:value-type="float">
            <text:p>2412</text:p>
          </table:table-cell>
          <table:table-cell table:style-name="ce2" office:value-type="string" calcext:value-type="string">
            <text:p>Hubbell Wiring</text:p>
          </table:table-cell>
          <table:table-cell table:style-name="ce4" office:value-type="string" calcext:value-type="string">
            <text:p>Hubbell_Wiring_additional_descriptions.csv</text:p>
          </table:table-cell>
          <table:table-cell table:style-name="ce2" office:value-type="float" office:value="4216" calcext:value-type="float">
            <text:p>4216</text:p>
          </table:table-cell>
          <table:table-cell table:style-name="ce2" office:value-type="string" calcext:value-type="string">
            <text:p>May 19, 2018, 9:56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Too short additional descriptions</text:p>
          </table:table-cell>
          <table:table-cell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412/change/?_changelist_filters=q%3Dadditional%26p%3D1" xlink:type="simple">https://www.mrosupply.com/admin/products/uploadcsv/241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407" calcext:value-type="float">
            <text:p>2407</text:p>
          </table:table-cell>
          <table:table-cell table:style-name="ce2" office:value-type="string" calcext:value-type="string">
            <text:p>Coilhose</text:p>
          </table:table-cell>
          <table:table-cell table:style-name="ce4" office:value-type="string" calcext:value-type="string">
            <text:p>FIX_Coilhose_additional_descriptions_verified.csv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May 15, 2018, 3:03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407/change/?_changelist_filters=q%3Dadditional%26p%3D1" xlink:type="simple">https://www.mrosupply.com/admin/products/uploadcsv/2407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401" calcext:value-type="float">
            <text:p>2401</text:p>
          </table:table-cell>
          <table:table-cell table:style-name="ce2" office:value-type="string" calcext:value-type="string">
            <text:p>Coilhose</text:p>
          </table:table-cell>
          <table:table-cell table:style-name="ce4" office:value-type="string" calcext:value-type="string">
            <text:p>Coilhose_additional_descriptions_verified.csv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May 11, 2018, 5:51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401/change/?_changelist_filters=q%3Dadditional%26p%3D1" xlink:type="simple">https://www.mrosupply.com/admin/products/uploadcsv/2401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395" calcext:value-type="float">
            <text:p>2395</text:p>
          </table:table-cell>
          <table:table-cell table:style-name="ce2" office:value-type="string" calcext:value-type="string">
            <text:p>Duro</text:p>
          </table:table-cell>
          <table:table-cell table:style-name="ce4" office:value-type="string" calcext:value-type="string">
            <text:p>Duro_additional_descriptions.csv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May 8, 2018, 5:52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395/change/?_changelist_filters=q%3Dadditional%26p%3D1" xlink:type="simple">https://www.mrosupply.com/admin/products/uploadcsv/2395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393" calcext:value-type="float">
            <text:p>2393</text:p>
          </table:table-cell>
          <table:table-cell table:style-name="ce2" office:value-type="string" calcext:value-type="string">
            <text:p>Gearing solutions</text:p>
          </table:table-cell>
          <table:table-cell table:style-name="ce4" office:value-type="string" calcext:value-type="string">
            <text:p>gearing_solutions_additional_description.csv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May 7, 2018, 6:37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393/change/?_changelist_filters=q%3Dadditional%26p%3D1" xlink:type="simple">https://www.mrosupply.com/admin/products/uploadcsv/2393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381" calcext:value-type="float">
            <text:p>2381</text:p>
          </table:table-cell>
          <table:table-cell table:style-name="ce2" office:value-type="string" calcext:value-type="string">
            <text:p>SQwincher</text:p>
          </table:table-cell>
          <table:table-cell table:style-name="ce4" office:value-type="string" calcext:value-type="string">
            <text:p>sqwincher_additional_description.csv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May 4, 2018, 5:47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2381/change/?_changelist_filters=q%3Dadditional%26p%3D1" xlink:type="simple">https://www.mrosupply.com/admin/products/uploadcsv/2381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361" calcext:value-type="float">
            <text:p>2361</text:p>
          </table:table-cell>
          <table:table-cell table:style-name="ce2" office:value-type="string" calcext:value-type="string">
            <text:p>Noblelift</text:p>
          </table:table-cell>
          <table:table-cell table:style-name="ce4" office:value-type="string" calcext:value-type="string">
            <text:p>noblelift_additional_description.csv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April 25, 2018, 5:13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361/change/?_changelist_filters=q%3Dadditional%26p%3D1" xlink:type="simple">https://www.mrosupply.com/admin/products/uploadcsv/2361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354" calcext:value-type="float">
            <text:p>2354</text:p>
          </table:table-cell>
          <table:table-cell table:style-name="ce2" office:value-type="string" calcext:value-type="string">
            <text:p>Brennan</text:p>
          </table:table-cell>
          <table:table-cell table:style-name="ce4" office:value-type="string" calcext:value-type="string">
            <text:p>Brennan_additional_descriptions.csv</text:p>
          </table:table-cell>
          <table:table-cell table:style-name="ce2" office:value-type="float" office:value="6206" calcext:value-type="float">
            <text:p>6206</text:p>
          </table:table-cell>
          <table:table-cell table:style-name="ce2" office:value-type="string" calcext:value-type="string">
            <text:p>April 23, 2018, 6:56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2354/change/?_changelist_filters=q%3Dadditional%26p%3D1" xlink:type="simple">https://www.mrosupply.com/admin/products/uploadcsv/2354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319" calcext:value-type="float">
            <text:p>2319</text:p>
          </table:table-cell>
          <table:table-cell table:style-name="ce2" office:value-type="string" calcext:value-type="string">
            <text:p>Fastube</text:p>
          </table:table-cell>
          <table:table-cell table:style-name="ce4" office:value-type="string" calcext:value-type="string">
            <text:p>fastube_additional_description.csv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April 20, 2018, 3:22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2319/change/?_changelist_filters=q%3Dadditional%26p%3D1" xlink:type="simple">https://www.mrosupply.com/admin/products/uploadcsv/231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310" calcext:value-type="float">
            <text:p>2310</text:p>
          </table:table-cell>
          <table:table-cell table:style-name="ce2" office:value-type="string" calcext:value-type="string">
            <text:p>Elasco</text:p>
          </table:table-cell>
          <table:table-cell table:style-name="ce4" office:value-type="string" calcext:value-type="string">
            <text:p>Elasco_additional_description.csv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April 19, 2018, 10:44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2310/change/?_changelist_filters=q%3Dadditional%26p%3D1" xlink:type="simple">https://www.mrosupply.com/admin/products/uploadcsv/2310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95" calcext:value-type="float">
            <text:p>2295</text:p>
          </table:table-cell>
          <table:table-cell table:style-name="ce2" office:value-type="string" calcext:value-type="string">
            <text:p>Moline</text:p>
          </table:table-cell>
          <table:table-cell table:style-name="ce4" office:value-type="string" calcext:value-type="string">
            <text:p>Moline_additional_descriptions.csv</text:p>
          </table:table-cell>
          <table:table-cell table:style-name="ce2" office:value-type="float" office:value="919" calcext:value-type="float">
            <text:p>919</text:p>
          </table:table-cell>
          <table:table-cell table:style-name="ce2" office:value-type="string" calcext:value-type="string">
            <text:p>April 14, 2018, 6:23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295/change/?_changelist_filters=q%3Dadditional%26p%3D1" xlink:type="simple">https://www.mrosupply.com/admin/products/uploadcsv/2295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94" calcext:value-type="float">
            <text:p>2294</text:p>
          </table:table-cell>
          <table:table-cell table:style-name="ce2" office:value-type="string" calcext:value-type="string">
            <text:p>Crown</text:p>
          </table:table-cell>
          <table:table-cell table:style-name="ce4" office:value-type="string" calcext:value-type="string">
            <text:p>Crown_additional_descriptions_fix.csv</text:p>
          </table:table-cell>
          <table:table-cell table:style-name="ce2" office:value-type="float" office:value="1711" calcext:value-type="float">
            <text:p>1711</text:p>
          </table:table-cell>
          <table:table-cell table:style-name="ce2" office:value-type="string" calcext:value-type="string">
            <text:p>April 14, 2018, 6:21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294/change/?_changelist_filters=q%3Dadditional%26p%3D1" xlink:type="simple">https://www.mrosupply.com/admin/products/uploadcsv/2294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92" calcext:value-type="float">
            <text:p>2292</text:p>
          </table:table-cell>
          <table:table-cell table:style-name="ce2" office:value-type="string" calcext:value-type="string">
            <text:p>Accushim</text:p>
          </table:table-cell>
          <table:table-cell table:style-name="ce4" office:value-type="string" calcext:value-type="string">
            <text:p>Accushim_additional_descriptions_mn4AUAh_h52k8NI.csv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April 13, 2018, 12:16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292/change/?_changelist_filters=q%3Dadditional%26p%3D1" xlink:type="simple">https://www.mrosupply.com/admin/products/uploadcsv/229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91" calcext:value-type="float">
            <text:p>2291</text:p>
          </table:table-cell>
          <table:table-cell table:style-name="ce2" office:value-type="string" calcext:value-type="string">
            <text:p>NTN</text:p>
          </table:table-cell>
          <table:table-cell table:style-name="ce4" office:value-type="string" calcext:value-type="string">
            <text:p>NTN_additional_descriptions_2.csv</text:p>
          </table:table-cell>
          <table:table-cell table:style-name="ce2" office:value-type="float" office:value="9144" calcext:value-type="float">
            <text:p>9144</text:p>
          </table:table-cell>
          <table:table-cell table:style-name="ce2" office:value-type="string" calcext:value-type="string">
            <text:p>April 11, 2018, 3:54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291/change/?_changelist_filters=q%3Dadditional%26p%3D1" xlink:type="simple">https://www.mrosupply.com/admin/products/uploadcsv/2291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85" calcext:value-type="float">
            <text:p>2285</text:p>
          </table:table-cell>
          <table:table-cell table:style-name="ce2" office:value-type="string" calcext:value-type="string">
            <text:p>Knipex</text:p>
          </table:table-cell>
          <table:table-cell table:style-name="ce4" office:value-type="string" calcext:value-type="string">
            <text:p>knipex_additional_descriptidon.csv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string" calcext:value-type="string">
            <text:p>April 10, 2018, 8:09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285/change/?_changelist_filters=q%3Dadditional%26p%3D1" xlink:type="simple">https://www.mrosupply.com/admin/products/uploadcsv/2285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79" calcext:value-type="float">
            <text:p>2279</text:p>
          </table:table-cell>
          <table:table-cell table:style-name="ce2" office:value-type="string" calcext:value-type="string">
            <text:p>Accushim</text:p>
          </table:table-cell>
          <table:table-cell table:style-name="ce4" office:value-type="string" calcext:value-type="string">
            <text:p>Accushim_additional_descriptions_mn4AUAh.csv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April 6, 2018, 12:06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279/change/?_changelist_filters=q%3Dadditional%26p%3D1" xlink:type="simple">https://www.mrosupply.com/admin/products/uploadcsv/227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78" calcext:value-type="float">
            <text:p>2278</text:p>
          </table:table-cell>
          <table:table-cell table:style-name="ce2" office:value-type="string" calcext:value-type="string">
            <text:p>Accushim</text:p>
          </table:table-cell>
          <table:table-cell table:style-name="ce4" office:value-type="string" calcext:value-type="string">
            <text:p>Accushim_additional_descriptions.csv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April 6, 2018, 11:44 a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278/change/?_changelist_filters=q%3Dadditional%26p%3D1" xlink:type="simple">https://www.mrosupply.com/admin/products/uploadcsv/2278/change/?_changelist_filters=q%3Dadditional%26p%3D1</text:a></text:p>
          </table:table-cell>
          <table:table-cell table:style-name="ce2" office:value-type="string" calcext:value-type="string">
            <text:p>Above file has the same products.</text:p>
          </table:table-cell>
          <table:table-cell table:number-columns-repeated="53"/>
        </table:table-row>
        <table:table-row table:style-name="ro1">
          <table:table-cell table:style-name="ce2" office:value-type="float" office:value="2273" calcext:value-type="float">
            <text:p>2273</text:p>
          </table:table-cell>
          <table:table-cell table:style-name="ce2" office:value-type="string" calcext:value-type="string">
            <text:p>Airmaster</text:p>
          </table:table-cell>
          <table:table-cell table:style-name="ce4" office:value-type="string" calcext:value-type="string">
            <text:p>Airmaster_additional_description.csv</text:p>
          </table:table-cell>
          <table:table-cell table:style-name="ce2" office:value-type="float" office:value="1363" calcext:value-type="float">
            <text:p>1363</text:p>
          </table:table-cell>
          <table:table-cell table:style-name="ce2" office:value-type="string" calcext:value-type="string">
            <text:p>April 4, 2018, 3:32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273/change/?_changelist_filters=q%3Dadditional%26p%3D1" xlink:type="simple">https://www.mrosupply.com/admin/products/uploadcsv/2273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68" calcext:value-type="float">
            <text:p>2268</text:p>
          </table:table-cell>
          <table:table-cell table:style-name="ce2" office:value-type="string" calcext:value-type="string">
            <text:p>CooperWiring</text:p>
          </table:table-cell>
          <table:table-cell table:style-name="ce4" office:value-type="string" calcext:value-type="string">
            <text:p>CooperWiring_additional_descriptions.csv</text:p>
          </table:table-cell>
          <table:table-cell table:style-name="ce2" office:value-type="float" office:value="1548" calcext:value-type="float">
            <text:p>1548</text:p>
          </table:table-cell>
          <table:table-cell table:style-name="ce2" office:value-type="string" calcext:value-type="string">
            <text:p>March 30, 2018, 6:44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2268/change/?_changelist_filters=q%3Dadditional%26p%3D1" xlink:type="simple">https://www.mrosupply.com/admin/products/uploadcsv/2268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57" calcext:value-type="float">
            <text:p>2257</text:p>
          </table:table-cell>
          <table:table-cell table:style-name="ce2" office:value-type="string" calcext:value-type="string">
            <text:p>tatung</text:p>
          </table:table-cell>
          <table:table-cell table:style-name="ce4" office:value-type="string" calcext:value-type="string">
            <text:p>tatung_additional_descriptions.csv</text:p>
          </table:table-cell>
          <table:table-cell table:style-name="ce2" office:value-type="float" office:value="746" calcext:value-type="float">
            <text:p>746</text:p>
          </table:table-cell>
          <table:table-cell table:style-name="ce2" office:value-type="string" calcext:value-type="string">
            <text:p>March 29, 2018, 3:33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257/change/?_changelist_filters=q%3Dadditional%26p%3D1" xlink:type="simple">https://www.mrosupply.com/admin/products/uploadcsv/2257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47" calcext:value-type="float">
            <text:p>2247</text:p>
          </table:table-cell>
          <table:table-cell table:style-name="ce2" office:value-type="string" calcext:value-type="string">
            <text:p>Dodge</text:p>
          </table:table-cell>
          <table:table-cell table:style-name="ce4" office:value-type="string" calcext:value-type="string">
            <text:p>dodge_additional_description_2.csv</text:p>
          </table:table-cell>
          <table:table-cell table:style-name="ce2" office:value-type="float" office:value="20242" calcext:value-type="float">
            <text:p>20242</text:p>
          </table:table-cell>
          <table:table-cell table:style-name="ce2" office:value-type="string" calcext:value-type="string">
            <text:p>March 22, 2018, 8:49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247/change/?_changelist_filters=q%3Dadditional%26p%3D1" xlink:type="simple">https://www.mrosupply.com/admin/products/uploadcsv/2247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46" calcext:value-type="float">
            <text:p>2246</text:p>
          </table:table-cell>
          <table:table-cell table:style-name="ce2" office:value-type="string" calcext:value-type="string">
            <text:p>Naemotors</text:p>
          </table:table-cell>
          <table:table-cell table:style-name="ce4" office:value-type="string" calcext:value-type="string">
            <text:p>naemotors_additional_descriptions_fix.csv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March 22, 2018, 6:17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246/change/?_changelist_filters=q%3Dadditional%26p%3D1" xlink:type="simple">https://www.mrosupply.com/admin/products/uploadcsv/2246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44" calcext:value-type="float">
            <text:p>2244</text:p>
          </table:table-cell>
          <table:table-cell table:style-name="ce2" office:value-type="string" calcext:value-type="string">
            <text:p>Pearl</text:p>
          </table:table-cell>
          <table:table-cell table:style-name="ce4" office:value-type="string" calcext:value-type="string">
            <text:p>pearl_additional_descriptions_2_24nuqg9.csv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March 22, 2018, 6:03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244/change/?_changelist_filters=q%3Dadditional%26p%3D1" xlink:type="simple">https://www.mrosupply.com/admin/products/uploadcsv/2244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43" calcext:value-type="float">
            <text:p>2243</text:p>
          </table:table-cell>
          <table:table-cell table:style-name="ce2" office:value-type="string" calcext:value-type="string">
            <text:p>Pearl</text:p>
          </table:table-cell>
          <table:table-cell table:style-name="ce4" office:value-type="string" calcext:value-type="string">
            <text:p>pearl_additional_descriptions_2.csv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March 22, 2018, 6:01 p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243/change/?_changelist_filters=q%3Dadditional%26p%3D1" xlink:type="simple">https://www.mrosupply.com/admin/products/uploadcsv/2243/change/?_changelist_filters=q%3Dadditional%26p%3D1</text:a></text:p>
          </table:table-cell>
          <table:table-cell table:style-name="ce2" office:value-type="string" calcext:value-type="string">
            <text:p>Above file has the same products.</text:p>
          </table:table-cell>
          <table:table-cell table:number-columns-repeated="53"/>
        </table:table-row>
        <table:table-row table:style-name="ro1">
          <table:table-cell table:style-name="ce2" office:value-type="float" office:value="2231" calcext:value-type="float">
            <text:p>2231</text:p>
          </table:table-cell>
          <table:table-cell table:style-name="ce2" office:value-type="string" calcext:value-type="string">
            <text:p>Naemotors</text:p>
          </table:table-cell>
          <table:table-cell table:style-name="ce4" office:value-type="string" calcext:value-type="string">
            <text:p>naemotors_additional_descriptions.csv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March 17, 2018, 2:52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231/change/?_changelist_filters=q%3Dadditional%26p%3D1" xlink:type="simple">https://www.mrosupply.com/admin/products/uploadcsv/2231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29" calcext:value-type="float">
            <text:p>2229</text:p>
          </table:table-cell>
          <table:table-cell table:style-name="ce2" office:value-type="string" calcext:value-type="string">
            <text:p>Dichtomatik</text:p>
          </table:table-cell>
          <table:table-cell table:style-name="ce4" office:value-type="string" calcext:value-type="string">
            <text:p>dichtomatik_additional_description.csv</text:p>
          </table:table-cell>
          <table:table-cell table:style-name="ce2" office:value-type="float" office:value="38166" calcext:value-type="float">
            <text:p>38166</text:p>
          </table:table-cell>
          <table:table-cell table:style-name="ce2" office:value-type="string" calcext:value-type="string">
            <text:p>March 16, 2018, 8:47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2229/change/?_changelist_filters=q%3Dadditional%26p%3D1" xlink:type="simple">https://www.mrosupply.com/admin/products/uploadcsv/222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27" calcext:value-type="float">
            <text:p>2227</text:p>
          </table:table-cell>
          <table:table-cell table:style-name="ce2" office:value-type="string" calcext:value-type="string">
            <text:p>ZKL</text:p>
          </table:table-cell>
          <table:table-cell table:style-name="ce4" office:value-type="string" calcext:value-type="string">
            <text:p>zkl_additional_description.csv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string" calcext:value-type="string">
            <text:p>March 16, 2018, 7:35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227/change/?_changelist_filters=q%3Dadditional%26p%3D1" xlink:type="simple">https://www.mrosupply.com/admin/products/uploadcsv/2227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25" calcext:value-type="float">
            <text:p>2225</text:p>
          </table:table-cell>
          <table:table-cell table:style-name="ce2" office:value-type="string" calcext:value-type="string">
            <text:p>Bunting Bearings</text:p>
          </table:table-cell>
          <table:table-cell table:style-name="ce4" office:value-type="string" calcext:value-type="string">
            <text:p>Bunting_Bearings_additional_description.csv</text:p>
          </table:table-cell>
          <table:table-cell table:style-name="ce2" office:value-type="float" office:value="4391" calcext:value-type="float">
            <text:p>4391</text:p>
          </table:table-cell>
          <table:table-cell table:style-name="ce2" office:value-type="string" calcext:value-type="string">
            <text:p>March 16, 2018, 7:30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225/change/?_changelist_filters=q%3Dadditional%26p%3D1" xlink:type="simple">https://www.mrosupply.com/admin/products/uploadcsv/2225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24" calcext:value-type="float">
            <text:p>2224</text:p>
          </table:table-cell>
          <table:table-cell table:style-name="ce2" office:value-type="string" calcext:value-type="string">
            <text:p>SQuared</text:p>
          </table:table-cell>
          <table:table-cell table:style-name="ce4" office:value-type="string" calcext:value-type="string">
            <text:p>squared_additional_descriptions_2.csv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string" calcext:value-type="string">
            <text:p>March 16, 2018, 7:28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224/change/?_changelist_filters=q%3Dadditional%26p%3D1" xlink:type="simple">https://www.mrosupply.com/admin/products/uploadcsv/2224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21" calcext:value-type="float">
            <text:p>2221</text:p>
          </table:table-cell>
          <table:table-cell table:style-name="ce2" office:value-type="string" calcext:value-type="string">
            <text:p>Eklind</text:p>
          </table:table-cell>
          <table:table-cell table:style-name="ce4" office:value-type="string" calcext:value-type="string">
            <text:p>eklind_additional_description.csv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March 16, 2018, 7:25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221/change/?_changelist_filters=q%3Dadditional%26p%3D1" xlink:type="simple">https://www.mrosupply.com/admin/products/uploadcsv/2221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20" calcext:value-type="float">
            <text:p>2220</text:p>
          </table:table-cell>
          <table:table-cell table:style-name="ce2" office:value-type="string" calcext:value-type="string">
            <text:p>FAG</text:p>
          </table:table-cell>
          <table:table-cell table:style-name="ce4" office:value-type="string" calcext:value-type="string">
            <text:p>fag_additional_descriptions.csv</text:p>
          </table:table-cell>
          <table:table-cell table:style-name="ce2" office:value-type="float" office:value="681" calcext:value-type="float">
            <text:p>681</text:p>
          </table:table-cell>
          <table:table-cell table:style-name="ce2" office:value-type="string" calcext:value-type="string">
            <text:p>March 16, 2018, 7:24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220/change/?_changelist_filters=q%3Dadditional%26p%3D1" xlink:type="simple">https://www.mrosupply.com/admin/products/uploadcsv/2220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19" calcext:value-type="float">
            <text:p>2219</text:p>
          </table:table-cell>
          <table:table-cell table:style-name="ce2" office:value-type="string" calcext:value-type="string">
            <text:p>Ringfeder</text:p>
          </table:table-cell>
          <table:table-cell table:style-name="ce4" office:value-type="string" calcext:value-type="string">
            <text:p>ringfeder_additional_description.csv</text:p>
          </table:table-cell>
          <table:table-cell table:style-name="ce2" office:value-type="float" office:value="523" calcext:value-type="float">
            <text:p>523</text:p>
          </table:table-cell>
          <table:table-cell table:style-name="ce2" office:value-type="string" calcext:value-type="string">
            <text:p>March 16, 2018, 7:24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219/change/?_changelist_filters=q%3Dadditional%26p%3D1" xlink:type="simple">https://www.mrosupply.com/admin/products/uploadcsv/221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06" calcext:value-type="float">
            <text:p>2206</text:p>
          </table:table-cell>
          <table:table-cell table:style-name="ce2" office:value-type="string" calcext:value-type="string">
            <text:p>SQuared</text:p>
          </table:table-cell>
          <table:table-cell table:style-name="ce4" office:value-type="string" calcext:value-type="string">
            <text:p>squared_additional_descriptions.csv</text:p>
          </table:table-cell>
          <table:table-cell table:style-name="ce2" office:value-type="float" office:value="44093" calcext:value-type="float">
            <text:p>44093</text:p>
          </table:table-cell>
          <table:table-cell table:style-name="ce2" office:value-type="string" calcext:value-type="string">
            <text:p>March 3, 2018, 1:45 p.m.</text:p>
          </table:table-cell>
          <table:table-cell table:style-name="ce12" office:value-type="string" calcext:value-type="string">
            <text:p>Process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Not reviewed</text:p>
          </table:table-cell>
          <table:table-cell/>
          <table:table-cell table:style-name="ce5" office:value-type="string" calcext:value-type="string">
            <text:p><text:a xlink:href="https://www.mrosupply.com/admin/products/uploadcsv/2206/change/?_changelist_filters=q%3Dadditional%26p%3D1" xlink:type="simple">https://www.mrosupply.com/admin/products/uploadcsv/2206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05" calcext:value-type="float">
            <text:p>2205</text:p>
          </table:table-cell>
          <table:table-cell table:style-name="ce2" office:value-type="string" calcext:value-type="string">
            <text:p>SQuared</text:p>
          </table:table-cell>
          <table:table-cell table:style-name="ce4" office:value-type="string" calcext:value-type="string">
            <text:p>squared_additional_descriptions_test.cs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rch 3, 2018, 1:42 p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205/change/?_changelist_filters=q%3Dadditional%26p%3D1" xlink:type="simple">https://www.mrosupply.com/admin/products/uploadcsv/2205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03" calcext:value-type="float">
            <text:p>2203</text:p>
          </table:table-cell>
          <table:table-cell table:style-name="ce2" office:value-type="string" calcext:value-type="string">
            <text:p>SQuared</text:p>
          </table:table-cell>
          <table:table-cell table:style-name="ce4" office:value-type="string" calcext:value-type="string">
            <text:p>square_additional_descriptions_test.csv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rch 1, 2018, 9:51 a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203/change/?_changelist_filters=q%3Dadditional%26p%3D1" xlink:type="simple">https://www.mrosupply.com/admin/products/uploadcsv/2203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180" calcext:value-type="float">
            <text:p>2180</text:p>
          </table:table-cell>
          <table:table-cell table:style-name="ce2" office:value-type="string" calcext:value-type="string">
            <text:p>TSubaki</text:p>
          </table:table-cell>
          <table:table-cell table:style-name="ce4" office:value-type="string" calcext:value-type="string">
            <text:p>tsubaki_additional_description.csv</text:p>
          </table:table-cell>
          <table:table-cell table:style-name="ce2" office:value-type="float" office:value="3588" calcext:value-type="float">
            <text:p>3588</text:p>
          </table:table-cell>
          <table:table-cell table:style-name="ce2" office:value-type="string" calcext:value-type="string">
            <text:p>Feb. 10, 2018, 5:28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180/change/?_changelist_filters=q%3Dadditional%26p%3D1" xlink:type="simple">https://www.mrosupply.com/admin/products/uploadcsv/2180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176" calcext:value-type="float">
            <text:p>2176</text:p>
          </table:table-cell>
          <table:table-cell table:style-name="ce2" office:value-type="string" calcext:value-type="string">
            <text:p>Timken</text:p>
          </table:table-cell>
          <table:table-cell table:style-name="ce4" office:value-type="string" calcext:value-type="string">
            <text:p>timken_additional_description_1.csv</text:p>
          </table:table-cell>
          <table:table-cell table:style-name="ce2" office:value-type="float" office:value="5688" calcext:value-type="float">
            <text:p>5688</text:p>
          </table:table-cell>
          <table:table-cell table:style-name="ce2" office:value-type="string" calcext:value-type="string">
            <text:p>Feb. 8, 2018, 9:47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176/change/?_changelist_filters=q%3Dadditional%26p%3D1" xlink:type="simple">https://www.mrosupply.com/admin/products/uploadcsv/2176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175" calcext:value-type="float">
            <text:p>2175</text:p>
          </table:table-cell>
          <table:table-cell table:style-name="ce2" office:value-type="string" calcext:value-type="string">
            <text:p>Zeromax</text:p>
          </table:table-cell>
          <table:table-cell table:style-name="ce4" office:value-type="string" calcext:value-type="string">
            <text:p>zeromax_additional_description_1.csv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Feb. 8, 2018, 9:47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175/change/?_changelist_filters=q%3Dadditional%26p%3D1" xlink:type="simple">https://www.mrosupply.com/admin/products/uploadcsv/2175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174" calcext:value-type="float">
            <text:p>2174</text:p>
          </table:table-cell>
          <table:table-cell table:style-name="ce2" office:value-type="string" calcext:value-type="string">
            <text:p>Timken</text:p>
          </table:table-cell>
          <table:table-cell table:style-name="ce4" office:value-type="string" calcext:value-type="string">
            <text:p>timken_additional_description.csv</text:p>
          </table:table-cell>
          <table:table-cell table:style-name="ce2" office:value-type="float" office:value="5688" calcext:value-type="float">
            <text:p>5688</text:p>
          </table:table-cell>
          <table:table-cell table:style-name="ce2" office:value-type="string" calcext:value-type="string">
            <text:p>Feb. 8, 2018, 8:20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174/change/?_changelist_filters=q%3Dadditional%26p%3D1" xlink:type="simple">https://www.mrosupply.com/admin/products/uploadcsv/2174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172" calcext:value-type="float">
            <text:p>2172</text:p>
          </table:table-cell>
          <table:table-cell table:style-name="ce2" office:value-type="string" calcext:value-type="string">
            <text:p>Zeromax</text:p>
          </table:table-cell>
          <table:table-cell table:style-name="ce4" office:value-type="string" calcext:value-type="string">
            <text:p>zeromax_additional_description.csv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Feb. 8, 2018, 8:08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172/change/?_changelist_filters=q%3Dadditional%26p%3D1" xlink:type="simple">https://www.mrosupply.com/admin/products/uploadcsv/217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166" calcext:value-type="float">
            <text:p>2166</text:p>
          </table:table-cell>
          <table:table-cell table:style-name="ce2" office:value-type="string" calcext:value-type="string">
            <text:p>Pyramex</text:p>
          </table:table-cell>
          <table:table-cell table:style-name="ce4" office:value-type="string" calcext:value-type="string">
            <text:p>Pyramex_additional_descr_2_pNuNnBi.csv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eb. 4, 2018, 7:05 a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41490968</text:p>
          </table:table-cell>
          <table:table-cell table:style-name="ce5" office:value-type="string" calcext:value-type="string">
            <text:p><text:a xlink:href="https://www.mrosupply.com/admin/products/uploadcsv/2166/change/?_changelist_filters=q%3Dadditional%26p%3D1" xlink:type="simple">https://www.mrosupply.com/admin/products/uploadcsv/2166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165" calcext:value-type="float">
            <text:p>2165</text:p>
          </table:table-cell>
          <table:table-cell table:style-name="ce2" office:value-type="string" calcext:value-type="string">
            <text:p>Pyramex</text:p>
          </table:table-cell>
          <table:table-cell table:style-name="ce4" office:value-type="string" calcext:value-type="string">
            <text:p>Pyramex_additional_descr_2.csv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eb. 4, 2018, 7:03 a.m.</text:p>
          </table:table-cell>
          <table:table-cell table:style-name="ce12" office:value-type="string" calcext:value-type="string">
            <text:p>Skip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<text:a xlink:href="https://www.mrosupply.com/admin/products/uploadcsv/2165/change/?_changelist_filters=q%3Dadditional%26p%3D1" xlink:type="simple">https://www.mrosupply.com/admin/products/uploadcsv/2165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161" calcext:value-type="float">
            <text:p>2161</text:p>
          </table:table-cell>
          <table:table-cell table:style-name="ce2" office:value-type="string" calcext:value-type="string">
            <text:p>West Chester</text:p>
          </table:table-cell>
          <table:table-cell table:style-name="ce4" office:value-type="string" calcext:value-type="string">
            <text:p>West_Chester_additional_descriptions_1.csv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Jan. 30, 2018, 10:25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161/change/?_changelist_filters=q%3Dadditional%26p%3D1" xlink:type="simple">https://www.mrosupply.com/admin/products/uploadcsv/2161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139" calcext:value-type="float">
            <text:p>2139</text:p>
          </table:table-cell>
          <table:table-cell table:style-name="ce2" office:value-type="string" calcext:value-type="string">
            <text:p>Altramotion</text:p>
          </table:table-cell>
          <table:table-cell table:style-name="ce4" office:value-type="string" calcext:value-type="string">
            <text:p>altramotion_additional_descr.csv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Jan. 18, 2018, 7:38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139/change/?_changelist_filters=q%3Dadditional%26p%3D1" xlink:type="simple">https://www.mrosupply.com/admin/products/uploadcsv/213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128" calcext:value-type="float">
            <text:p>2128</text:p>
          </table:table-cell>
          <table:table-cell table:style-name="ce2" office:value-type="string" calcext:value-type="string">
            <text:p>Dixon</text:p>
          </table:table-cell>
          <table:table-cell table:style-name="ce4" office:value-type="string" calcext:value-type="string">
            <text:p>dixon_additional_descriptions_2.csv</text:p>
          </table:table-cell>
          <table:table-cell table:style-name="ce2" office:value-type="float" office:value="2459" calcext:value-type="float">
            <text:p>2459</text:p>
          </table:table-cell>
          <table:table-cell table:style-name="ce2" office:value-type="string" calcext:value-type="string">
            <text:p>Jan. 13, 2018, 1:35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128/change/?_changelist_filters=q%3Dadditional%26p%3D1" xlink:type="simple">https://www.mrosupply.com/admin/products/uploadcsv/2128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120" calcext:value-type="float">
            <text:p>2120</text:p>
          </table:table-cell>
          <table:table-cell table:style-name="ce2" office:value-type="string" calcext:value-type="string">
            <text:p>Aurora</text:p>
          </table:table-cell>
          <table:table-cell table:style-name="ce4" office:value-type="string" calcext:value-type="string">
            <text:p>Aurora_additional_description_2.csv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Jan. 8, 2018, 5:48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120/change/?_changelist_filters=q%3Dadditional%26p%3D1" xlink:type="simple">https://www.mrosupply.com/admin/products/uploadcsv/2120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082" calcext:value-type="float">
            <text:p>2082</text:p>
          </table:table-cell>
          <table:table-cell table:style-name="ce2" office:value-type="string" calcext:value-type="string">
            <text:p>Durham</text:p>
          </table:table-cell>
          <table:table-cell table:style-name="ce4" office:value-type="string" calcext:value-type="string">
            <text:p>durham_additional_descriptions_1.csv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Dec. 21, 2017, 2:05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082/change/?_changelist_filters=q%3Dadditional%26p%3D1" xlink:type="simple">https://www.mrosupply.com/admin/products/uploadcsv/208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068" calcext:value-type="float">
            <text:p>2068</text:p>
          </table:table-cell>
          <table:table-cell table:style-name="ce2" office:value-type="string" calcext:value-type="string">
            <text:p>Redlion</text:p>
          </table:table-cell>
          <table:table-cell table:style-name="ce4" office:value-type="string" calcext:value-type="string">
            <text:p>redlion_additional_description_2.csv</text:p>
          </table:table-cell>
          <table:table-cell table:style-name="ce2" office:value-type="float" office:value="1304" calcext:value-type="float">
            <text:p>1304</text:p>
          </table:table-cell>
          <table:table-cell table:style-name="ce2" office:value-type="string" calcext:value-type="string">
            <text:p>Dec. 10, 2017, 10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068/change/?_changelist_filters=q%3Dadditional%26p%3D1" xlink:type="simple">https://www.mrosupply.com/admin/products/uploadcsv/2068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049" calcext:value-type="float">
            <text:p>2049</text:p>
          </table:table-cell>
          <table:table-cell table:style-name="ce2" office:value-type="string" calcext:value-type="string">
            <text:p>Reelcraft</text:p>
          </table:table-cell>
          <table:table-cell table:style-name="ce4" office:value-type="string" calcext:value-type="string">
            <text:p>reelcraft_additional_description_2.csv</text:p>
          </table:table-cell>
          <table:table-cell table:style-name="ce2" office:value-type="float" office:value="737" calcext:value-type="float">
            <text:p>737</text:p>
          </table:table-cell>
          <table:table-cell table:style-name="ce2" office:value-type="string" calcext:value-type="string">
            <text:p>Nov. 16, 2017, 11:44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049/change/?_changelist_filters=q%3Dadditional%26p%3D1" xlink:type="simple">https://www.mrosupply.com/admin/products/uploadcsv/204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048" calcext:value-type="float">
            <text:p>2048</text:p>
          </table:table-cell>
          <table:table-cell table:style-name="ce2" office:value-type="string" calcext:value-type="string">
            <text:p>Martin</text:p>
          </table:table-cell>
          <table:table-cell table:style-name="ce4" office:value-type="string" calcext:value-type="string">
            <text:p>martin_additional_description_2.csv</text:p>
          </table:table-cell>
          <table:table-cell table:style-name="ce2" office:value-type="float" office:value="1403" calcext:value-type="float">
            <text:p>1403</text:p>
          </table:table-cell>
          <table:table-cell table:style-name="ce2" office:value-type="string" calcext:value-type="string">
            <text:p>Nov. 16, 2017, 10:42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048/change/?_changelist_filters=q%3Dadditional%26p%3D1" xlink:type="simple">https://www.mrosupply.com/admin/products/uploadcsv/2048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043" calcext:value-type="float">
            <text:p>2043</text:p>
          </table:table-cell>
          <table:table-cell table:style-name="ce2" office:value-type="string" calcext:value-type="string">
            <text:p>Carlisle</text:p>
          </table:table-cell>
          <table:table-cell table:style-name="ce4" office:value-type="string" calcext:value-type="string">
            <text:p>carlisle_additional_descriptions_4.csv</text:p>
          </table:table-cell>
          <table:table-cell table:style-name="ce2" office:value-type="float" office:value="11168" calcext:value-type="float">
            <text:p>11168</text:p>
          </table:table-cell>
          <table:table-cell table:style-name="ce2" office:value-type="string" calcext:value-type="string">
            <text:p>Nov. 12, 2017, 1:34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043/change/?_changelist_filters=q%3Dadditional%26p%3D1" xlink:type="simple">https://www.mrosupply.com/admin/products/uploadcsv/2043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039" calcext:value-type="float">
            <text:p>2039</text:p>
          </table:table-cell>
          <table:table-cell table:style-name="ce2" office:value-type="string" calcext:value-type="string">
            <text:p>Boston</text:p>
          </table:table-cell>
          <table:table-cell table:style-name="ce4" office:value-type="string" calcext:value-type="string">
            <text:p>boston_additional_description_2.csv</text:p>
          </table:table-cell>
          <table:table-cell table:style-name="ce2" office:value-type="float" office:value="4070" calcext:value-type="float">
            <text:p>4070</text:p>
          </table:table-cell>
          <table:table-cell table:style-name="ce2" office:value-type="string" calcext:value-type="string">
            <text:p>Nov. 9, 2017, 1:47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039/change/?_changelist_filters=q%3Dadditional%26p%3D1" xlink:type="simple">https://www.mrosupply.com/admin/products/uploadcsv/203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034" calcext:value-type="float">
            <text:p>2034</text:p>
          </table:table-cell>
          <table:table-cell table:style-name="ce2" office:value-type="string" calcext:value-type="string">
            <text:p>Carlisle</text:p>
          </table:table-cell>
          <table:table-cell table:style-name="ce4" office:value-type="string" calcext:value-type="string">
            <text:p>carlisle_additional_descriptions_3.csv</text:p>
          </table:table-cell>
          <table:table-cell table:style-name="ce2" office:value-type="float" office:value="898" calcext:value-type="float">
            <text:p>898</text:p>
          </table:table-cell>
          <table:table-cell table:style-name="ce2" office:value-type="string" calcext:value-type="string">
            <text:p>Nov. 5, 2017, 10:03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2034/change/?_changelist_filters=q%3Dadditional%26p%3D1" xlink:type="simple">https://www.mrosupply.com/admin/products/uploadcsv/2034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033" calcext:value-type="float">
            <text:p>2033</text:p>
          </table:table-cell>
          <table:table-cell table:style-name="ce2" office:value-type="string" calcext:value-type="string">
            <text:p>Carlisle</text:p>
          </table:table-cell>
          <table:table-cell table:style-name="ce4" office:value-type="string" calcext:value-type="string">
            <text:p>carlisle_additional_descriptions_2.csv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Nov. 4, 2017, 5:14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033/change/?_changelist_filters=q%3Dadditional%26p%3D1" xlink:type="simple">https://www.mrosupply.com/admin/products/uploadcsv/2033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026" calcext:value-type="float">
            <text:p>2026</text:p>
          </table:table-cell>
          <table:table-cell table:style-name="ce2" office:value-type="string" calcext:value-type="string">
            <text:p>Carlisle</text:p>
          </table:table-cell>
          <table:table-cell table:style-name="ce4" office:value-type="string" calcext:value-type="string">
            <text:p>carlisle_additional_descriptions_1.csv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string" calcext:value-type="string">
            <text:p>Oct. 29, 2017, 7:31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2026/change/?_changelist_filters=q%3Dadditional%26p%3D1" xlink:type="simple">https://www.mrosupply.com/admin/products/uploadcsv/2026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024" calcext:value-type="float">
            <text:p>2024</text:p>
          </table:table-cell>
          <table:table-cell table:style-name="ce2" office:value-type="string" calcext:value-type="string">
            <text:p>Flexco</text:p>
          </table:table-cell>
          <table:table-cell table:style-name="ce4" office:value-type="string" calcext:value-type="string">
            <text:p>flexco_additional_descriptions_1.csv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string" calcext:value-type="string">
            <text:p>Oct. 28, 2017, 4:42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024/change/?_changelist_filters=q%3Dadditional%26p%3D1" xlink:type="simple">https://www.mrosupply.com/admin/products/uploadcsv/2024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004" calcext:value-type="float">
            <text:p>2004</text:p>
          </table:table-cell>
          <table:table-cell table:style-name="ce2" office:value-type="string" calcext:value-type="string">
            <text:p>NTN</text:p>
          </table:table-cell>
          <table:table-cell table:style-name="ce4" office:value-type="string" calcext:value-type="string">
            <text:p>NTN_additional_descriptions.csv</text:p>
          </table:table-cell>
          <table:table-cell table:style-name="ce2" office:value-type="float" office:value="9144" calcext:value-type="float">
            <text:p>9144</text:p>
          </table:table-cell>
          <table:table-cell table:style-name="ce2" office:value-type="string" calcext:value-type="string">
            <text:p>Oct. 11, 2017, 1:43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004/change/?_changelist_filters=q%3Dadditional%26p%3D1" xlink:type="simple">https://www.mrosupply.com/admin/products/uploadcsv/2004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994" calcext:value-type="float">
            <text:p>1994</text:p>
          </table:table-cell>
          <table:table-cell table:style-name="ce2" office:value-type="string" calcext:value-type="string">
            <text:p>Leeson</text:p>
          </table:table-cell>
          <table:table-cell table:style-name="ce4" office:value-type="string" calcext:value-type="string">
            <text:p>leeson_additional_description_FjYOlyK.csv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string" calcext:value-type="string">
            <text:p>Oct. 9, 2017, 8:53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994/change/?_changelist_filters=q%3Dadditional%26p%3D1" xlink:type="simple">https://www.mrosupply.com/admin/products/uploadcsv/1994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2" office:value-type="string" calcext:value-type="string">
            <text:p>TECO</text:p>
          </table:table-cell>
          <table:table-cell table:style-name="ce4" office:value-type="string" calcext:value-type="string">
            <text:p>TECO_additional_descriptions.csv</text:p>
          </table:table-cell>
          <table:table-cell table:style-name="ce2" office:value-type="float" office:value="2886" calcext:value-type="float">
            <text:p>2886</text:p>
          </table:table-cell>
          <table:table-cell table:style-name="ce2" office:value-type="string" calcext:value-type="string">
            <text:p>Sept. 25, 2017, 5:59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1981/change/?_changelist_filters=q%3Dadditional%26p%3D1" xlink:type="simple">https://www.mrosupply.com/admin/products/uploadcsv/1981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962" calcext:value-type="float">
            <text:p>1962</text:p>
          </table:table-cell>
          <table:table-cell table:style-name="ce2" office:value-type="string" calcext:value-type="string">
            <text:p>Mars</text:p>
          </table:table-cell>
          <table:table-cell table:style-name="ce4" office:value-type="string" calcext:value-type="string">
            <text:p>mars_LPV2_images_additional_descriptions.csv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ept. 15, 2017, 5:25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962/change/?_changelist_filters=q%3Dadditional%26p%3D1" xlink:type="simple">https://www.mrosupply.com/admin/products/uploadcsv/196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945" calcext:value-type="float">
            <text:p>1945</text:p>
          </table:table-cell>
          <table:table-cell table:style-name="ce2" office:value-type="string" calcext:value-type="string">
            <text:p>Dongan</text:p>
          </table:table-cell>
          <table:table-cell table:style-name="ce4" office:value-type="string" calcext:value-type="string">
            <text:p>dongan_additional_descriptions.csv</text:p>
          </table:table-cell>
          <table:table-cell table:style-name="ce2" office:value-type="float" office:value="1016" calcext:value-type="float">
            <text:p>1016</text:p>
          </table:table-cell>
          <table:table-cell table:style-name="ce2" office:value-type="string" calcext:value-type="string">
            <text:p>Sept. 4, 2017, 8:21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1945/change/?_changelist_filters=q%3Dadditional%26p%3D1" xlink:type="simple">https://www.mrosupply.com/admin/products/uploadcsv/1945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942" calcext:value-type="float">
            <text:p>1942</text:p>
          </table:table-cell>
          <table:table-cell table:style-name="ce2" office:value-type="string" calcext:value-type="string">
            <text:p>Rexnord</text:p>
          </table:table-cell>
          <table:table-cell table:style-name="ce4" office:value-type="string" calcext:value-type="string">
            <text:p>rexnord_additional_descriptions.csv</text:p>
          </table:table-cell>
          <table:table-cell table:style-name="ce2" office:value-type="float" office:value="25936" calcext:value-type="float">
            <text:p>25936</text:p>
          </table:table-cell>
          <table:table-cell table:style-name="ce2" office:value-type="string" calcext:value-type="string">
            <text:p>Sept. 3, 2017, 11:04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942/change/?_changelist_filters=q%3Dadditional%26p%3D1" xlink:type="simple">https://www.mrosupply.com/admin/products/uploadcsv/194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940" calcext:value-type="float">
            <text:p>1940</text:p>
          </table:table-cell>
          <table:table-cell table:style-name="ce2" office:value-type="string" calcext:value-type="string">
            <text:p>RBWire</text:p>
          </table:table-cell>
          <table:table-cell table:style-name="ce4" office:value-type="string" calcext:value-type="string">
            <text:p>RBWire_additional_descriptions.csv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string" calcext:value-type="string">
            <text:p>Sept. 3, 2017, 9:34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940/change/?_changelist_filters=q%3Dadditional%26p%3D1" xlink:type="simple">https://www.mrosupply.com/admin/products/uploadcsv/1940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938" calcext:value-type="float">
            <text:p>1938</text:p>
          </table:table-cell>
          <table:table-cell table:style-name="ce2" office:value-type="string" calcext:value-type="string">
            <text:p>Cortina</text:p>
          </table:table-cell>
          <table:table-cell table:style-name="ce4" office:value-type="string" calcext:value-type="string">
            <text:p>Cortina_additional_descriptions.csv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Aug. 31, 2017, 6:06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1938/change/?_changelist_filters=q%3Dadditional%26p%3D1" xlink:type="simple">https://www.mrosupply.com/admin/products/uploadcsv/1938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908" calcext:value-type="float">
            <text:p>1908</text:p>
          </table:table-cell>
          <table:table-cell table:style-name="ce2" office:value-type="string" calcext:value-type="string">
            <text:p>Grundfos</text:p>
          </table:table-cell>
          <table:table-cell table:style-name="ce4" office:value-type="string" calcext:value-type="string">
            <text:p>grundfos_additional_descriptions.csv</text:p>
          </table:table-cell>
          <table:table-cell table:style-name="ce2" office:value-type="float" office:value="4313" calcext:value-type="float">
            <text:p>4313</text:p>
          </table:table-cell>
          <table:table-cell table:style-name="ce2" office:value-type="string" calcext:value-type="string">
            <text:p>Aug. 16, 2017, 6:02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908/change/?_changelist_filters=q%3Dadditional%26p%3D1" xlink:type="simple">https://www.mrosupply.com/admin/products/uploadcsv/1908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907" calcext:value-type="float">
            <text:p>1907</text:p>
          </table:table-cell>
          <table:table-cell table:style-name="ce2" office:value-type="string" calcext:value-type="string">
            <text:p>Grundfox</text:p>
          </table:table-cell>
          <table:table-cell table:style-name="ce4" office:value-type="string" calcext:value-type="string">
            <text:p>grundfox_additional_descriptions_test.cs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g. 16, 2017, 5:59 p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907/change/?_changelist_filters=q%3Dadditional%26p%3D1" xlink:type="simple">https://www.mrosupply.com/admin/products/uploadcsv/1907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905" calcext:value-type="float">
            <text:p>1905</text:p>
          </table:table-cell>
          <table:table-cell table:style-name="ce2" office:value-type="string" calcext:value-type="string">
            <text:p>MCR</text:p>
          </table:table-cell>
          <table:table-cell table:style-name="ce4" office:value-type="string" calcext:value-type="string">
            <text:p>MCR_additional_descriptions_D2Cir5K.csv</text:p>
          </table:table-cell>
          <table:table-cell table:style-name="ce2" office:value-type="float" office:value="3266" calcext:value-type="float">
            <text:p>3266</text:p>
          </table:table-cell>
          <table:table-cell table:style-name="ce2" office:value-type="string" calcext:value-type="string">
            <text:p>Aug. 16, 2017, 8:08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1905/change/?_changelist_filters=q%3Dadditional%26p%3D1" xlink:type="simple">https://www.mrosupply.com/admin/products/uploadcsv/1905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904" calcext:value-type="float">
            <text:p>1904</text:p>
          </table:table-cell>
          <table:table-cell table:style-name="ce2" office:value-type="string" calcext:value-type="string">
            <text:p>MCR</text:p>
          </table:table-cell>
          <table:table-cell table:style-name="ce4" office:value-type="string" calcext:value-type="string">
            <text:p>MCR_additional_descriptions.csv</text:p>
          </table:table-cell>
          <table:table-cell table:style-name="ce2" office:value-type="float" office:value="3266" calcext:value-type="float">
            <text:p>3266</text:p>
          </table:table-cell>
          <table:table-cell table:style-name="ce2" office:value-type="string" calcext:value-type="string">
            <text:p>Aug. 16, 2017, 8:02 a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904/change/?_changelist_filters=q%3Dadditional%26p%3D1" xlink:type="simple">https://www.mrosupply.com/admin/products/uploadcsv/1904/change/?_changelist_filters=q%3Dadditional%26p%3D1</text:a></text:p>
          </table:table-cell>
          <table:table-cell table:style-name="ce2" office:value-type="string" calcext:value-type="string">
            <text:p>The same file as for 1905</text:p>
          </table:table-cell>
          <table:table-cell table:number-columns-repeated="53"/>
        </table:table-row>
        <table:table-row table:style-name="ro1">
          <table:table-cell table:style-name="ce2" office:value-type="float" office:value="1874" calcext:value-type="float">
            <text:p>1874</text:p>
          </table:table-cell>
          <table:table-cell table:style-name="ce2" office:value-type="string" calcext:value-type="string">
            <text:p>System plast</text:p>
          </table:table-cell>
          <table:table-cell table:style-name="ce4" office:value-type="string" calcext:value-type="string">
            <text:p>system_plast_additional_descriptions.csv</text:p>
          </table:table-cell>
          <table:table-cell table:style-name="ce2" office:value-type="float" office:value="737" calcext:value-type="float">
            <text:p>737</text:p>
          </table:table-cell>
          <table:table-cell table:style-name="ce2" office:value-type="string" calcext:value-type="string">
            <text:p>July 28, 2017, 4:22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874/change/?_changelist_filters=q%3Dadditional%26p%3D1" xlink:type="simple">https://www.mrosupply.com/admin/products/uploadcsv/1874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873" calcext:value-type="float">
            <text:p>1873</text:p>
          </table:table-cell>
          <table:table-cell table:style-name="ce2" office:value-type="string" calcext:value-type="string">
            <text:p>Sealmaster</text:p>
          </table:table-cell>
          <table:table-cell table:style-name="ce4" office:value-type="string" calcext:value-type="string">
            <text:p>sealmaster_additional_descriptions.csv</text:p>
          </table:table-cell>
          <table:table-cell table:style-name="ce2" office:value-type="float" office:value="819" calcext:value-type="float">
            <text:p>819</text:p>
          </table:table-cell>
          <table:table-cell table:style-name="ce2" office:value-type="string" calcext:value-type="string">
            <text:p>July 28, 2017, 4:22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873/change/?_changelist_filters=q%3Dadditional%26p%3D1" xlink:type="simple">https://www.mrosupply.com/admin/products/uploadcsv/1873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872" calcext:value-type="float">
            <text:p>1872</text:p>
          </table:table-cell>
          <table:table-cell table:style-name="ce2" office:value-type="string" calcext:value-type="string">
            <text:p>McGill</text:p>
          </table:table-cell>
          <table:table-cell table:style-name="ce4" office:value-type="string" calcext:value-type="string">
            <text:p>McGill_additional_descriptions.csv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July 28, 2017, 4:22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872/change/?_changelist_filters=q%3Dadditional%26p%3D1" xlink:type="simple">https://www.mrosupply.com/admin/products/uploadcsv/187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871" calcext:value-type="float">
            <text:p>1871</text:p>
          </table:table-cell>
          <table:table-cell table:style-name="ce2" office:value-type="string" calcext:value-type="string">
            <text:p>Browning</text:p>
          </table:table-cell>
          <table:table-cell table:style-name="ce4" office:value-type="string" calcext:value-type="string">
            <text:p>browning_additional_descriptions.csv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July 28, 2017, 4:21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871/change/?_changelist_filters=q%3Dadditional%26p%3D1" xlink:type="simple">https://www.mrosupply.com/admin/products/uploadcsv/1871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870" calcext:value-type="float">
            <text:p>1870</text:p>
          </table:table-cell>
          <table:table-cell table:style-name="ce2" office:value-type="string" calcext:value-type="string">
            <text:p>Morse</text:p>
          </table:table-cell>
          <table:table-cell table:style-name="ce4" office:value-type="string" calcext:value-type="string">
            <text:p>morse_additional_descriptions.csv</text:p>
          </table:table-cell>
          <table:table-cell table:style-name="ce2" office:value-type="float" office:value="1551" calcext:value-type="float">
            <text:p>1551</text:p>
          </table:table-cell>
          <table:table-cell table:style-name="ce2" office:value-type="string" calcext:value-type="string">
            <text:p>July 28, 2017, 4:11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870/change/?_changelist_filters=q%3Dadditional%26p%3D1" xlink:type="simple">https://www.mrosupply.com/admin/products/uploadcsv/1870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869" calcext:value-type="float">
            <text:p>1869</text:p>
          </table:table-cell>
          <table:table-cell table:style-name="ce2" office:value-type="string" calcext:value-type="string">
            <text:p>Rollway</text:p>
          </table:table-cell>
          <table:table-cell table:style-name="ce4" office:value-type="string" calcext:value-type="string">
            <text:p>rollway_additional_descriptions.csv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string" calcext:value-type="string">
            <text:p>July 28, 2017, 4:02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869/change/?_changelist_filters=q%3Dadditional%26p%3D1" xlink:type="simple">https://www.mrosupply.com/admin/products/uploadcsv/186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848" calcext:value-type="float">
            <text:p>1848</text:p>
          </table:table-cell>
          <table:table-cell table:style-name="ce2" office:value-type="string" calcext:value-type="string">
            <text:p>Pyramex</text:p>
          </table:table-cell>
          <table:table-cell table:style-name="ce4" office:value-type="string" calcext:value-type="string">
            <text:p>Pyramex_additional_descr.csv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July 13, 2017, 6:06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1848/change/?_changelist_filters=q%3Dadditional%26p%3D1" xlink:type="simple">https://www.mrosupply.com/admin/products/uploadcsv/1848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829" calcext:value-type="float">
            <text:p>1829</text:p>
          </table:table-cell>
          <table:table-cell table:style-name="ce2" office:value-type="string" calcext:value-type="string">
            <text:p>Baldor</text:p>
          </table:table-cell>
          <table:table-cell table:style-name="ce4" office:value-type="string" calcext:value-type="string">
            <text:p>baldor_additional_descriptions_2.csv</text:p>
          </table:table-cell>
          <table:table-cell table:style-name="ce2" office:value-type="float" office:value="1756" calcext:value-type="float">
            <text:p>1756</text:p>
          </table:table-cell>
          <table:table-cell table:style-name="ce2" office:value-type="string" calcext:value-type="string">
            <text:p>July 2, 2017, 5:28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829/change/?_changelist_filters=q%3Dadditional%26p%3D1" xlink:type="simple">https://www.mrosupply.com/admin/products/uploadcsv/182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786" calcext:value-type="float">
            <text:p>1786</text:p>
          </table:table-cell>
          <table:table-cell table:style-name="ce2" office:value-type="string" calcext:value-type="string">
            <text:p>Dixon</text:p>
          </table:table-cell>
          <table:table-cell table:style-name="ce4" office:value-type="string" calcext:value-type="string">
            <text:p>dixon_additional_descriptions.csv</text:p>
          </table:table-cell>
          <table:table-cell table:style-name="ce2" office:value-type="float" office:value="2127" calcext:value-type="float">
            <text:p>2127</text:p>
          </table:table-cell>
          <table:table-cell table:style-name="ce2" office:value-type="string" calcext:value-type="string">
            <text:p>May 29, 2017, 12:24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1786/change/?_changelist_filters=q%3Dadditional%26p%3D1" xlink:type="simple">https://www.mrosupply.com/admin/products/uploadcsv/1786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752" calcext:value-type="float">
            <text:p>1752</text:p>
          </table:table-cell>
          <table:table-cell table:style-name="ce2" office:value-type="string" calcext:value-type="string">
            <text:p>Toshiba</text:p>
          </table:table-cell>
          <table:table-cell table:style-name="ce4" office:value-type="string" calcext:value-type="string">
            <text:p>Toshiba_additional_description_1.csv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April 24, 2017, 7:53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752/change/?_changelist_filters=q%3Dadditional%26p%3D1" xlink:type="simple">https://www.mrosupply.com/admin/products/uploadcsv/175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748" calcext:value-type="float">
            <text:p>1748</text:p>
          </table:table-cell>
          <table:table-cell table:style-name="ce2" office:value-type="string" calcext:value-type="string">
            <text:p>Leeson</text:p>
          </table:table-cell>
          <table:table-cell table:style-name="ce4" office:value-type="string" calcext:value-type="string">
            <text:p>leeson_additional_descr_20170412.csv</text:p>
          </table:table-cell>
          <table:table-cell table:style-name="ce2" office:value-type="float" office:value="1364" calcext:value-type="float">
            <text:p>1364</text:p>
          </table:table-cell>
          <table:table-cell table:style-name="ce2" office:value-type="string" calcext:value-type="string">
            <text:p>April 19, 2017, 9:35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748/change/?_changelist_filters=q%3Dadditional%26p%3D1" xlink:type="simple">https://www.mrosupply.com/admin/products/uploadcsv/1748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743" calcext:value-type="float">
            <text:p>1743</text:p>
          </table:table-cell>
          <table:table-cell table:style-name="ce2" office:value-type="string" calcext:value-type="string">
            <text:p>Leeson</text:p>
          </table:table-cell>
          <table:table-cell table:style-name="ce4" office:value-type="string" calcext:value-type="string">
            <text:p>Leeson_wrongadditionaldescr_fix_P5HBR66.csv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pril 18, 2017, 11:14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743/change/?_changelist_filters=q%3Dadditional%26p%3D1" xlink:type="simple">https://www.mrosupply.com/admin/products/uploadcsv/1743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742" calcext:value-type="float">
            <text:p>1742</text:p>
          </table:table-cell>
          <table:table-cell table:style-name="ce2" office:value-type="string" calcext:value-type="string">
            <text:p>Leeson</text:p>
          </table:table-cell>
          <table:table-cell table:style-name="ce4" office:value-type="string" calcext:value-type="string">
            <text:p>Leeson_wrongadditionaldescr_fix.csv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April 18, 2017, 11:01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742/change/?_changelist_filters=q%3Dadditional%26p%3D1" xlink:type="simple">https://www.mrosupply.com/admin/products/uploadcsv/174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738" calcext:value-type="float">
            <text:p>1738</text:p>
          </table:table-cell>
          <table:table-cell table:style-name="ce2" office:value-type="string" calcext:value-type="string">
            <text:p>Carhartt</text:p>
          </table:table-cell>
          <table:table-cell table:style-name="ce4" office:value-type="string" calcext:value-type="string">
            <text:p>carhartt_additionaldescriptions2.csv</text:p>
          </table:table-cell>
          <table:table-cell table:style-name="ce2" office:value-type="float" office:value="10238" calcext:value-type="float">
            <text:p>10238</text:p>
          </table:table-cell>
          <table:table-cell table:style-name="ce2" office:value-type="string" calcext:value-type="string">
            <text:p>April 16, 2017, 3:13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738/change/?_changelist_filters=q%3Dadditional%26p%3D1" xlink:type="simple">https://www.mrosupply.com/admin/products/uploadcsv/1738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732" calcext:value-type="float">
            <text:p>1732</text:p>
          </table:table-cell>
          <table:table-cell table:style-name="ce2" office:value-type="string" calcext:value-type="string">
            <text:p>Carhartt</text:p>
          </table:table-cell>
          <table:table-cell table:style-name="ce4" office:value-type="string" calcext:value-type="string">
            <text:p>carhartt_additionaldescriptions.csv</text:p>
          </table:table-cell>
          <table:table-cell table:style-name="ce2" office:value-type="float" office:value="9705" calcext:value-type="float">
            <text:p>9705</text:p>
          </table:table-cell>
          <table:table-cell table:style-name="ce2" office:value-type="string" calcext:value-type="string">
            <text:p>April 12, 2017, 12:38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732/change/?_changelist_filters=q%3Dadditional%26p%3D1" xlink:type="simple">https://www.mrosupply.com/admin/products/uploadcsv/173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712" calcext:value-type="float">
            <text:p>1712</text:p>
          </table:table-cell>
          <table:table-cell table:style-name="ce2" office:value-type="string" calcext:value-type="string">
            <text:p>Climax</text:p>
          </table:table-cell>
          <table:table-cell table:style-name="ce4" office:value-type="string" calcext:value-type="string">
            <text:p>mro_v2_climax_additional_products.csv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string" calcext:value-type="string">
            <text:p>April 4, 2017, 11:11 a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712/change/?_changelist_filters=q%3Dadditional%26p%3D1" xlink:type="simple">https://www.mrosupply.com/admin/products/uploadcsv/1712/change/?_changelist_filters=q%3Dadditional%26p%3D1</text:a></text:p>
          </table:table-cell>
          <table:table-cell table:style-name="ce2" office:value-type="string" calcext:value-type="string">
            <text:p>File doesn't contain any product additional descriptions.</text:p>
          </table:table-cell>
          <table:table-cell table:number-columns-repeated="53"/>
        </table:table-row>
        <table:table-row table:style-name="ro1">
          <table:table-cell table:style-name="ce2" office:value-type="float" office:value="1529" calcext:value-type="float">
            <text:p>1529</text:p>
          </table:table-cell>
          <table:table-cell table:style-name="ce2" office:value-type="string" calcext:value-type="string">
            <text:p>Osborn</text:p>
          </table:table-cell>
          <table:table-cell table:style-name="ce4" office:value-type="string" calcext:value-type="string">
            <text:p>osborn_additional_description.csv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string" calcext:value-type="string">
            <text:p>Sept. 12, 2016, 3:32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529/change/?_changelist_filters=q%3Dadditional%26p%3D1" xlink:type="simple">https://www.mrosupply.com/admin/products/uploadcsv/152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522" calcext:value-type="float">
            <text:p>1522</text:p>
          </table:table-cell>
          <table:table-cell table:style-name="ce2" office:value-type="string" calcext:value-type="string">
            <text:p>Orbit</text:p>
          </table:table-cell>
          <table:table-cell table:style-name="ce4" office:value-type="string" calcext:value-type="string">
            <text:p>orbit_additional_description.csv</text:p>
          </table:table-cell>
          <table:table-cell table:style-name="ce2" office:value-type="float" office:value="3734" calcext:value-type="float">
            <text:p>3734</text:p>
          </table:table-cell>
          <table:table-cell table:style-name="ce2" office:value-type="string" calcext:value-type="string">
            <text:p>Sept. 10, 2016, 8:59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Broken HTML code</text:p>
          </table:table-cell>
          <table:table-cell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522/change/?_changelist_filters=q%3Dadditional%26p%3D1" xlink:type="simple">https://www.mrosupply.com/admin/products/uploadcsv/152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499" calcext:value-type="float">
            <text:p>1499</text:p>
          </table:table-cell>
          <table:table-cell table:style-name="ce2" office:value-type="string" calcext:value-type="string">
            <text:p>NSI</text:p>
          </table:table-cell>
          <table:table-cell table:style-name="ce4" office:value-type="string" calcext:value-type="string">
            <text:p>nsi_additional_description.csv</text:p>
          </table:table-cell>
          <table:table-cell table:style-name="ce2" office:value-type="float" office:value="2944" calcext:value-type="float">
            <text:p>2944</text:p>
          </table:table-cell>
          <table:table-cell table:style-name="ce2" office:value-type="string" calcext:value-type="string">
            <text:p>Aug. 14, 2016, 9:44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499/change/?_changelist_filters=q%3Dadditional%26p%3D2" xlink:type="simple">https://www.mrosupply.com/admin/products/uploadcsv/149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482" calcext:value-type="float">
            <text:p>1482</text:p>
          </table:table-cell>
          <table:table-cell table:style-name="ce2" office:value-type="string" calcext:value-type="string">
            <text:p>Irwin</text:p>
          </table:table-cell>
          <table:table-cell table:style-name="ce4" office:value-type="string" calcext:value-type="string">
            <text:p>irwin_additional_description.csv</text:p>
          </table:table-cell>
          <table:table-cell table:style-name="ce2" office:value-type="float" office:value="4038" calcext:value-type="float">
            <text:p>4038</text:p>
          </table:table-cell>
          <table:table-cell table:style-name="ce2" office:value-type="string" calcext:value-type="string">
            <text:p>Aug. 9, 2016, 10:16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482/change/?_changelist_filters=q%3Dadditional%26p%3D2" xlink:type="simple">https://www.mrosupply.com/admin/products/uploadcsv/1482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472" calcext:value-type="float">
            <text:p>1472</text:p>
          </table:table-cell>
          <table:table-cell table:style-name="ce2" office:value-type="string" calcext:value-type="string">
            <text:p>Bandit</text:p>
          </table:table-cell>
          <table:table-cell table:style-name="ce4" office:value-type="string" calcext:value-type="string">
            <text:p>bandit_additional_description_EIHnaB0.csv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string" calcext:value-type="string">
            <text:p>July 31, 2016, 1:07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472/change/?_changelist_filters=q%3Dadditional%26p%3D2" xlink:type="simple">https://www.mrosupply.com/admin/products/uploadcsv/1472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468" calcext:value-type="float">
            <text:p>1468</text:p>
          </table:table-cell>
          <table:table-cell table:style-name="ce2" office:value-type="string" calcext:value-type="string">
            <text:p>Lenox</text:p>
          </table:table-cell>
          <table:table-cell table:style-name="ce4" office:value-type="string" calcext:value-type="string">
            <text:p>lenox_additional_description.csv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string" calcext:value-type="string">
            <text:p>July 25, 2016, 9:53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468/change/?_changelist_filters=q%3Dadditional%26p%3D2" xlink:type="simple">https://www.mrosupply.com/admin/products/uploadcsv/1468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460" calcext:value-type="float">
            <text:p>1460</text:p>
          </table:table-cell>
          <table:table-cell table:style-name="ce2" office:value-type="string" calcext:value-type="string">
            <text:p>Krylon</text:p>
          </table:table-cell>
          <table:table-cell table:style-name="ce4" office:value-type="string" calcext:value-type="string">
            <text:p>krylon_additional_description_bgZTnJV.csv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July 22, 2016, 1:31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460/change/?_changelist_filters=q%3Dadditional%26p%3D2" xlink:type="simple">https://www.mrosupply.com/admin/products/uploadcsv/1460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458" calcext:value-type="float">
            <text:p>1458</text:p>
          </table:table-cell>
          <table:table-cell table:style-name="ce2" office:value-type="string" calcext:value-type="string">
            <text:p>Pyramex</text:p>
          </table:table-cell>
          <table:table-cell table:style-name="ce4" office:value-type="string" calcext:value-type="string">
            <text:p>pyramex_additional_description_ytttEco.csv</text:p>
          </table:table-cell>
          <table:table-cell table:style-name="ce2" office:value-type="float" office:value="1072" calcext:value-type="float">
            <text:p>1072</text:p>
          </table:table-cell>
          <table:table-cell table:style-name="ce2" office:value-type="string" calcext:value-type="string">
            <text:p>July 21, 2016, 3:17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1458/change/?_changelist_filters=q%3Dadditional%26p%3D2" xlink:type="simple">https://www.mrosupply.com/admin/products/uploadcsv/1458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445" calcext:value-type="float">
            <text:p>1445</text:p>
          </table:table-cell>
          <table:table-cell table:style-name="ce2" office:value-type="string" calcext:value-type="string">
            <text:p>Bandit</text:p>
          </table:table-cell>
          <table:table-cell table:style-name="ce4" office:value-type="string" calcext:value-type="string">
            <text:p>bandit_additional_description_hpPYs1H.csv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string" calcext:value-type="string">
            <text:p>July 15, 2016, 8:42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Too sophisticated structure of HTML code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1445/change/?_changelist_filters=q%3Dadditional%26p%3D2" xlink:type="simple">https://www.mrosupply.com/admin/products/uploadcsv/1445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382" calcext:value-type="float">
            <text:p>1382</text:p>
          </table:table-cell>
          <table:table-cell table:style-name="ce2" office:value-type="string" calcext:value-type="string">
            <text:p>Hammond</text:p>
          </table:table-cell>
          <table:table-cell table:style-name="ce4" office:value-type="string" calcext:value-type="string">
            <text:p>hammond_additional_description.csv</text:p>
          </table:table-cell>
          <table:table-cell table:style-name="ce2" office:value-type="float" office:value="3928" calcext:value-type="float">
            <text:p>3928</text:p>
          </table:table-cell>
          <table:table-cell table:style-name="ce2" office:value-type="string" calcext:value-type="string">
            <text:p>June 23, 2016, 2:45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1382/change/?_changelist_filters=q%3Dadditional%26p%3D2" xlink:type="simple">https://www.mrosupply.com/admin/products/uploadcsv/1382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247" calcext:value-type="float">
            <text:p>1247</text:p>
          </table:table-cell>
          <table:table-cell table:style-name="ce2" office:value-type="string" calcext:value-type="string">
            <text:p>Grove</text:p>
          </table:table-cell>
          <table:table-cell table:style-name="ce4" office:value-type="string" calcext:value-type="string">
            <text:p>grove_additional_description1 (1).csv</text:p>
          </table:table-cell>
          <table:table-cell table:style-name="ce2" office:value-type="float" office:value="4930" calcext:value-type="float">
            <text:p>4930</text:p>
          </table:table-cell>
          <table:table-cell table:style-name="ce2" office:value-type="string" calcext:value-type="string">
            <text:p>March 15, 2016, 11:16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247/change/?_changelist_filters=q%3Dadditional%26p%3D2" xlink:type="simple">https://www.mrosupply.com/admin/products/uploadcsv/1247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245" calcext:value-type="float">
            <text:p>1245</text:p>
          </table:table-cell>
          <table:table-cell table:style-name="ce2" office:value-type="string" calcext:value-type="string">
            <text:p>Bridgeport</text:p>
          </table:table-cell>
          <table:table-cell table:style-name="ce4" office:value-type="string" calcext:value-type="string">
            <text:p>bridgeport_additional_description.csv</text:p>
          </table:table-cell>
          <table:table-cell table:style-name="ce2" office:value-type="float" office:value="1694" calcext:value-type="float">
            <text:p>1694</text:p>
          </table:table-cell>
          <table:table-cell table:style-name="ce2" office:value-type="string" calcext:value-type="string">
            <text:p>March 15, 2016, 11:15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245/change/?_changelist_filters=q%3Dadditional%26p%3D2" xlink:type="simple">https://www.mrosupply.com/admin/products/uploadcsv/1245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219" calcext:value-type="float">
            <text:p>1219</text:p>
          </table:table-cell>
          <table:table-cell table:style-name="ce2" office:value-type="string" calcext:value-type="string">
            <text:p>Grove</text:p>
          </table:table-cell>
          <table:table-cell table:style-name="ce4" office:value-type="string" calcext:value-type="string">
            <text:p>grove_additional_description.csv</text:p>
          </table:table-cell>
          <table:table-cell table:style-name="ce2" office:value-type="float" office:value="4606" calcext:value-type="float">
            <text:p>4606</text:p>
          </table:table-cell>
          <table:table-cell table:style-name="ce2" office:value-type="string" calcext:value-type="string">
            <text:p>March 1, 2016, 2:36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1219/change/?_changelist_filters=q%3Dadditional%26p%3D2" xlink:type="simple">https://www.mrosupply.com/admin/products/uploadcsv/121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194" calcext:value-type="float">
            <text:p>1194</text:p>
          </table:table-cell>
          <table:table-cell table:style-name="ce2" office:value-type="string" calcext:value-type="string">
            <text:p>Pyramex</text:p>
          </table:table-cell>
          <table:table-cell table:style-name="ce4" office:value-type="string" calcext:value-type="string">
            <text:p>pyramex_additional_description.csv</text:p>
          </table:table-cell>
          <table:table-cell table:style-name="ce2" office:value-type="float" office:value="941" calcext:value-type="float">
            <text:p>941</text:p>
          </table:table-cell>
          <table:table-cell table:style-name="ce2" office:value-type="string" calcext:value-type="string">
            <text:p>Feb. 18, 2016, 11:20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1194/change/?_changelist_filters=q%3Dadditional%26p%3D2" xlink:type="simple">https://www.mrosupply.com/admin/products/uploadcsv/1194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089" calcext:value-type="float">
            <text:p>1089</text:p>
          </table:table-cell>
          <table:table-cell table:style-name="ce2" office:value-type="string" calcext:value-type="string">
            <text:p>Rab</text:p>
          </table:table-cell>
          <table:table-cell table:style-name="ce4" office:value-type="string" calcext:value-type="string">
            <text:p>rab_additional_description.csv</text:p>
          </table:table-cell>
          <table:table-cell table:style-name="ce2" office:value-type="float" office:value="5505" calcext:value-type="float">
            <text:p>5505</text:p>
          </table:table-cell>
          <table:table-cell table:style-name="ce2" office:value-type="string" calcext:value-type="string">
            <text:p>Dec. 14, 2015, 3:02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1089/change/?_changelist_filters=q%3Dadditional%26p%3D2" xlink:type="simple">https://www.mrosupply.com/admin/products/uploadcsv/108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975" calcext:value-type="float">
            <text:p>975</text:p>
          </table:table-cell>
          <table:table-cell table:style-name="ce2" office:value-type="string" calcext:value-type="string">
            <text:p>Midland clamps</text:p>
          </table:table-cell>
          <table:table-cell table:style-name="ce4" office:value-type="string" calcext:value-type="string">
            <text:p>mro_midland_clamps_additional_c5VcIqG.csv</text:p>
          </table:table-cell>
          <table:table-cell table:style-name="ce2" office:value-type="float" office:value="701" calcext:value-type="float">
            <text:p>701</text:p>
          </table:table-cell>
          <table:table-cell table:style-name="ce2" office:value-type="string" calcext:value-type="string">
            <text:p>Aug. 30, 2015, 11:38 p.m.</text:p>
          </table:table-cell>
          <table:table-cell table:style-name="ce12" office:value-type="string" calcext:value-type="string">
            <text:p>Skip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975/change/?_changelist_filters=q%3Dadditional%26p%3D2" xlink:type="simple">https://www.mrosupply.com/admin/products/uploadcsv/975/change/?_changelist_filters=q%3Dadditional%26p%3D2</text:a></text:p>
          </table:table-cell>
          <table:table-cell table:style-name="ce2" office:value-type="string" calcext:value-type="string">
            <text:p>File does not contain product additional descriptions</text:p>
          </table:table-cell>
          <table:table-cell table:number-columns-repeated="53"/>
        </table:table-row>
        <table:table-row table:style-name="ro1">
          <table:table-cell table:style-name="ce2" office:value-type="float" office:value="974" calcext:value-type="float">
            <text:p>974</text:p>
          </table:table-cell>
          <table:table-cell table:style-name="ce2" office:value-type="string" calcext:value-type="string">
            <text:p>Midland_clamps</text:p>
          </table:table-cell>
          <table:table-cell table:style-name="ce4" office:value-type="string" calcext:value-type="string">
            <text:p>mro_midland_clamps_additional.csv</text:p>
          </table:table-cell>
          <table:table-cell table:style-name="ce2" office:value-type="float" office:value="701" calcext:value-type="float">
            <text:p>701</text:p>
          </table:table-cell>
          <table:table-cell table:style-name="ce2" office:value-type="string" calcext:value-type="string">
            <text:p>Aug. 30, 2015, 11:31 p.m.</text:p>
          </table:table-cell>
          <table:table-cell table:style-name="ce12" office:value-type="string" calcext:value-type="string">
            <text:p>Skip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974/change/?_changelist_filters=q%3Dadditional%26p%3D2" xlink:type="simple">https://www.mrosupply.com/admin/products/uploadcsv/974/change/?_changelist_filters=q%3Dadditional%26p%3D2</text:a></text:p>
          </table:table-cell>
          <table:table-cell table:style-name="ce2" office:value-type="string" calcext:value-type="string">
            <text:p>File does not contain product additional descriptions</text:p>
          </table:table-cell>
          <table:table-cell table:number-columns-repeated="53"/>
        </table:table-row>
        <table:table-row table:style-name="ro1">
          <table:table-cell table:style-name="ce2" office:value-type="float" office:value="964" calcext:value-type="float">
            <text:p>964</text:p>
          </table:table-cell>
          <table:table-cell table:style-name="ce2" office:value-type="string" calcext:value-type="string">
            <text:p>Climax</text:p>
          </table:table-cell>
          <table:table-cell table:style-name="ce4" office:value-type="string" calcext:value-type="string">
            <text:p>mro_v2_climax_additionalproducts_complete.csv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Aug. 19, 2015, 1:53 p.m.</text:p>
          </table:table-cell>
          <table:table-cell table:style-name="ce12" office:value-type="string" calcext:value-type="string">
            <text:p>No need of corrections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964/change/?_changelist_filters=q%3Dadditional%26p%3D2" xlink:type="simple">https://www.mrosupply.com/admin/products/uploadcsv/964/change/?_changelist_filters=q%3Dadditional%26p%3D2</text:a></text:p>
          </table:table-cell>
          <table:table-cell table:style-name="ce2" office:value-type="string" calcext:value-type="string">
            <text:p>File does not contain product additional descriptions</text:p>
          </table:table-cell>
          <table:table-cell table:number-columns-repeated="53"/>
        </table:table-row>
        <table:table-row table:style-name="ro1"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Aetna</text:p>
          </table:table-cell>
          <table:table-cell table:style-name="ce4" office:value-type="string" calcext:value-type="string">
            <text:p>aetna_additional_description.csv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Aug. 4, 2015, 6:30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885/change/?_changelist_filters=q%3Dadditional%26p%3D2" xlink:type="simple">https://www.mrosupply.com/admin/products/uploadcsv/885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table:style-name="ce2" office:value-type="string" calcext:value-type="string">
            <text:p>Krylon</text:p>
          </table:table-cell>
          <table:table-cell table:style-name="ce4" office:value-type="string" calcext:value-type="string">
            <text:p>krylon_additional_description.csv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July 25, 2015, 11:11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857/change/?_changelist_filters=q%3Dadditional%26p%3D2" xlink:type="simple">https://www.mrosupply.com/admin/products/uploadcsv/857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848" calcext:value-type="float">
            <text:p>848</text:p>
          </table:table-cell>
          <table:table-cell table:style-name="ce2" office:value-type="string" calcext:value-type="string">
            <text:p>Pearl</text:p>
          </table:table-cell>
          <table:table-cell table:style-name="ce4" office:value-type="string" calcext:value-type="string">
            <text:p>pearl_additional_description.csv</text:p>
          </table:table-cell>
          <table:table-cell table:style-name="ce2" office:value-type="float" office:value="1079" calcext:value-type="float">
            <text:p>1079</text:p>
          </table:table-cell>
          <table:table-cell table:style-name="ce2" office:value-type="string" calcext:value-type="string">
            <text:p>July 23, 2015, 11:22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848/change/?_changelist_filters=q%3Dadditional%26p%3D2" xlink:type="simple">https://www.mrosupply.com/admin/products/uploadcsv/848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844" calcext:value-type="float">
            <text:p>844</text:p>
          </table:table-cell>
          <table:table-cell table:style-name="ce2" office:value-type="string" calcext:value-type="string">
            <text:p>Coxreels</text:p>
          </table:table-cell>
          <table:table-cell table:style-name="ce4" office:value-type="string" calcext:value-type="string">
            <text:p>coxreels_additional_description.csv</text:p>
          </table:table-cell>
          <table:table-cell table:style-name="ce2" office:value-type="float" office:value="1340" calcext:value-type="float">
            <text:p>1340</text:p>
          </table:table-cell>
          <table:table-cell table:style-name="ce2" office:value-type="string" calcext:value-type="string">
            <text:p>July 22, 2015, 1:55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844/change/?_changelist_filters=q%3Dadditional%26p%3D2" xlink:type="simple">https://www.mrosupply.com/admin/products/uploadcsv/844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840" calcext:value-type="float">
            <text:p>840</text:p>
          </table:table-cell>
          <table:table-cell table:style-name="ce2" office:value-type="string" calcext:value-type="string">
            <text:p>Ruland</text:p>
          </table:table-cell>
          <table:table-cell table:style-name="ce4" office:value-type="string" calcext:value-type="string">
            <text:p>ruland_additional_description.csv</text:p>
          </table:table-cell>
          <table:table-cell table:style-name="ce2" office:value-type="float" office:value="8949" calcext:value-type="float">
            <text:p>8949</text:p>
          </table:table-cell>
          <table:table-cell table:style-name="ce2" office:value-type="string" calcext:value-type="string">
            <text:p>July 21, 2015, 1:47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840/change/?_changelist_filters=q%3Dadditional%26p%3D2" xlink:type="simple">https://www.mrosupply.com/admin/products/uploadcsv/840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815" calcext:value-type="float">
            <text:p>815</text:p>
          </table:table-cell>
          <table:table-cell table:style-name="ce2" office:value-type="string" calcext:value-type="string">
            <text:p>Carter</text:p>
          </table:table-cell>
          <table:table-cell table:style-name="ce4" office:value-type="string" calcext:value-type="string">
            <text:p>carter_additional_description.csv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string" calcext:value-type="string">
            <text:p>July 5, 2015, 6:48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Drawings required</text:p>
          </table:table-cell>
          <table:table-cell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815/change/?_changelist_filters=q%3Dadditional%26p%3D2" xlink:type="simple">https://www.mrosupply.com/admin/products/uploadcsv/815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Pfannenberg</text:p>
          </table:table-cell>
          <table:table-cell table:style-name="ce4" office:value-type="string" calcext:value-type="string">
            <text:p>pfannenberg_additional_description.csv</text:p>
          </table:table-cell>
          <table:table-cell table:style-name="ce2" office:value-type="float" office:value="749" calcext:value-type="float">
            <text:p>749</text:p>
          </table:table-cell>
          <table:table-cell table:style-name="ce2" office:value-type="string" calcext:value-type="string">
            <text:p>June 27, 2015, 2:26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802/change/?_changelist_filters=q%3Dadditional%26p%3D2" xlink:type="simple">https://www.mrosupply.com/admin/products/uploadcsv/802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798" calcext:value-type="float">
            <text:p>798</text:p>
          </table:table-cell>
          <table:table-cell table:style-name="ce2" office:value-type="string" calcext:value-type="string">
            <text:p>Reelcraft</text:p>
          </table:table-cell>
          <table:table-cell table:style-name="ce4" office:value-type="string" calcext:value-type="string">
            <text:p>reelcraft_additional_description1.csv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string" calcext:value-type="string">
            <text:p>June 26, 2015, 12:22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798/change/?_changelist_filters=q%3Dadditional%26p%3D2" xlink:type="simple">https://www.mrosupply.com/admin/products/uploadcsv/798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793" calcext:value-type="float">
            <text:p>793</text:p>
          </table:table-cell>
          <table:table-cell table:style-name="ce2" office:value-type="string" calcext:value-type="string">
            <text:p>Saginaw</text:p>
          </table:table-cell>
          <table:table-cell table:style-name="ce4" office:value-type="string" calcext:value-type="string">
            <text:p>saginaw_additional_description.csv</text:p>
          </table:table-cell>
          <table:table-cell table:style-name="ce2" office:value-type="float" office:value="2166" calcext:value-type="float">
            <text:p>2166</text:p>
          </table:table-cell>
          <table:table-cell table:style-name="ce2" office:value-type="string" calcext:value-type="string">
            <text:p>June 25, 2015, 2:26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793/change/?_changelist_filters=q%3Dadditional%26p%3D2" xlink:type="simple">https://www.mrosupply.com/admin/products/uploadcsv/793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table:style-name="ce2" office:value-type="string" calcext:value-type="string">
            <text:p>NTN</text:p>
          </table:table-cell>
          <table:table-cell table:style-name="ce4" office:value-type="string" calcext:value-type="string">
            <text:p>ntn_additional_description.csv</text:p>
          </table:table-cell>
          <table:table-cell table:style-name="ce2" office:value-type="float" office:value="12498" calcext:value-type="float">
            <text:p>12498</text:p>
          </table:table-cell>
          <table:table-cell table:style-name="ce2" office:value-type="string" calcext:value-type="string">
            <text:p>June 21, 2015, 1:35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786/change/?_changelist_filters=q%3Dadditional%26p%3D2" xlink:type="simple">https://www.mrosupply.com/admin/products/uploadcsv/786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779" calcext:value-type="float">
            <text:p>779</text:p>
          </table:table-cell>
          <table:table-cell table:style-name="ce2" office:value-type="string" calcext:value-type="string">
            <text:p>Hubbell</text:p>
          </table:table-cell>
          <table:table-cell table:style-name="ce4" office:value-type="string" calcext:value-type="string">
            <text:p>hubbell_additional_description.csv</text:p>
          </table:table-cell>
          <table:table-cell table:style-name="ce2" office:value-type="float" office:value="5180" calcext:value-type="float">
            <text:p>5180</text:p>
          </table:table-cell>
          <table:table-cell table:style-name="ce2" office:value-type="string" calcext:value-type="string">
            <text:p>June 17, 2015, 2:45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779/change/?_changelist_filters=q%3Dadditional%26p%3D2" xlink:type="simple">https://www.mrosupply.com/admin/products/uploadcsv/77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table:style-name="ce2" office:value-type="string" calcext:value-type="string">
            <text:p>Knipex</text:p>
          </table:table-cell>
          <table:table-cell table:style-name="ce4" office:value-type="string" calcext:value-type="string">
            <text:p>knipex_additional_description.csv</text:p>
          </table:table-cell>
          <table:table-cell table:style-name="ce2" office:value-type="float" office:value="910" calcext:value-type="float">
            <text:p>910</text:p>
          </table:table-cell>
          <table:table-cell table:style-name="ce2" office:value-type="string" calcext:value-type="string">
            <text:p>June 2, 2015, 9:37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279316</text:p>
          </table:table-cell>
          <table:table-cell table:style-name="ce5" office:value-type="string" calcext:value-type="string">
            <text:p><text:a xlink:href="https://www.mrosupply.com/admin/products/uploadcsv/770/change/?_changelist_filters=q%3Dadditional%26p%3D2" xlink:type="simple">https://www.mrosupply.com/admin/products/uploadcsv/770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table:style-name="ce2" office:value-type="string" calcext:value-type="string">
            <text:p>Boston</text:p>
          </table:table-cell>
          <table:table-cell table:style-name="ce4" office:value-type="string" calcext:value-type="string">
            <text:p>boston_additional_description1.csv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May 8, 2015, 8:54 a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276174</text:p>
          </table:table-cell>
          <table:table-cell table:style-name="ce5" office:value-type="string" calcext:value-type="string">
            <text:p><text:a xlink:href="https://www.mrosupply.com/admin/products/uploadcsv/748/change/?_changelist_filters=q%3Dadditional%26p%3D2" xlink:type="simple">https://www.mrosupply.com/admin/products/uploadcsv/748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table:style-name="ce2" office:value-type="string" calcext:value-type="string">
            <text:p>IKO</text:p>
          </table:table-cell>
          <table:table-cell table:style-name="ce4" office:value-type="string" calcext:value-type="string">
            <text:p>iko_additional_description.csv</text:p>
          </table:table-cell>
          <table:table-cell table:style-name="ce2" office:value-type="float" office:value="3256" calcext:value-type="float">
            <text:p>3256</text:p>
          </table:table-cell>
          <table:table-cell table:style-name="ce2" office:value-type="string" calcext:value-type="string">
            <text:p>May 5, 2015, 7:18 a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271506</text:p>
          </table:table-cell>
          <table:table-cell table:style-name="ce5" office:value-type="string" calcext:value-type="string">
            <text:p><text:a xlink:href="https://www.mrosupply.com/admin/products/uploadcsv/745/change/?_changelist_filters=q%3Dadditional%26p%3D2" xlink:type="simple">https://www.mrosupply.com/admin/products/uploadcsv/745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table:style-name="ce2" office:value-type="string" calcext:value-type="string">
            <text:p>Moline</text:p>
          </table:table-cell>
          <table:table-cell table:style-name="ce4" office:value-type="string" calcext:value-type="string">
            <text:p>moline_additional_description.csv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May 2, 2015, 8:45 a.m.</text:p>
          </table:table-cell>
          <table:table-cell table:style-name="ce12" office:value-type="string" calcext:value-type="string">
            <text:p>Done</text:p>
          </table:table-cell>
          <table:table-cell table:style-name="ce2" office:value-type="string" calcext:value-type="string">
            <text:p>Drawings required</text:p>
          </table:table-cell>
          <table:table-cell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269453</text:p>
          </table:table-cell>
          <table:table-cell table:style-name="ce5" office:value-type="string" calcext:value-type="string">
            <text:p><text:a xlink:href="https://www.mrosupply.com/admin/products/uploadcsv/741/change/?_changelist_filters=q%3Dadditional%26p%3D2" xlink:type="simple">https://www.mrosupply.com/admin/products/uploadcsv/741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Brookcrompton</text:p>
          </table:table-cell>
          <table:table-cell table:style-name="ce4" office:value-type="string" calcext:value-type="string">
            <text:p>brookcrompton_additional_description.csv</text:p>
          </table:table-cell>
          <table:table-cell table:style-name="ce2" office:value-type="float" office:value="3106" calcext:value-type="float">
            <text:p>3106</text:p>
          </table:table-cell>
          <table:table-cell table:style-name="ce2" office:value-type="string" calcext:value-type="string">
            <text:p>April 30, 2015, 1:58 a.m.</text:p>
          </table:table-cell>
          <table:table-cell table:style-name="ce12" office:value-type="string" calcext:value-type="string">
            <text:p>Done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Has issues</text:p>
          </table:table-cell>
          <table:table-cell office:value-type="string" calcext:value-type="string">
            <text:p>https://mrosupply-team.monday.com/boards/2610098155/pulses/3508266490</text:p>
          </table:table-cell>
          <table:table-cell table:style-name="ce5" office:value-type="string" calcext:value-type="string">
            <text:p><text:a xlink:href="https://www.mrosupply.com/admin/products/uploadcsv/734/change/?_changelist_filters=q%3Dadditional%26p%3D2" xlink:type="simple">https://www.mrosupply.com/admin/products/uploadcsv/734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table:style-name="ce2" office:value-type="string" calcext:value-type="string">
            <text:p>Harwal</text:p>
          </table:table-cell>
          <table:table-cell table:style-name="ce4" office:value-type="string" calcext:value-type="string">
            <text:p>harwal_additional_description.csv</text:p>
          </table:table-cell>
          <table:table-cell table:style-name="ce2" office:value-type="float" office:value="9635" calcext:value-type="float">
            <text:p>9635</text:p>
          </table:table-cell>
          <table:table-cell table:style-name="ce2" office:value-type="string" calcext:value-type="string">
            <text:p>April 29, 2015, 11:15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261826</text:p>
          </table:table-cell>
          <table:table-cell table:style-name="ce5" office:value-type="string" calcext:value-type="string">
            <text:p><text:a xlink:href="https://www.mrosupply.com/admin/products/uploadcsv/731/change/?_changelist_filters=q%3Dadditional%26p%3D2" xlink:type="simple">https://www.mrosupply.com/admin/products/uploadcsv/731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table:style-name="ce2" office:value-type="string" calcext:value-type="string">
            <text:p>Guardair</text:p>
          </table:table-cell>
          <table:table-cell table:style-name="ce4" office:value-type="string" calcext:value-type="string">
            <text:p>guardair_additional_description.csv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April 23, 2015, 10:34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259989</text:p>
          </table:table-cell>
          <table:table-cell table:style-name="ce5" office:value-type="string" calcext:value-type="string">
            <text:p><text:a xlink:href="https://www.mrosupply.com/admin/products/uploadcsv/727/change/?_changelist_filters=q%3Dadditional%26p%3D2" xlink:type="simple">https://www.mrosupply.com/admin/products/uploadcsv/727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table:style-name="ce2" office:value-type="string" calcext:value-type="string">
            <text:p>Hyde</text:p>
          </table:table-cell>
          <table:table-cell table:style-name="ce4" office:value-type="string" calcext:value-type="string">
            <text:p>hyde_additional_description.csv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April 23, 2015, 9:07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256407</text:p>
          </table:table-cell>
          <table:table-cell table:style-name="ce5" office:value-type="string" calcext:value-type="string">
            <text:p><text:a xlink:href="https://www.mrosupply.com/admin/products/uploadcsv/725/change/?_changelist_filters=q%3Dadditional%26p%3D2" xlink:type="simple">https://www.mrosupply.com/admin/products/uploadcsv/725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table:style-name="ce2" office:value-type="string" calcext:value-type="string">
            <text:p>SKF Seal</text:p>
          </table:table-cell>
          <table:table-cell table:style-name="ce4" office:value-type="string" calcext:value-type="string">
            <text:p>skfseal_additional_description.csv</text:p>
          </table:table-cell>
          <table:table-cell table:style-name="ce2" office:value-type="float" office:value="4764" calcext:value-type="float">
            <text:p>4764</text:p>
          </table:table-cell>
          <table:table-cell table:style-name="ce2" office:value-type="string" calcext:value-type="string">
            <text:p>April 23, 2015, 7:36 a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721/change/?_changelist_filters=q%3Dadditional%26p%3D2" xlink:type="simple">https://www.mrosupply.com/admin/products/uploadcsv/721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714" calcext:value-type="float">
            <text:p>714</text:p>
          </table:table-cell>
          <table:table-cell table:style-name="ce2" office:value-type="string" calcext:value-type="string">
            <text:p>SPX</text:p>
          </table:table-cell>
          <table:table-cell table:style-name="ce4" office:value-type="string" calcext:value-type="string">
            <text:p>spx_additional_description1.csv</text:p>
          </table:table-cell>
          <table:table-cell table:style-name="ce2" office:value-type="float" office:value="1688" calcext:value-type="float">
            <text:p>1688</text:p>
          </table:table-cell>
          <table:table-cell table:style-name="ce2" office:value-type="string" calcext:value-type="string">
            <text:p>April 19, 2015, 12:35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204354</text:p>
          </table:table-cell>
          <table:table-cell table:style-name="ce5" office:value-type="string" calcext:value-type="string">
            <text:p><text:a xlink:href="https://www.mrosupply.com/admin/products/uploadcsv/714/change/?_changelist_filters=q%3Dadditional%26p%3D2" xlink:type="simple">https://www.mrosupply.com/admin/products/uploadcsv/714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table:style-name="ce2" office:value-type="string" calcext:value-type="string">
            <text:p>Taylor</text:p>
          </table:table-cell>
          <table:table-cell table:style-name="ce4" office:value-type="string" calcext:value-type="string">
            <text:p>taylor_additional_description.csv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April 3, 2015, 9:37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202170</text:p>
          </table:table-cell>
          <table:table-cell table:style-name="ce5" office:value-type="string" calcext:value-type="string">
            <text:p><text:a xlink:href="https://www.mrosupply.com/admin/products/uploadcsv/707/change/?_changelist_filters=q%3Dadditional%26p%3D2" xlink:type="simple">https://www.mrosupply.com/admin/products/uploadcsv/707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table:style-name="ce2" office:value-type="string" calcext:value-type="string">
            <text:p>Alemite</text:p>
          </table:table-cell>
          <table:table-cell table:style-name="ce4" office:value-type="string" calcext:value-type="string">
            <text:p>alemite_additional_description.csv</text:p>
          </table:table-cell>
          <table:table-cell table:style-name="ce2" office:value-type="float" office:value="1102" calcext:value-type="float">
            <text:p>1102</text:p>
          </table:table-cell>
          <table:table-cell table:style-name="ce2" office:value-type="string" calcext:value-type="string">
            <text:p>April 2, 2015, 6:19 a.m.</text:p>
          </table:table-cell>
          <table:table-cell table:style-name="ce12" office:value-type="string" calcext:value-type="string">
            <text:p>Done</text:p>
          </table:table-cell>
          <table:table-cell table:style-name="ce2" office:value-type="string" calcext:value-type="string">
            <text:p>Transform rows to columns required</text:p>
          </table:table-cell>
          <table:table-cell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197293</text:p>
          </table:table-cell>
          <table:table-cell table:style-name="ce5" office:value-type="string" calcext:value-type="string">
            <text:p><text:a xlink:href="https://www.mrosupply.com/admin/products/uploadcsv/699/change/?_changelist_filters=q%3Dadditional%26p%3D2" xlink:type="simple">https://www.mrosupply.com/admin/products/uploadcsv/69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table:style-name="ce2" office:value-type="string" calcext:value-type="string">
            <text:p>SKF</text:p>
          </table:table-cell>
          <table:table-cell table:style-name="ce4" office:value-type="string" calcext:value-type="string">
            <text:p>skf_additional_description1.csv</text:p>
          </table:table-cell>
          <table:table-cell table:style-name="ce2" office:value-type="float" office:value="611" calcext:value-type="float">
            <text:p>611</text:p>
          </table:table-cell>
          <table:table-cell table:style-name="ce2" office:value-type="string" calcext:value-type="string">
            <text:p>March 31, 2015, 5:14 a.m.</text:p>
          </table:table-cell>
          <table:table-cell table:style-name="ce12" office:value-type="string" calcext:value-type="string">
            <text:p>Broken link to .csv file on Django server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Broken link to .csv file on Django server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<text:a xlink:href="https://www.mrosupply.com/admin/products/uploadcsv/681/change/?_changelist_filters=q%3Dadditional%26p%3D2" xlink:type="simple">https://www.mrosupply.com/admin/products/uploadcsv/681/change/?_changelist_filters=q%3Dadditional%26p%3D2</text:a></text:p>
          </table:table-cell>
          <table:table-cell table:style-name="ce2" office:value-type="string" calcext:value-type="string">
            <text:p>File is missed on our server.</text:p>
          </table:table-cell>
          <table:table-cell table:number-columns-repeated="53"/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table:style-name="ce2" office:value-type="string" calcext:value-type="string">
            <text:p>Smith</text:p>
          </table:table-cell>
          <table:table-cell table:style-name="ce4" office:value-type="string" calcext:value-type="string">
            <text:p>smith_additional_description.csv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March 31, 2015, 3:45 a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193994</text:p>
          </table:table-cell>
          <table:table-cell table:style-name="ce5" office:value-type="string" calcext:value-type="string">
            <text:p><text:a xlink:href="https://www.mrosupply.com/admin/products/uploadcsv/677/change/?_changelist_filters=q%3Dadditional%26p%3D2" xlink:type="simple">https://www.mrosupply.com/admin/products/uploadcsv/677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table:style-name="ce2" office:value-type="string" calcext:value-type="string">
            <text:p>SystemPlast</text:p>
          </table:table-cell>
          <table:table-cell table:style-name="ce4" office:value-type="string" calcext:value-type="string">
            <text:p>systemplast_additional_description1.csv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rch 28, 2015, 6:41 a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187550</text:p>
          </table:table-cell>
          <table:table-cell table:style-name="ce5" office:value-type="string" calcext:value-type="string">
            <text:p><text:a xlink:href="https://www.mrosupply.com/admin/products/uploadcsv/674/change/?_changelist_filters=q%3Dadditional%26p%3D2" xlink:type="simple">https://www.mrosupply.com/admin/products/uploadcsv/674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table:style-name="ce2" office:value-type="string" calcext:value-type="string">
            <text:p>SystemPlast</text:p>
          </table:table-cell>
          <table:table-cell table:style-name="ce4" office:value-type="string" calcext:value-type="string">
            <text:p>systemplast_additional_description.csv</text:p>
          </table:table-cell>
          <table:table-cell table:style-name="ce2" office:value-type="float" office:value="1028" calcext:value-type="float">
            <text:p>1028</text:p>
          </table:table-cell>
          <table:table-cell table:style-name="ce2" office:value-type="string" calcext:value-type="string">
            <text:p>March 27, 2015, 3:11 a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185218</text:p>
          </table:table-cell>
          <table:table-cell table:style-name="ce5" office:value-type="string" calcext:value-type="string">
            <text:p><text:a xlink:href="https://www.mrosupply.com/admin/products/uploadcsv/669/change/?_changelist_filters=q%3Dadditional%26p%3D2" xlink:type="simple">https://www.mrosupply.com/admin/products/uploadcsv/66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663" calcext:value-type="float">
            <text:p>663</text:p>
          </table:table-cell>
          <table:table-cell table:style-name="ce2" office:value-type="string" calcext:value-type="string">
            <text:p>Techtop</text:p>
          </table:table-cell>
          <table:table-cell table:style-name="ce4" office:value-type="string" calcext:value-type="string">
            <text:p>techtop_additional_description.csv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March 26, 2015, 8:19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42220444</text:p>
          </table:table-cell>
          <table:table-cell table:style-name="ce5" office:value-type="string" calcext:value-type="string">
            <text:p><text:a xlink:href="https://www.mrosupply.com/admin/products/uploadcsv/663/change/?_changelist_filters=q%3Dadditional%26p%3D2" xlink:type="simple">https://www.mrosupply.com/admin/products/uploadcsv/663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table:style-name="ce2" office:value-type="string" calcext:value-type="string">
            <text:p>MCGill</text:p>
          </table:table-cell>
          <table:table-cell table:style-name="ce4" office:value-type="string" calcext:value-type="string">
            <text:p>mcgill_additional_description.csv</text:p>
          </table:table-cell>
          <table:table-cell table:style-name="ce2" office:value-type="float" office:value="2097" calcext:value-type="float">
            <text:p>2097</text:p>
          </table:table-cell>
          <table:table-cell table:style-name="ce2" office:value-type="string" calcext:value-type="string">
            <text:p>March 25, 2015, 8:51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660/change/?_changelist_filters=q%3Dadditional%26p%3D2" xlink:type="simple">https://www.mrosupply.com/admin/products/uploadcsv/660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table:style-name="ce2" office:value-type="string" calcext:value-type="string">
            <text:p>Winsmith</text:p>
          </table:table-cell>
          <table:table-cell table:style-name="ce4" office:value-type="string" calcext:value-type="string">
            <text:p>winsmith_additional_description.csv</text:p>
          </table:table-cell>
          <table:table-cell table:style-name="ce2" office:value-type="float" office:value="9142" calcext:value-type="float">
            <text:p>9142</text:p>
          </table:table-cell>
          <table:table-cell table:style-name="ce2" office:value-type="string" calcext:value-type="string">
            <text:p>March 25, 2015, 8:33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42217847</text:p>
          </table:table-cell>
          <table:table-cell table:style-name="ce5" office:value-type="string" calcext:value-type="string">
            <text:p><text:a xlink:href="https://www.mrosupply.com/admin/products/uploadcsv/659/change/?_changelist_filters=q%3Dadditional%26p%3D2" xlink:type="simple">https://www.mrosupply.com/admin/products/uploadcsv/65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table:style-name="ce2" office:value-type="string" calcext:value-type="string">
            <text:p>TBWoods</text:p>
          </table:table-cell>
          <table:table-cell table:style-name="ce4" office:value-type="string" calcext:value-type="string">
            <text:p>tbwoods_additional_description1.csv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March 22, 2015, 8:14 a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42223125</text:p>
          </table:table-cell>
          <table:table-cell table:style-name="ce5" office:value-type="string" calcext:value-type="string">
            <text:p><text:a xlink:href="https://www.mrosupply.com/admin/products/uploadcsv/647/change/?_changelist_filters=q%3Dadditional%26p%3D2" xlink:type="simple">https://www.mrosupply.com/admin/products/uploadcsv/647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style-name="ce2" office:value-type="string" calcext:value-type="string">
            <text:p>TBWoods</text:p>
          </table:table-cell>
          <table:table-cell table:style-name="ce4" office:value-type="string" calcext:value-type="string">
            <text:p>tbwoods_additional_description.csv</text:p>
          </table:table-cell>
          <table:table-cell table:style-name="ce2" office:value-type="float" office:value="9791" calcext:value-type="float">
            <text:p>9791</text:p>
          </table:table-cell>
          <table:table-cell table:style-name="ce2" office:value-type="string" calcext:value-type="string">
            <text:p>March 21, 2015, 8:58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42225775</text:p>
          </table:table-cell>
          <table:table-cell table:style-name="ce5" office:value-type="string" calcext:value-type="string">
            <text:p><text:a xlink:href="https://www.mrosupply.com/admin/products/uploadcsv/644/change/?_changelist_filters=q%3Dadditional%26p%3D2" xlink:type="simple">https://www.mrosupply.com/admin/products/uploadcsv/644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style-name="ce2" office:value-type="string" calcext:value-type="string">
            <text:p>Curtis</text:p>
          </table:table-cell>
          <table:table-cell table:style-name="ce4" office:value-type="string" calcext:value-type="string">
            <text:p>curtis_additional_description.csv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March 18, 2015, 11:11 p.m.</text:p>
          </table:table-cell>
          <table:table-cell table:style-name="ce12" office:value-type="string" calcext:value-type="string">
            <text:p>Broken link to .csv file on Django server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Broken link to .csv file on Django server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<text:a xlink:href="https://www.mrosupply.com/admin/products/uploadcsv/640/change/?_changelist_filters=q%3Dadditional%26p%3D2" xlink:type="simple">https://www.mrosupply.com/admin/products/uploadcsv/640/change/?_changelist_filters=q%3Dadditional%26p%3D2</text:a></text:p>
          </table:table-cell>
          <table:table-cell table:style-name="ce2" office:value-type="string" calcext:value-type="string">
            <text:p>File is missed on our server.</text:p>
          </table:table-cell>
          <table:table-cell table:number-columns-repeated="53"/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table:style-name="ce2" office:value-type="string" calcext:value-type="string">
            <text:p>Bandit</text:p>
          </table:table-cell>
          <table:table-cell table:style-name="ce4" office:value-type="string" calcext:value-type="string">
            <text:p>bandit_additional_description.csv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string" calcext:value-type="string">
            <text:p>March 17, 2015, 9:43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632/change/?_changelist_filters=q%3Dadditional%26p%3D2" xlink:type="simple">https://www.mrosupply.com/admin/products/uploadcsv/632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table:style-name="ce2" office:value-type="string" calcext:value-type="string">
            <text:p>Champion</text:p>
          </table:table-cell>
          <table:table-cell table:style-name="ce4" office:value-type="string" calcext:value-type="string">
            <text:p>champion_additional_description.csv</text:p>
          </table:table-cell>
          <table:table-cell table:style-name="ce2" office:value-type="float" office:value="5685" calcext:value-type="float">
            <text:p>5685</text:p>
          </table:table-cell>
          <table:table-cell table:style-name="ce2" office:value-type="string" calcext:value-type="string">
            <text:p>March 14, 2015, 7:56 p.m.</text:p>
          </table:table-cell>
          <table:table-cell table:style-name="ce12" office:value-type="string" calcext:value-type="string">
            <text:p>Broken link to .csv file on Django server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Broken link to .csv file on Django server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<text:a xlink:href="https://www.mrosupply.com/admin/products/uploadcsv/626/change/?_changelist_filters=q%3Dadditional%26p%3D2" xlink:type="simple">https://www.mrosupply.com/admin/products/uploadcsv/626/change/?_changelist_filters=q%3Dadditional%26p%3D2</text:a></text:p>
          </table:table-cell>
          <table:table-cell table:style-name="ce2" office:value-type="string" calcext:value-type="string">
            <text:p>File is missed on our server.</text:p>
          </table:table-cell>
          <table:table-cell table:number-columns-repeated="53"/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table:style-name="ce2" office:value-type="string" calcext:value-type="string">
            <text:p>Fenner</text:p>
          </table:table-cell>
          <table:table-cell table:style-name="ce4" office:value-type="string" calcext:value-type="string">
            <text:p>fenner_additional_description.csv</text:p>
          </table:table-cell>
          <table:table-cell table:style-name="ce2" office:value-type="float" office:value="741" calcext:value-type="float">
            <text:p>741</text:p>
          </table:table-cell>
          <table:table-cell table:style-name="ce2" office:value-type="string" calcext:value-type="string">
            <text:p>March 13, 2015, 4:28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621/change/?_changelist_filters=q%3Dadditional%26p%3D2" xlink:type="simple">https://www.mrosupply.com/admin/products/uploadcsv/621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style-name="ce2" office:value-type="string" calcext:value-type="string">
            <text:p>Stearns</text:p>
          </table:table-cell>
          <table:table-cell table:style-name="ce4" office:value-type="string" calcext:value-type="string">
            <text:p>stearns_additional_description.csv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string" calcext:value-type="string">
            <text:p>March 2, 2015, 12:55 a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605/change/?_changelist_filters=q%3Dadditional%26p%3D2" xlink:type="simple">https://www.mrosupply.com/admin/products/uploadcsv/605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table:style-name="ce2" office:value-type="string" calcext:value-type="string">
            <text:p>Reelcraft</text:p>
          </table:table-cell>
          <table:table-cell table:style-name="ce4" office:value-type="string" calcext:value-type="string">
            <text:p>reelcraft_additional_description.csv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Feb. 28, 2015, 9:14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22623106</text:p>
          </table:table-cell>
          <table:table-cell table:style-name="ce5" office:value-type="string" calcext:value-type="string">
            <text:p><text:a xlink:href="https://www.mrosupply.com/admin/products/uploadcsv/602/change/?_changelist_filters=q%3Dadditional%26p%3D2" xlink:type="simple">https://www.mrosupply.com/admin/products/uploadcsv/602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2" office:value-type="string" calcext:value-type="string">
            <text:p>Fag</text:p>
          </table:table-cell>
          <table:table-cell table:style-name="ce4" office:value-type="string" calcext:value-type="string">
            <text:p>fag_additional_description.csv</text:p>
          </table:table-cell>
          <table:table-cell table:style-name="ce2" office:value-type="float" office:value="2853" calcext:value-type="float">
            <text:p>2853</text:p>
          </table:table-cell>
          <table:table-cell table:style-name="ce2" office:value-type="string" calcext:value-type="string">
            <text:p>Feb. 28, 2015, 7:15 a.m.</text:p>
          </table:table-cell>
          <table:table-cell table:style-name="ce12" office:value-type="string" calcext:value-type="string">
            <text:p>Done</text:p>
          </table:table-cell>
          <table:table-cell table:style-name="ce2" office:value-type="string" calcext:value-type="string">
            <text:p>Drawings required</text:p>
          </table:table-cell>
          <table:table-cell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22615327</text:p>
          </table:table-cell>
          <table:table-cell table:style-name="ce5" office:value-type="string" calcext:value-type="string">
            <text:p><text:a xlink:href="https://www.mrosupply.com/admin/products/uploadcsv/589/change/?_changelist_filters=q%3Dadditional%26p%3D2" xlink:type="simple">https://www.mrosupply.com/admin/products/uploadcsv/58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table:style-name="ce2" office:value-type="string" calcext:value-type="string">
            <text:p>INA</text:p>
          </table:table-cell>
          <table:table-cell table:style-name="ce4" office:value-type="string" calcext:value-type="string">
            <text:p>ina_additional_description.csv</text:p>
          </table:table-cell>
          <table:table-cell table:style-name="ce2" office:value-type="float" office:value="4159" calcext:value-type="float">
            <text:p>4159</text:p>
          </table:table-cell>
          <table:table-cell table:style-name="ce2" office:value-type="string" calcext:value-type="string">
            <text:p>Feb. 28, 2015, 7:14 a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22591623</text:p>
          </table:table-cell>
          <table:table-cell table:style-name="ce5" office:value-type="string" calcext:value-type="string">
            <text:p><text:a xlink:href="https://www.mrosupply.com/admin/products/uploadcsv/586/change/?_changelist_filters=q%3Dadditional%26p%3D2" xlink:type="simple">https://www.mrosupply.com/admin/products/uploadcsv/586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table:style-name="ce2" office:value-type="string" calcext:value-type="string">
            <text:p>Brewer</text:p>
          </table:table-cell>
          <table:table-cell table:style-name="ce4" office:value-type="string" calcext:value-type="string">
            <text:p>brewer_additional_description.csv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Feb. 27, 2015, 11:28 p.m.</text:p>
          </table:table-cell>
          <table:table-cell table:style-name="ce12" office:value-type="string" calcext:value-type="string">
            <text:p>Done</text:p>
          </table:table-cell>
          <table:table-cell table:style-name="ce2" office:value-type="string" calcext:value-type="string">
            <text:p>Drawings required</text:p>
          </table:table-cell>
          <table:table-cell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22588150</text:p>
          </table:table-cell>
          <table:table-cell table:style-name="ce5" office:value-type="string" calcext:value-type="string">
            <text:p><text:a xlink:href="https://www.mrosupply.com/admin/products/uploadcsv/582/change/?_changelist_filters=q%3Dadditional%26p%3D2" xlink:type="simple">https://www.mrosupply.com/admin/products/uploadcsv/582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style-name="ce2" office:value-type="string" calcext:value-type="string">
            <text:p>Browning</text:p>
          </table:table-cell>
          <table:table-cell table:style-name="ce4" office:value-type="string" calcext:value-type="string">
            <text:p>browning_additional_description.csv</text:p>
          </table:table-cell>
          <table:table-cell table:style-name="ce2" office:value-type="float" office:value="23788" calcext:value-type="float">
            <text:p>23788</text:p>
          </table:table-cell>
          <table:table-cell table:style-name="ce2" office:value-type="string" calcext:value-type="string">
            <text:p>Feb. 25, 2015, 12:24 a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42209244</text:p>
          </table:table-cell>
          <table:table-cell table:style-name="ce5" office:value-type="string" calcext:value-type="string">
            <text:p><text:a xlink:href="https://www.mrosupply.com/admin/products/uploadcsv/569/change/?_changelist_filters=q%3Dadditional%26p%3D2" xlink:type="simple">https://www.mrosupply.com/admin/products/uploadcsv/56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table:style-name="ce2" office:value-type="string" calcext:value-type="string">
            <text:p>Dodge</text:p>
          </table:table-cell>
          <table:table-cell table:style-name="ce4" office:value-type="string" calcext:value-type="string">
            <text:p>dodge_additional_description.csv</text:p>
          </table:table-cell>
          <table:table-cell table:style-name="ce2" office:value-type="float" office:value="1731" calcext:value-type="float">
            <text:p>1731</text:p>
          </table:table-cell>
          <table:table-cell table:style-name="ce2" office:value-type="string" calcext:value-type="string">
            <text:p>Feb. 23, 2015, 8:40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22609574</text:p>
          </table:table-cell>
          <table:table-cell table:style-name="ce5" office:value-type="string" calcext:value-type="string">
            <text:p><text:a xlink:href="https://www.mrosupply.com/admin/products/uploadcsv/566/change/?_changelist_filters=q%3Dadditional%26p%3D2" xlink:type="simple">https://www.mrosupply.com/admin/products/uploadcsv/566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style-name="ce2" office:value-type="string" calcext:value-type="string">
            <text:p>SealMaster</text:p>
          </table:table-cell>
          <table:table-cell table:style-name="ce4" office:value-type="string" calcext:value-type="string">
            <text:p>sealmaster_additional_description.csv</text:p>
          </table:table-cell>
          <table:table-cell table:style-name="ce2" office:value-type="float" office:value="10444" calcext:value-type="float">
            <text:p>10444</text:p>
          </table:table-cell>
          <table:table-cell table:style-name="ce2" office:value-type="string" calcext:value-type="string">
            <text:p>Feb. 21, 2015, 7:30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22581741</text:p>
          </table:table-cell>
          <table:table-cell table:style-name="ce5" office:value-type="string" calcext:value-type="string">
            <text:p><text:a xlink:href="https://www.mrosupply.com/admin/products/uploadcsv/561/change/?_changelist_filters=q%3Dadditional%26p%3D2" xlink:type="simple">https://www.mrosupply.com/admin/products/uploadcsv/561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style-name="ce2" office:value-type="string" calcext:value-type="string">
            <text:p>FYH</text:p>
          </table:table-cell>
          <table:table-cell table:style-name="ce4" office:value-type="string" calcext:value-type="string">
            <text:p>fyh_additional_description.csv</text:p>
          </table:table-cell>
          <table:table-cell table:style-name="ce2" office:value-type="float" office:value="1547" calcext:value-type="float">
            <text:p>1547</text:p>
          </table:table-cell>
          <table:table-cell table:style-name="ce2" office:value-type="string" calcext:value-type="string">
            <text:p>Feb. 20, 2015, 8:31 p.m.</text:p>
          </table:table-cell>
          <table:table-cell table:style-name="ce12" office:value-type="string" calcext:value-type="string">
            <text:p>Broken link to .csv file on Django server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Broken link to .csv file on Django server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<text:a xlink:href="https://www.mrosupply.com/admin/products/uploadcsv/558/change/?_changelist_filters=q%3Dadditional%26p%3D2" xlink:type="simple">https://www.mrosupply.com/admin/products/uploadcsv/558/change/?_changelist_filters=q%3Dadditional%26p%3D2</text:a></text:p>
          </table:table-cell>
          <table:table-cell table:style-name="ce2" office:value-type="string" calcext:value-type="string">
            <text:p>File is missed on our server.</text:p>
          </table:table-cell>
          <table:table-cell table:number-columns-repeated="53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style-name="ce2" office:value-type="string" calcext:value-type="string">
            <text:p>Lovejoy</text:p>
          </table:table-cell>
          <table:table-cell table:style-name="ce4" office:value-type="string" calcext:value-type="string">
            <text:p>lovejoy_additional_description.csv</text:p>
          </table:table-cell>
          <table:table-cell table:style-name="ce2" office:value-type="float" office:value="6176" calcext:value-type="float">
            <text:p>6176</text:p>
          </table:table-cell>
          <table:table-cell table:style-name="ce2" office:value-type="string" calcext:value-type="string">
            <text:p>Feb. 19, 2015, 8:51 p.m.</text:p>
          </table:table-cell>
          <table:table-cell table:style-name="ce12" office:value-type="string" calcext:value-type="string">
            <text:p>Done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552/change/?_changelist_filters=q%3Dadditional%26p%3D2" xlink:type="simple">https://www.mrosupply.com/admin/products/uploadcsv/552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table:style-name="ce2" office:value-type="string" calcext:value-type="string">
            <text:p>Leeson</text:p>
          </table:table-cell>
          <table:table-cell table:style-name="ce4" office:value-type="string" calcext:value-type="string">
            <text:p>leeson_additional_description2.csv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Feb. 19, 2015, 1:01 a.m.</text:p>
          </table:table-cell>
          <table:table-cell table:style-name="ce12" office:value-type="string" calcext:value-type="string">
            <text:p>Done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22597990</text:p>
          </table:table-cell>
          <table:table-cell table:style-name="ce5" office:value-type="string" calcext:value-type="string">
            <text:p><text:a xlink:href="https://www.mrosupply.com/admin/products/uploadcsv/541/change/?_changelist_filters=q%3Dadditional%26p%3D2" xlink:type="simple">https://www.mrosupply.com/admin/products/uploadcsv/541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table:style-name="ce2" office:value-type="string" calcext:value-type="string">
            <text:p>HubCity</text:p>
          </table:table-cell>
          <table:table-cell table:style-name="ce4" office:value-type="string" calcext:value-type="string">
            <text:p>hubcity_additional_description1.csv</text:p>
          </table:table-cell>
          <table:table-cell table:style-name="ce2" office:value-type="float" office:value="1063" calcext:value-type="float">
            <text:p>1063</text:p>
          </table:table-cell>
          <table:table-cell table:style-name="ce2" office:value-type="string" calcext:value-type="string">
            <text:p>Feb. 18, 2015, 10:14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05810760</text:p>
          </table:table-cell>
          <table:table-cell table:style-name="ce5" office:value-type="string" calcext:value-type="string">
            <text:p><text:a xlink:href="https://www.mrosupply.com/admin/products/uploadcsv/539/change/?_changelist_filters=q%3Dadditional%26p%3D2" xlink:type="simple">https://www.mrosupply.com/admin/products/uploadcsv/53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style-name="ce2" office:value-type="string" calcext:value-type="string">
            <text:p>Leeson</text:p>
          </table:table-cell>
          <table:table-cell table:style-name="ce4" office:value-type="string" calcext:value-type="string">
            <text:p>leeson_additional_description1.csv</text:p>
          </table:table-cell>
          <table:table-cell table:style-name="ce2" office:value-type="float" office:value="1302" calcext:value-type="float">
            <text:p>1302</text:p>
          </table:table-cell>
          <table:table-cell table:style-name="ce2" office:value-type="string" calcext:value-type="string">
            <text:p>Feb. 17, 2015, 9:10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Too sophisticated HTML code</text:p>
          </table:table-cell>
          <table:table-cell table:style-name="ce2" office:value-type="string" calcext:value-type="string">
            <text:p>Has issues</text:p>
          </table:table-cell>
          <table:table-cell office:value-type="string" calcext:value-type="string">
            <text:p>https://mrosupply-team.monday.com/boards/2610098155/pulses/3405809697</text:p>
          </table:table-cell>
          <table:table-cell table:style-name="ce5" office:value-type="string" calcext:value-type="string">
            <text:p><text:a xlink:href="https://www.mrosupply.com/admin/products/uploadcsv/535/change/?_changelist_filters=q%3Dadditional%26p%3D2" xlink:type="simple">https://www.mrosupply.com/admin/products/uploadcsv/535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MRO Supply</text:p>
          </table:table-cell>
          <table:table-cell table:style-name="ce4" office:value-type="string" calcext:value-type="string">
            <text:p>mro_v2_additionalbaldor.cs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Feb. 16, 2015, 3:05 p.m.</text:p>
          </table:table-cell>
          <table:table-cell table:style-name="ce12" office:value-type="string" calcext:value-type="string">
            <text:p>Skip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<text:a xlink:href="https://www.mrosupply.com/admin/products/uploadcsv/525/change/?_changelist_filters=q%3Dadditional%26p%3D2" xlink:type="simple">https://www.mrosupply.com/admin/products/uploadcsv/525/change/?_changelist_filters=q%3Dadditional%26p%3D2</text:a></text:p>
          </table:table-cell>
          <table:table-cell table:style-name="ce2" office:value-type="string" calcext:value-type="string">
            <text:p>File has broken content.</text:p>
          </table:table-cell>
          <table:table-cell table:number-columns-repeated="53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table:style-name="ce2" office:value-type="string" calcext:value-type="string">
            <text:p>Gates</text:p>
          </table:table-cell>
          <table:table-cell table:style-name="ce4" office:value-type="string" calcext:value-type="string">
            <text:p>gates_additional_description1.csv</text:p>
          </table:table-cell>
          <table:table-cell table:style-name="ce2" office:value-type="float" office:value="28283" calcext:value-type="float">
            <text:p>28283</text:p>
          </table:table-cell>
          <table:table-cell table:style-name="ce2" office:value-type="string" calcext:value-type="string">
            <text:p>Feb. 15, 2015, 5:29 a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42201985</text:p>
          </table:table-cell>
          <table:table-cell table:style-name="ce5" office:value-type="string" calcext:value-type="string">
            <text:p><text:a xlink:href="https://www.mrosupply.com/admin/products/uploadcsv/521/change/?_changelist_filters=q%3Dadditional%26p%3D2" xlink:type="simple">https://www.mrosupply.com/admin/products/uploadcsv/521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2" office:value-type="string" calcext:value-type="string">
            <text:p>Baldor</text:p>
          </table:table-cell>
          <table:table-cell table:style-name="ce4" office:value-type="string" calcext:value-type="string">
            <text:p>baldor_additional_description2.csv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Feb. 13, 2015, 4:25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57989386</text:p>
          </table:table-cell>
          <table:table-cell table:style-name="ce5" office:value-type="string" calcext:value-type="string">
            <text:p><text:a xlink:href="https://www.mrosupply.com/admin/products/uploadcsv/511/change/?_changelist_filters=q%3Dadditional%26p%3D2" xlink:type="simple">https://www.mrosupply.com/admin/products/uploadcsv/511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Baldor</text:p>
          </table:table-cell>
          <table:table-cell table:style-name="ce4" office:value-type="string" calcext:value-type="string">
            <text:p>baldor_additional_description1.csv</text:p>
          </table:table-cell>
          <table:table-cell table:style-name="ce2" office:value-type="float" office:value="1673" calcext:value-type="float">
            <text:p>1673</text:p>
          </table:table-cell>
          <table:table-cell table:style-name="ce2" office:value-type="string" calcext:value-type="string">
            <text:p>Feb. 13, 2015, 3:39 p.m.</text:p>
          </table:table-cell>
          <table:table-cell table:style-name="ce12" office:value-type="string" calcext:value-type="string">
            <text:p>Done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 office:value-type="string" calcext:value-type="string">
            <text:p>https://mrosupply-team.monday.com/boards/2610098155/pulses/3405807560</text:p>
          </table:table-cell>
          <table:table-cell table:style-name="ce5" office:value-type="string" calcext:value-type="string">
            <text:p><text:a xlink:href="https://www.mrosupply.com/admin/products/uploadcsv/510/change/?_changelist_filters=q%3Dadditional%26p%3D2" xlink:type="simple">https://www.mrosupply.com/admin/products/uploadcsv/510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Linngear</text:p>
          </table:table-cell>
          <table:table-cell table:style-name="ce4" office:value-type="string" calcext:value-type="string">
            <text:p>linngear_additional_description.csv</text:p>
          </table:table-cell>
          <table:table-cell table:style-name="ce2" office:value-type="float" office:value="4304" calcext:value-type="float">
            <text:p>4304</text:p>
          </table:table-cell>
          <table:table-cell table:style-name="ce2" office:value-type="string" calcext:value-type="string">
            <text:p>Feb. 10, 2015, 5:28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480/change/?_changelist_filters=q%3Dadditional%26p%3D2" xlink:type="simple">https://www.mrosupply.com/admin/products/uploadcsv/480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2" office:value-type="string" calcext:value-type="string">
            <text:p>Weg</text:p>
          </table:table-cell>
          <table:table-cell table:style-name="ce4" office:value-type="string" calcext:value-type="string">
            <text:p>weg_additional_description1.csv</text:p>
          </table:table-cell>
          <table:table-cell table:style-name="ce2" office:value-type="float" office:value="1696" calcext:value-type="float">
            <text:p>1696</text:p>
          </table:table-cell>
          <table:table-cell table:style-name="ce2" office:value-type="string" calcext:value-type="string">
            <text:p>Feb. 8, 2015, 10:04 p.m.</text:p>
          </table:table-cell>
          <table:table-cell table:style-name="ce12" office:value-type="string" calcext:value-type="string">
            <text:p>Done</text:p>
          </table:table-cell>
          <table:table-cell table:style-name="ce2" office:value-type="string" calcext:value-type="string">
            <text:p>No spaces in description</text:p>
          </table:table-cell>
          <table:table-cell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86643798</text:p>
          </table:table-cell>
          <table:table-cell table:style-name="ce5" office:value-type="string" calcext:value-type="string">
            <text:p><text:a xlink:href="https://www.mrosupply.com/admin/products/uploadcsv/469/change/?_changelist_filters=q%3Dadditional%26p%3D2" xlink:type="simple">https://www.mrosupply.com/admin/products/uploadcsv/46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Weg</text:p>
          </table:table-cell>
          <table:table-cell table:style-name="ce4" office:value-type="string" calcext:value-type="string">
            <text:p>weg_additional_description.csv</text:p>
          </table:table-cell>
          <table:table-cell table:style-name="ce2" office:value-type="float" office:value="3553" calcext:value-type="float">
            <text:p>3553</text:p>
          </table:table-cell>
          <table:table-cell table:style-name="ce2" office:value-type="string" calcext:value-type="string">
            <text:p>Feb. 6, 2015, 6:41 a.m.</text:p>
          </table:table-cell>
          <table:table-cell table:style-name="ce12" office:value-type="string" calcext:value-type="string">
            <text:p>Done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86638477</text:p>
          </table:table-cell>
          <table:table-cell table:style-name="ce5" office:value-type="string" calcext:value-type="string">
            <text:p><text:a xlink:href="https://www.mrosupply.com/admin/products/uploadcsv/447/change/?_changelist_filters=q%3Dadditional%26p%3D2" xlink:type="simple">https://www.mrosupply.com/admin/products/uploadcsv/447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Marathon</text:p>
          </table:table-cell>
          <table:table-cell table:style-name="ce4" office:value-type="string" calcext:value-type="string">
            <text:p>marathon_additional_description.csv</text:p>
          </table:table-cell>
          <table:table-cell table:style-name="ce2" office:value-type="float" office:value="3837" calcext:value-type="float">
            <text:p>3837</text:p>
          </table:table-cell>
          <table:table-cell table:style-name="ce2" office:value-type="string" calcext:value-type="string">
            <text:p>Feb. 4, 2015, 5 a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86645955</text:p>
          </table:table-cell>
          <table:table-cell table:style-name="ce5" office:value-type="string" calcext:value-type="string">
            <text:p><text:a xlink:href="https://www.mrosupply.com/admin/products/uploadcsv/408/change/?_changelist_filters=q%3Dadditional%26p%3D2" xlink:type="simple">https://www.mrosupply.com/admin/products/uploadcsv/408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office:value-type="string" calcext:value-type="string">
            <text:p>Hyundai</text:p>
          </table:table-cell>
          <table:table-cell table:style-name="ce4" office:value-type="string" calcext:value-type="string">
            <text:p>hyundai_additional_description.csv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Jan. 31, 2015, 5:16 a.m.</text:p>
          </table:table-cell>
          <table:table-cell table:style-name="ce12" office:value-type="string" calcext:value-type="string">
            <text:p>Done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49312379</text:p>
          </table:table-cell>
          <table:table-cell table:style-name="ce5" office:value-type="string" calcext:value-type="string">
            <text:p><text:a xlink:href="https://www.mrosupply.com/admin/products/uploadcsv/398/change/?_changelist_filters=q%3Dadditional%26p%3D2" xlink:type="simple">https://www.mrosupply.com/admin/products/uploadcsv/398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office:value-type="string" calcext:value-type="string">
            <text:p>WWElectric</text:p>
          </table:table-cell>
          <table:table-cell table:style-name="ce4" office:value-type="string" calcext:value-type="string">
            <text:p>wwelectric_additional_description.csv</text:p>
          </table:table-cell>
          <table:table-cell table:style-name="ce2" office:value-type="float" office:value="1141" calcext:value-type="float">
            <text:p>1141</text:p>
          </table:table-cell>
          <table:table-cell table:style-name="ce2" office:value-type="string" calcext:value-type="string">
            <text:p>Jan. 30, 2015, 9:07 p.m.</text:p>
          </table:table-cell>
          <table:table-cell table:style-name="ce12" office:value-type="string" calcext:value-type="string">
            <text:p>Broken link to .csv file on Django server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Broken link to .csv file on Django server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<text:a xlink:href="https://www.mrosupply.com/admin/products/uploadcsv/394/change/?_changelist_filters=q%3Dadditional%26p%3D2" xlink:type="simple">https://www.mrosupply.com/admin/products/uploadcsv/394/change/?_changelist_filters=q%3Dadditional%26p%3D2</text:a></text:p>
          </table:table-cell>
          <table:table-cell table:style-name="ce2" office:value-type="string" calcext:value-type="string">
            <text:p>File is missed on our server.</text:p>
          </table:table-cell>
          <table:table-cell table:number-columns-repeated="53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office:value-type="string" calcext:value-type="string">
            <text:p>SolaHD</text:p>
          </table:table-cell>
          <table:table-cell table:style-name="ce4" office:value-type="string" calcext:value-type="string">
            <text:p>solahd_additional_description.cs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Jan. 25, 2015, 6:52 p.m.</text:p>
          </table:table-cell>
          <table:table-cell table:style-name="ce12" office:value-type="string" calcext:value-type="string">
            <text:p>Done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49311555</text:p>
          </table:table-cell>
          <table:table-cell table:style-name="ce5" office:value-type="string" calcext:value-type="string">
            <text:p><text:a xlink:href="https://www.mrosupply.com/admin/products/uploadcsv/383/change/?_changelist_filters=q%3Dadditional%26p%3D2" xlink:type="simple">https://www.mrosupply.com/admin/products/uploadcsv/383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office:value-type="string" calcext:value-type="string">
            <text:p>Cementex</text:p>
          </table:table-cell>
          <table:table-cell table:style-name="ce4" office:value-type="string" calcext:value-type="string">
            <text:p>cementex_additional_description.csv</text:p>
          </table:table-cell>
          <table:table-cell table:style-name="ce2" office:value-type="float" office:value="2554" calcext:value-type="float">
            <text:p>2554</text:p>
          </table:table-cell>
          <table:table-cell table:style-name="ce2" office:value-type="string" calcext:value-type="string">
            <text:p>Jan. 22, 2015, 8:12 p.m.</text:p>
          </table:table-cell>
          <table:table-cell table:style-name="ce12" office:value-type="string" calcext:value-type="string">
            <text:p>Done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Has issues</text:p>
          </table:table-cell>
          <table:table-cell office:value-type="string" calcext:value-type="string">
            <text:p>https://mrosupply-team.monday.com/boards/2610098155/pulses/3325863335</text:p>
          </table:table-cell>
          <table:table-cell table:style-name="ce5" office:value-type="string" calcext:value-type="string">
            <text:p><text:a xlink:href="https://www.mrosupply.com/admin/products/uploadcsv/374/change/?_changelist_filters=q%3Dadditional%26p%3D2" xlink:type="simple">https://www.mrosupply.com/admin/products/uploadcsv/374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office:value-type="string" calcext:value-type="string">
            <text:p>RedLion</text:p>
          </table:table-cell>
          <table:table-cell table:style-name="ce4" office:value-type="string" calcext:value-type="string">
            <text:p>redlion_additional_description.csv</text:p>
          </table:table-cell>
          <table:table-cell table:style-name="ce2" office:value-type="float" office:value="617" calcext:value-type="float">
            <text:p>617</text:p>
          </table:table-cell>
          <table:table-cell table:style-name="ce2" office:value-type="string" calcext:value-type="string">
            <text:p>Jan. 21, 2015, 7:18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49309554</text:p>
          </table:table-cell>
          <table:table-cell table:style-name="ce5" office:value-type="string" calcext:value-type="string">
            <text:p><text:a xlink:href="https://www.mrosupply.com/admin/products/uploadcsv/366/change/?_changelist_filters=q%3Dadditional%26p%3D2" xlink:type="simple">https://www.mrosupply.com/admin/products/uploadcsv/366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office:value-type="string" calcext:value-type="string">
            <text:p>FK bearing</text:p>
          </table:table-cell>
          <table:table-cell table:style-name="ce4" office:value-type="string" calcext:value-type="string">
            <text:p>fkbearing_additional_description.csv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Jan. 20, 2015, 8:56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86648805</text:p>
          </table:table-cell>
          <table:table-cell table:style-name="ce5" office:value-type="string" calcext:value-type="string">
            <text:p><text:a xlink:href="https://www.mrosupply.com/admin/products/uploadcsv/359/change/?_changelist_filters=q%3Dadditional%26p%3D2" xlink:type="simple">https://www.mrosupply.com/admin/products/uploadcsv/35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Isostatic</text:p>
          </table:table-cell>
          <table:table-cell table:style-name="ce4" office:value-type="string" calcext:value-type="string">
            <text:p>isostatic_additional_description.csv</text:p>
          </table:table-cell>
          <table:table-cell table:style-name="ce2" office:value-type="float" office:value="5243" calcext:value-type="float">
            <text:p>5243</text:p>
          </table:table-cell>
          <table:table-cell table:style-name="ce2" office:value-type="string" calcext:value-type="string">
            <text:p>Jan. 18, 2015, 7:51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86654755</text:p>
          </table:table-cell>
          <table:table-cell table:style-name="ce5" office:value-type="string" calcext:value-type="string">
            <text:p><text:a xlink:href="https://www.mrosupply.com/admin/products/uploadcsv/352/change/?_changelist_filters=q%3Dadditional%26p%3D2" xlink:type="simple">https://www.mrosupply.com/admin/products/uploadcsv/352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SKF</text:p>
          </table:table-cell>
          <table:table-cell table:style-name="ce4" office:value-type="string" calcext:value-type="string">
            <text:p>skf_additional_description.csv</text:p>
          </table:table-cell>
          <table:table-cell table:style-name="ce2" office:value-type="float" office:value="13341" calcext:value-type="float">
            <text:p>13341</text:p>
          </table:table-cell>
          <table:table-cell table:style-name="ce2" office:value-type="string" calcext:value-type="string">
            <text:p>Jan. 18, 2015, 3:59 a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58085707</text:p>
          </table:table-cell>
          <table:table-cell table:style-name="ce5" office:value-type="string" calcext:value-type="string">
            <text:p><text:a xlink:href="https://www.mrosupply.com/admin/products/uploadcsv/350/change/?_changelist_filters=q%3Dadditional%26p%3D2" xlink:type="simple">https://www.mrosupply.com/admin/products/uploadcsv/350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3" office:value-type="string" calcext:value-type="string">
            <text:p>Actech</text:p>
          </table:table-cell>
          <table:table-cell table:style-name="ce4" office:value-type="string" calcext:value-type="string">
            <text:p>actech_additional_description.csv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string" calcext:value-type="string">
            <text:p>Jan. 17, 2015, 10:14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0794790</text:p>
          </table:table-cell>
          <table:table-cell table:style-name="ce5" office:value-type="string" calcext:value-type="string">
            <text:p><text:a xlink:href="https://www.mrosupply.com/admin/products/uploadcsv/349/change/?_changelist_filters=q%3Dadditional%26p%3D2" xlink:type="simple">https://www.mrosupply.com/admin/products/uploadcsv/34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Leeson</text:p>
          </table:table-cell>
          <table:table-cell table:style-name="ce4" office:value-type="string" calcext:value-type="string">
            <text:p>leeson_additional_description.csv</text:p>
          </table:table-cell>
          <table:table-cell table:style-name="ce2" office:value-type="float" office:value="3555" calcext:value-type="float">
            <text:p>3555</text:p>
          </table:table-cell>
          <table:table-cell table:style-name="ce2" office:value-type="string" calcext:value-type="string">
            <text:p>Jan. 17, 2015, 7:42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41493933</text:p>
          </table:table-cell>
          <table:table-cell table:style-name="ce5" office:value-type="string" calcext:value-type="string">
            <text:p><text:a xlink:href="https://www.mrosupply.com/admin/products/uploadcsv/346/change/?_changelist_filters=q%3Dadditional%26p%3D2" xlink:type="simple">https://www.mrosupply.com/admin/products/uploadcsv/346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MRC</text:p>
          </table:table-cell>
          <table:table-cell table:style-name="ce4" office:value-type="string" calcext:value-type="string">
            <text:p>mrc_additional_description.csv</text:p>
          </table:table-cell>
          <table:table-cell table:style-name="ce2" office:value-type="float" office:value="1734" calcext:value-type="float">
            <text:p>1734</text:p>
          </table:table-cell>
          <table:table-cell table:style-name="ce2" office:value-type="string" calcext:value-type="string">
            <text:p>Jan. 16, 2015, 9:25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5399888</text:p>
          </table:table-cell>
          <table:table-cell table:style-name="ce5" office:value-type="string" calcext:value-type="string">
            <text:p><text:a xlink:href="https://www.mrosupply.com/admin/products/uploadcsv/345/change/?_changelist_filters=q%3Dadditional%26p%3D2" xlink:type="simple">https://www.mrosupply.com/admin/products/uploadcsv/345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Martin</text:p>
          </table:table-cell>
          <table:table-cell table:style-name="ce4" office:value-type="string" calcext:value-type="string">
            <text:p>martin_additional_description.csv</text:p>
          </table:table-cell>
          <table:table-cell table:style-name="ce2" office:value-type="float" office:value="25247" calcext:value-type="float">
            <text:p>25247</text:p>
          </table:table-cell>
          <table:table-cell table:style-name="ce2" office:value-type="string" calcext:value-type="string">
            <text:p>Jan. 14, 2015, 8:57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338/change/?_changelist_filters=q%3Dadditional%26p%3D2" xlink:type="simple">https://www.mrosupply.com/admin/products/uploadcsv/338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Nexen</text:p>
          </table:table-cell>
          <table:table-cell table:style-name="ce4" office:value-type="string" calcext:value-type="string">
            <text:p>nexen_additional_description.csv</text:p>
          </table:table-cell>
          <table:table-cell table:style-name="ce2" office:value-type="float" office:value="1432" calcext:value-type="float">
            <text:p>1432</text:p>
          </table:table-cell>
          <table:table-cell table:style-name="ce2" office:value-type="string" calcext:value-type="string">
            <text:p>Jan. 14, 2015, 7:25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5396810</text:p>
          </table:table-cell>
          <table:table-cell table:style-name="ce5" office:value-type="string" calcext:value-type="string">
            <text:p><text:a xlink:href="https://www.mrosupply.com/admin/products/uploadcsv/337/change/?_changelist_filters=q%3Dadditional%26p%3D2" xlink:type="simple">https://www.mrosupply.com/admin/products/uploadcsv/337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Telco</text:p>
          </table:table-cell>
          <table:table-cell table:style-name="ce4" office:value-type="string" calcext:value-type="string">
            <text:p>telco_additional_description.csv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string" calcext:value-type="string">
            <text:p>Jan. 12, 2015, 6:19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5382821</text:p>
          </table:table-cell>
          <table:table-cell table:style-name="ce5" office:value-type="string" calcext:value-type="string">
            <text:p><text:a xlink:href="https://www.mrosupply.com/admin/products/uploadcsv/330/change/?_changelist_filters=q%3Dadditional%26p%3D2" xlink:type="simple">https://www.mrosupply.com/admin/products/uploadcsv/330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HubCity</text:p>
          </table:table-cell>
          <table:table-cell table:style-name="ce4" office:value-type="string" calcext:value-type="string">
            <text:p>hubcity_additional_description.csv</text:p>
          </table:table-cell>
          <table:table-cell table:style-name="ce2" office:value-type="float" office:value="22171" calcext:value-type="float">
            <text:p>22171</text:p>
          </table:table-cell>
          <table:table-cell table:style-name="ce2" office:value-type="string" calcext:value-type="string">
            <text:p>Jan. 11, 2015, 6:16 p.m.</text:p>
          </table:table-cell>
          <table:table-cell table:style-name="ce12" office:value-type="string" calcext:value-type="string">
            <text:p>Reviewed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Has issues</text:p>
          </table:table-cell>
          <table:table-cell/>
          <table:table-cell table:style-name="ce5" office:value-type="string" calcext:value-type="string">
            <text:p><text:a xlink:href="https://www.mrosupply.com/admin/products/uploadcsv/326/change/?_changelist_filters=q%3Dadditional%26p%3D2" xlink:type="simple">https://www.mrosupply.com/admin/products/uploadcsv/326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ACME</text:p>
          </table:table-cell>
          <table:table-cell table:style-name="ce4" office:value-type="string" calcext:value-type="string">
            <text:p>acme_additional_description.csv</text:p>
          </table:table-cell>
          <table:table-cell table:style-name="ce2" office:value-type="float" office:value="756" calcext:value-type="float">
            <text:p>756</text:p>
          </table:table-cell>
          <table:table-cell table:style-name="ce2" office:value-type="string" calcext:value-type="string">
            <text:p>Jan. 7, 2015, 8:29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0723476</text:p>
          </table:table-cell>
          <table:table-cell table:style-name="ce5" office:value-type="string" calcext:value-type="string">
            <text:p><text:a xlink:href="https://www.mrosupply.com/admin/products/uploadcsv/315/change/?_changelist_filters=q%3Dadditional%26p%3D2" xlink:type="simple">https://www.mrosupply.com/admin/products/uploadcsv/315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Iptci</text:p>
          </table:table-cell>
          <table:table-cell table:style-name="ce4" office:value-type="string" calcext:value-type="string">
            <text:p>iptci_additional_description.csv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string" calcext:value-type="string">
            <text:p>Jan. 3, 2015, 10:01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5379028</text:p>
          </table:table-cell>
          <table:table-cell table:style-name="ce5" office:value-type="string" calcext:value-type="string">
            <text:p><text:a xlink:href="https://www.mrosupply.com/admin/products/uploadcsv/310/change/?_changelist_filters=q%3Dadditional%26p%3D2" xlink:type="simple">https://www.mrosupply.com/admin/products/uploadcsv/310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Koyo</text:p>
          </table:table-cell>
          <table:table-cell table:style-name="ce4" office:value-type="string" calcext:value-type="string">
            <text:p>koyo_additional_description.csv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Dec. 30, 2014, 3:41 a.m.</text:p>
          </table:table-cell>
          <table:table-cell table:style-name="ce12" office:value-type="string" calcext:value-type="string">
            <text:p>Broken link to .csv file on Django server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Broken link to .csv file on Django server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<text:a xlink:href="https://www.mrosupply.com/admin/products/uploadcsv/298/change/?_changelist_filters=q%3Dadditional%26p%3D2" xlink:type="simple">https://www.mrosupply.com/admin/products/uploadcsv/298/change/?_changelist_filters=q%3Dadditional%26p%3D2</text:a></text:p>
          </table:table-cell>
          <table:table-cell table:style-name="ce2" office:value-type="string" calcext:value-type="string">
            <text:p>BROKEN LINK TO FILE, FILE WASN"T DOWNLOADED</text:p>
          </table:table-cell>
          <table:table-cell table:number-columns-repeated="53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Climax</text:p>
          </table:table-cell>
          <table:table-cell table:style-name="ce4" office:value-type="string" calcext:value-type="string">
            <text:p>climax_additional_description.csv</text:p>
          </table:table-cell>
          <table:table-cell table:style-name="ce2" office:value-type="float" office:value="1296" calcext:value-type="float">
            <text:p>1296</text:p>
          </table:table-cell>
          <table:table-cell table:style-name="ce2" office:value-type="string" calcext:value-type="string">
            <text:p>Dec. 29, 2014, 10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5398000</text:p>
          </table:table-cell>
          <table:table-cell table:style-name="ce5" office:value-type="string" calcext:value-type="string">
            <text:p><text:a xlink:href="https://www.mrosupply.com/admin/products/uploadcsv/295/change/?_changelist_filters=q%3Dadditional%26p%3D2" xlink:type="simple">https://www.mrosupply.com/admin/products/uploadcsv/295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Warner</text:p>
          </table:table-cell>
          <table:table-cell table:style-name="ce4" office:value-type="string" calcext:value-type="string">
            <text:p>warner_additional_description.csv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ec. 29, 2014, 8:22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0781903</text:p>
          </table:table-cell>
          <table:table-cell table:style-name="ce5" office:value-type="string" calcext:value-type="string">
            <text:p><text:a xlink:href="https://www.mrosupply.com/admin/products/uploadcsv/294/change/?_changelist_filters=q%3Dadditional%26p%3D2" xlink:type="simple">https://www.mrosupply.com/admin/products/uploadcsv/294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Dixon</text:p>
          </table:table-cell>
          <table:table-cell table:style-name="ce4" office:value-type="string" calcext:value-type="string">
            <text:p>dixon_additional_description.csv</text:p>
          </table:table-cell>
          <table:table-cell table:style-name="ce2" office:value-type="float" office:value="16259" calcext:value-type="float">
            <text:p>16259</text:p>
          </table:table-cell>
          <table:table-cell table:style-name="ce2" office:value-type="string" calcext:value-type="string">
            <text:p>Dec. 29, 2014, 7:14 p.m.</text:p>
          </table:table-cell>
          <table:table-cell table:style-name="ce12" office:value-type="string" calcext:value-type="string">
            <text:p>Broken link to .csv file on Django server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Broken link to .csv file on Django server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<text:a xlink:href="https://www.mrosupply.com/admin/products/uploadcsv/288/change/?_changelist_filters=q%3Dadditional%26p%3D2" xlink:type="simple">https://www.mrosupply.com/admin/products/uploadcsv/288/change/?_changelist_filters=q%3Dadditional%26p%3D2</text:a></text:p>
          </table:table-cell>
          <table:table-cell table:style-name="ce2" office:value-type="string" calcext:value-type="string">
            <text:p>BROKEN LINK TO FILE, FILE WASN"T DOWNLOADED</text:p>
          </table:table-cell>
          <table:table-cell table:number-columns-repeated="53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Unitedabrasives</text:p>
          </table:table-cell>
          <table:table-cell table:style-name="ce4" office:value-type="string" calcext:value-type="string">
            <text:p>unitedabrasives_additional_description.csv</text:p>
          </table:table-cell>
          <table:table-cell table:style-name="ce2" office:value-type="float" office:value="1541" calcext:value-type="float">
            <text:p>1541</text:p>
          </table:table-cell>
          <table:table-cell table:style-name="ce2" office:value-type="string" calcext:value-type="string">
            <text:p>Dec. 28, 2014, 5:47 p.m.</text:p>
          </table:table-cell>
          <table:table-cell table:style-name="ce12" office:value-type="string" calcext:value-type="string">
            <text:p>Reviewed</text:p>
          </table:table-cell>
          <table:table-cell table:number-columns-repeated="2" table:style-name="ce2" office:value-type="string" calcext:value-type="string">
            <text:p>Clean</text:p>
          </table:table-cell>
          <table:table-cell/>
          <table:table-cell table:style-name="ce5" office:value-type="string" calcext:value-type="string">
            <text:p><text:a xlink:href="https://www.mrosupply.com/admin/products/uploadcsv/282/change/?_changelist_filters=q%3Dadditional%26p%3D2" xlink:type="simple">https://www.mrosupply.com/admin/products/uploadcsv/282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Littelfuse</text:p>
          </table:table-cell>
          <table:table-cell table:style-name="ce4" office:value-type="string" calcext:value-type="string">
            <text:p>littelfuse_additional_description.csv</text:p>
          </table:table-cell>
          <table:table-cell table:style-name="ce2" office:value-type="float" office:value="3326" calcext:value-type="float">
            <text:p>3326</text:p>
          </table:table-cell>
          <table:table-cell table:style-name="ce2" office:value-type="string" calcext:value-type="string">
            <text:p>Dec. 27, 2014, 8:26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57994309</text:p>
          </table:table-cell>
          <table:table-cell table:style-name="ce5" office:value-type="string" calcext:value-type="string">
            <text:p><text:a xlink:href="https://www.mrosupply.com/admin/products/uploadcsv/280/change/?_changelist_filters=q%3Dadditional%26p%3D2" xlink:type="simple">https://www.mrosupply.com/admin/products/uploadcsv/280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Linngear</text:p>
          </table:table-cell>
          <table:table-cell table:style-name="ce2" office:value-type="string" calcext:value-type="string">
            <text:p>linngear_additional_description.csv</text:p>
          </table:table-cell>
          <table:table-cell table:style-name="ce2" office:value-type="float" office:value="4304" calcext:value-type="float">
            <text:p>4304</text:p>
          </table:table-cell>
          <table:table-cell table:style-name="ce2" office:value-type="string" calcext:value-type="string">
            <text:p>Dec. 27, 2014, 4:28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5860886</text:p>
          </table:table-cell>
          <table:table-cell table:style-name="ce5" office:value-type="string" calcext:value-type="string">
            <text:p><text:a xlink:href="https://www.mrosupply.com/admin/products/uploadcsv/279/change/?_changelist_filters=q%3Dadditional%26p%3D2" xlink:type="simple">https://www.mrosupply.com/admin/products/uploadcsv/27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Remco</text:p>
          </table:table-cell>
          <table:table-cell table:style-name="ce2" office:value-type="string" calcext:value-type="string">
            <text:p>remco_additional_description.csv</text:p>
          </table:table-cell>
          <table:table-cell table:style-name="ce2" office:value-type="float" office:value="854" calcext:value-type="float">
            <text:p>854</text:p>
          </table:table-cell>
          <table:table-cell table:style-name="ce2" office:value-type="string" calcext:value-type="string">
            <text:p>Dec. 27, 2014, 4:25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5398999</text:p>
          </table:table-cell>
          <table:table-cell table:style-name="ce5" office:value-type="string" calcext:value-type="string">
            <text:p><text:a xlink:href="https://www.mrosupply.com/admin/products/uploadcsv/274/change/?_changelist_filters=q%3Dadditional%26p%3D2" xlink:type="simple">https://www.mrosupply.com/admin/products/uploadcsv/274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jason_additional_description.csv</text:p>
          </table:table-cell>
          <table:table-cell table:style-name="ce2" office:value-type="float" office:value="6974" calcext:value-type="float">
            <text:p>6974</text:p>
          </table:table-cell>
          <table:table-cell table:style-name="ce2" office:value-type="string" calcext:value-type="string">
            <text:p>Dec. 25, 2014, 12:27 a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5398229</text:p>
          </table:table-cell>
          <table:table-cell table:style-name="ce5" office:value-type="string" calcext:value-type="string">
            <text:p><text:a xlink:href="https://www.mrosupply.com/admin/products/uploadcsv/260/change/?_changelist_filters=q%3Dadditional%26p%3D2" xlink:type="simple">https://www.mrosupply.com/admin/products/uploadcsv/260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3" office:value-type="string" calcext:value-type="string">
            <text:p>Formsprag</text:p>
          </table:table-cell>
          <table:table-cell table:style-name="ce2" office:value-type="string" calcext:value-type="string">
            <text:p>formsprag_additional_description.csv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Dec. 24, 2014, 1:07 a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297326042</text:p>
          </table:table-cell>
          <table:table-cell table:style-name="ce5" office:value-type="string" calcext:value-type="string">
            <text:p><text:a xlink:href="https://www.mrosupply.com/admin/products/uploadcsv/256/change/?_changelist_filters=q%3Dadditional%26p%3D2" xlink:type="simple">https://www.mrosupply.com/admin/products/uploadcsv/256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3" office:value-type="string" calcext:value-type="string">
            <text:p>Bussman</text:p>
          </table:table-cell>
          <table:table-cell table:style-name="ce2" office:value-type="string" calcext:value-type="string">
            <text:p>bussman_additional_description.csv</text:p>
          </table:table-cell>
          <table:table-cell table:style-name="ce2" office:value-type="float" office:value="10010" calcext:value-type="float">
            <text:p>10010</text:p>
          </table:table-cell>
          <table:table-cell table:style-name="ce2" office:value-type="string" calcext:value-type="string">
            <text:p>Dec. 24, 2014, 12:43 a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5857987</text:p>
          </table:table-cell>
          <table:table-cell table:style-name="ce5" office:value-type="string" calcext:value-type="string">
            <text:p><text:a xlink:href="https://www.mrosupply.com/admin/products/uploadcsv/253/change/?_changelist_filters=q%3Dadditional%26p%3D3" xlink:type="simple">https://www.mrosupply.com/admin/products/uploadcsv/253/change/?_changelist_filters=q%3Dadditional%26p%3D3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3" office:value-type="string" calcext:value-type="string">
            <text:p>Contrinex</text:p>
          </table:table-cell>
          <table:table-cell table:style-name="ce2" office:value-type="string" calcext:value-type="string">
            <text:p>contrinex_additional_description.csv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string" calcext:value-type="string">
            <text:p>Dec. 22, 2014, 11:54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297330853</text:p>
          </table:table-cell>
          <table:table-cell table:style-name="ce5" office:value-type="string" calcext:value-type="string">
            <text:p><text:a xlink:href="https://www.mrosupply.com/admin/products/uploadcsv/247/change/?_changelist_filters=q%3Dadditional%26p%3D3" xlink:type="simple">https://www.mrosupply.com/admin/products/uploadcsv/247/change/?_changelist_filters=q%3Dadditional%26p%3D3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Baldor</text:p>
          </table:table-cell>
          <table:table-cell table:style-name="ce2" office:value-type="string" calcext:value-type="string">
            <text:p>baldor_additional_description.csv</text:p>
          </table:table-cell>
          <table:table-cell table:style-name="ce2" office:value-type="float" office:value="5939" calcext:value-type="float">
            <text:p>5939</text:p>
          </table:table-cell>
          <table:table-cell table:style-name="ce2" office:value-type="string" calcext:value-type="string">
            <text:p>Dec. 17, 2014, 11:51 p.m.</text:p>
          </table:table-cell>
          <table:table-cell table:style-name="ce12" office:value-type="string" calcext:value-type="string">
            <text:p>Done</text:p>
          </table:table-cell>
          <table:table-cell table:style-name="ce3" office:value-type="string" calcext:value-type="string">
            <text:p>Broken TABLE tag structure</text:p>
          </table:table-cell>
          <table:table-cell table:style-name="ce3" office:value-type="string" calcext:value-type="string">
            <text:p>Has issues</text:p>
          </table:table-cell>
          <table:table-cell office:value-type="string" calcext:value-type="string">
            <text:p>https://mrosupply-team.monday.com/boards/2610098155/pulses/3297338649</text:p>
          </table:table-cell>
          <table:table-cell table:style-name="ce5" office:value-type="string" calcext:value-type="string">
            <text:p><text:a xlink:href="https://www.mrosupply.com/admin/products/uploadcsv/239/change/?_changelist_filters=q%3Dadditional%26p%3D3" xlink:type="simple">https://www.mrosupply.com/admin/products/uploadcsv/239/change/?_changelist_filters=q%3Dadditional%26p%3D3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Weg</text:p>
          </table:table-cell>
          <table:table-cell table:style-name="ce2" office:value-type="string" calcext:value-type="string">
            <text:p>weg_additional_description.csv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string" calcext:value-type="string">
            <text:p>Dec. 17, 2014, 11:16 p.m.</text:p>
          </table:table-cell>
          <table:table-cell table:style-name="ce12" office:value-type="string" calcext:value-type="string">
            <text:p>Done</text:p>
          </table:table-cell>
          <table:table-cell table:style-name="ce2" office:value-type="string" calcext:value-type="string">
            <text:p>Broken TABLE tag structure</text:p>
          </table:table-cell>
          <table:table-cell table:style-name="ce2" office:value-type="string" calcext:value-type="string">
            <text:p>Has issues</text:p>
          </table:table-cell>
          <table:table-cell office:value-type="string" calcext:value-type="string">
            <text:p>https://mrosupply-team.monday.com/boards/2610098155/pulses/3291117186</text:p>
          </table:table-cell>
          <table:table-cell table:style-name="ce5" office:value-type="string" calcext:value-type="string">
            <text:p><text:a xlink:href="https://www.mrosupply.com/admin/products/uploadcsv/238/change/?_changelist_filters=q%3Dadditional%26p%3D3" xlink:type="simple">https://www.mrosupply.com/admin/products/uploadcsv/238/change/?_changelist_filters=q%3Dadditional%26p%3D3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Sterling</text:p>
          </table:table-cell>
          <table:table-cell table:style-name="ce2" office:value-type="string" calcext:value-type="string">
            <text:p>sterling_additional_description.csv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Dec. 17, 2014, 10:28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291120589</text:p>
          </table:table-cell>
          <table:table-cell table:style-name="ce5" office:value-type="string" calcext:value-type="string">
            <text:p><text:a xlink:href="https://www.mrosupply.com/admin/products/uploadcsv/236/change/?_changelist_filters=q%3Dadditional%26p%3D3" xlink:type="simple">https://www.mrosupply.com/admin/products/uploadcsv/236/change/?_changelist_filters=q%3Dadditional%26p%3D3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Boston</text:p>
          </table:table-cell>
          <table:table-cell table:style-name="ce2" office:value-type="string" calcext:value-type="string">
            <text:p>boston_additional_description.csv</text:p>
          </table:table-cell>
          <table:table-cell table:style-name="ce2" office:value-type="float" office:value="3136" calcext:value-type="float">
            <text:p>3136</text:p>
          </table:table-cell>
          <table:table-cell table:style-name="ce2" office:value-type="string" calcext:value-type="string">
            <text:p>Dec. 17, 2014, 5:16 p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291125280</text:p>
          </table:table-cell>
          <table:table-cell table:style-name="ce5" office:value-type="string" calcext:value-type="string">
            <text:p><text:a xlink:href="https://www.mrosupply.com/admin/products/uploadcsv/223/change/?_changelist_filters=q%3Dadditional%26p%3D3" xlink:type="simple">https://www.mrosupply.com/admin/products/uploadcsv/223/change/?_changelist_filters=q%3Dadditional%26p%3D3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Rexnord</text:p>
          </table:table-cell>
          <table:table-cell table:style-name="ce2" office:value-type="string" calcext:value-type="string">
            <text:p>rexnord_additional_description.csv</text:p>
          </table:table-cell>
          <table:table-cell table:style-name="ce2" office:value-type="float" office:value="1079" calcext:value-type="float">
            <text:p>1079</text:p>
          </table:table-cell>
          <table:table-cell table:style-name="ce2" office:value-type="string" calcext:value-type="string">
            <text:p>Dec. 14, 2014, 12:30 a.m.</text:p>
          </table:table-cell>
          <table:table-cell table:style-name="ce12" office:value-type="string" calcext:value-type="string">
            <text:p>Done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291130446</text:p>
          </table:table-cell>
          <table:table-cell table:style-name="ce5" office:value-type="string" calcext:value-type="string">
            <text:p><text:a xlink:href="https://www.mrosupply.com/admin/products/uploadcsv/215/change/?_changelist_filters=q%3Dadditional%26p%3D3" xlink:type="simple">https://www.mrosupply.com/admin/products/uploadcsv/215/change/?_changelist_filters=q%3Dadditional%26p%3D3</text:a></text:p>
          </table:table-cell>
          <table:table-cell table:number-columns-repeated="54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Browning</text:p>
          </table:table-cell>
          <table:table-cell table:style-name="ce2" office:value-type="string" calcext:value-type="string">
            <text:p>mro_v2_browning_additional_completed.csv</text:p>
          </table:table-cell>
          <table:table-cell table:style-name="ce2" office:value-type="float" office:value="31185" calcext:value-type="float">
            <text:p>31185</text:p>
          </table:table-cell>
          <table:table-cell table:style-name="ce2" office:value-type="string" calcext:value-type="string">
            <text:p>Dec. 2, 2014, 3:34 p.m.</text:p>
          </table:table-cell>
          <table:table-cell table:style-name="ce12" office:value-type="string" calcext:value-type="string">
            <text:p>Skip</text:p>
          </table:table-cell>
          <table:table-cell table:number-columns-repeated="2" table:style-name="ce2" office:value-type="string" calcext:value-type="string">
            <text:p>Clean</text:p>
          </table:table-cell>
          <table:table-cell office:value-type="string" calcext:value-type="string">
            <text:p>-</text:p>
          </table:table-cell>
          <table:table-cell table:style-name="ce5" office:value-type="string" calcext:value-type="string">
            <text:p><text:a xlink:href="https://www.mrosupply.com/admin/products/uploadcsv/193/change/?_changelist_filters=q%3Dadditional%26p%3D3" xlink:type="simple">https://www.mrosupply.com/admin/products/uploadcsv/193/change/?_changelist_filters=q%3Dadditional%26p%3D3</text:a></text:p>
          </table:table-cell>
          <table:table-cell table:style-name="ce2" office:value-type="string" calcext:value-type="string">
            <text:p>There are no product additional descriptions</text:p>
          </table:table-cell>
          <table:table-cell table:number-columns-repeated="53"/>
        </table:table-row>
        <table:table-row table:style-name="ro2" table:number-rows-repeated="1048288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Sheet1.$A$1" table:cell-range-address="$Sheet1.$A$1:.$L$287"/>
        </table:named-expressions>
        <calcext:conditional-formats>
          <calcext:conditional-format calcext:target-range-address="Sheet1.F1:Sheet1.F1048576">
            <calcext:condition calcext:apply-style-name="Good" calcext:value="=&quot;Done&quot;" calcext:base-cell-address="Sheet1.F1"/>
            <calcext:condition calcext:apply-style-name="Accent 3" calcext:value="=&quot;Broken link to .csv file on Django server&quot;" calcext:base-cell-address="Sheet1.F1"/>
            <calcext:condition calcext:apply-style-name="Accent 3" calcext:value="=&quot;Skip&quot;" calcext:base-cell-address="Sheet1.F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28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 style:data-style-name="N2" text:time-value="19:00:07.962090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4.2$Linux_X86_64 LibreOffice_project/60da17e045e08f1793c57c00ba83cdfce946d0aa</meta:generator>
    <dc:date>2022-11-18T19:00:42.043592808</dc:date>
    <meta:editing-duration>PT1H6M48S</meta:editing-duration>
    <meta:editing-cycles>23</meta:editing-cycles>
    <meta:document-statistic meta:table-count="1" meta:cell-count="2683" meta:object-count="0"/>
  </office:meta>
</office:document-meta>
</file>